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0.607cm"/>
    </style:style>
    <style:style style:name="co7" style:family="table-column">
      <style:table-column-properties fo:break-before="auto" style:column-width="1.397cm"/>
    </style:style>
    <style:style style:name="co8"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5"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27"/>
      <style:map style:condition="cell-content()!=VALUE(ABJAD([.$O$1];1;1))" style:apply-style-name="Bad" style:base-cell-address="12x12.B27"/>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51"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17"/>
      <style:map style:condition="cell-content()!=VALUE(ABJAD([.$J$1];1;1))" style:apply-style-name="Bad" style:base-cell-address="7x7.B17"/>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61"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6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15"/>
      <style:map style:condition="cell-content()!=VALUE(ABJAD([.$I$1];1;1))" style:apply-style-name="Bad" style:base-cell-address="6x6.B15"/>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1"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13"/>
      <style:map style:condition="cell-content()!=VALUE(ABJAD([.$H$1];1;1))" style:apply-style-name="Bad" style:base-cell-address="5x5.B13"/>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55"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0pt" fo:font-weight="normal" style:font-size-asian="10pt" style:font-weight-asian="normal" style:font-name-complex="Arial" style:font-size-complex="10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636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ذارئ</text:p>
          </table:table-cell>
          <table:table-cell table:style-name="ce18" table:formula="of:=ABJAD([.O1];1;1)" office:value-type="string" office:string-value="912" calcext:value-type="string">
            <text:p>912</text:p>
          </table:table-cell>
          <table:table-cell table:style-name="ce18" table:number-columns-repeated="16368"/>
        </table:table-row>
        <table:table-row table:style-name="ro1">
          <table:table-cell office:value-type="float" office:value="12" calcext:value-type="float">
            <text:p>12</text:p>
          </table:table-cell>
          <table:table-cell table:style-name="ce19" office:value-type="float" office:value="1" calcext:value-type="float">
            <text:p>1</text:p>
          </table:table-cell>
          <table:table-cell table:style-name="ce19" office:value-type="float" office:value="134" calcext:value-type="float">
            <text:p>134</text:p>
          </table:table-cell>
          <table:table-cell table:style-name="ce19" office:value-type="float" office:value="10" calcext:value-type="float">
            <text:p>10</text:p>
          </table:table-cell>
          <table:table-cell table:style-name="ce19" office:value-type="float" office:value="136" calcext:value-type="float">
            <text:p>136</text:p>
          </table:table-cell>
          <table:table-cell table:style-name="ce19" office:value-type="float" office:value="8" calcext:value-type="float">
            <text:p>8</text:p>
          </table:table-cell>
          <table:table-cell table:style-name="ce19" office:value-type="float" office:value="139" calcext:value-type="float">
            <text:p>139</text:p>
          </table:table-cell>
          <table:table-cell table:style-name="ce19" office:value-type="float" office:value="138" calcext:value-type="float">
            <text:p>138</text:p>
          </table:table-cell>
          <table:table-cell table:style-name="ce19" office:value-type="float" office:value="5" calcext:value-type="float">
            <text:p>5</text:p>
          </table:table-cell>
          <table:table-cell table:style-name="ce19" office:value-type="float" office:value="141" calcext:value-type="float">
            <text:p>141</text:p>
          </table:table-cell>
          <table:table-cell table:style-name="ce19" office:value-type="float" office:value="3" calcext:value-type="float">
            <text:p>3</text:p>
          </table:table-cell>
          <table:table-cell table:style-name="ce19" office:value-type="float" office:value="143" calcext:value-type="float">
            <text:p>143</text:p>
          </table:table-cell>
          <table:table-cell table:style-name="ce19" office:value-type="float" office:value="12" calcext:value-type="float">
            <text:p>12</text:p>
          </table:table-cell>
          <table:table-cell table:style-name="ce18" table:formula="of:=SUM([.B2:.M2])" office:value-type="float" office:value="870" calcext:value-type="float">
            <text:p>870</text:p>
          </table:table-cell>
          <table:table-cell table:number-columns-repeated="16370"/>
        </table:table-row>
        <table:table-row table:style-name="ro1">
          <table:table-cell office:value-type="float" office:value="11" calcext:value-type="float">
            <text:p>11</text:p>
          </table:table-cell>
          <table:table-cell table:style-name="ce19" office:value-type="float" office:value="132" calcext:value-type="float">
            <text:p>132</text:p>
          </table:table-cell>
          <table:table-cell table:style-name="ce19" office:value-type="float" office:value="14" calcext:value-type="float">
            <text:p>14</text:p>
          </table:table-cell>
          <table:table-cell table:style-name="ce19" office:value-type="float" office:value="123" calcext:value-type="float">
            <text:p>123</text:p>
          </table:table-cell>
          <table:table-cell table:style-name="ce19" office:value-type="float" office:value="21" calcext:value-type="float">
            <text:p>21</text:p>
          </table:table-cell>
          <table:table-cell table:style-name="ce19" office:value-type="float" office:value="125" calcext:value-type="float">
            <text:p>125</text:p>
          </table:table-cell>
          <table:table-cell table:style-name="ce19" office:value-type="float" office:value="126" calcext:value-type="float">
            <text:p>126</text:p>
          </table:table-cell>
          <table:table-cell table:style-name="ce19" office:value-type="float" office:value="19" calcext:value-type="float">
            <text:p>19</text:p>
          </table:table-cell>
          <table:table-cell table:style-name="ce19" office:value-type="float" office:value="128" calcext:value-type="float">
            <text:p>128</text:p>
          </table:table-cell>
          <table:table-cell table:style-name="ce19" office:value-type="float" office:value="16" calcext:value-type="float">
            <text:p>16</text:p>
          </table:table-cell>
          <table:table-cell table:style-name="ce19" office:value-type="float" office:value="130" calcext:value-type="float">
            <text:p>130</text:p>
          </table:table-cell>
          <table:table-cell table:style-name="ce19" office:value-type="float" office:value="23" calcext:value-type="float">
            <text:p>23</text:p>
          </table:table-cell>
          <table:table-cell table:style-name="ce19" office:value-type="float" office:value="13" calcext:value-type="float">
            <text:p>13</text:p>
          </table:table-cell>
          <table:table-cell table:style-name="ce25" table:formula="of:=(VALUE(ABJAD([.O1];1;1))-[.N2])" office:value-type="float" office:value="42" calcext:value-type="float">
            <text:p>42</text:p>
          </table:table-cell>
          <table:table-cell table:number-columns-repeated="16370"/>
        </table:table-row>
        <table:table-row table:style-name="ro1">
          <table:table-cell office:value-type="float" office:value="10" calcext:value-type="float">
            <text:p>10</text:p>
          </table:table-cell>
          <table:table-cell table:style-name="ce19" office:value-type="float" office:value="25" calcext:value-type="float">
            <text:p>25</text:p>
          </table:table-cell>
          <table:table-cell table:style-name="ce19" office:value-type="float" office:value="119" calcext:value-type="float">
            <text:p>119</text:p>
          </table:table-cell>
          <table:table-cell table:style-name="ce19" office:value-type="float" office:value="27" calcext:value-type="float">
            <text:p>27</text:p>
          </table:table-cell>
          <table:table-cell table:style-name="ce19" office:value-type="float" office:value="112" calcext:value-type="float">
            <text:p>112</text:p>
          </table:table-cell>
          <table:table-cell table:style-name="ce19" office:value-type="float" office:value="32" calcext:value-type="float">
            <text:p>32</text:p>
          </table:table-cell>
          <table:table-cell table:style-name="ce19" office:value-type="float" office:value="115" calcext:value-type="float">
            <text:p>115</text:p>
          </table:table-cell>
          <table:table-cell table:style-name="ce19" office:value-type="float" office:value="114" calcext:value-type="float">
            <text:p>114</text:p>
          </table:table-cell>
          <table:table-cell table:style-name="ce19" office:value-type="float" office:value="29" calcext:value-type="float">
            <text:p>29</text:p>
          </table:table-cell>
          <table:table-cell table:style-name="ce19" office:value-type="float" office:value="117" calcext:value-type="float">
            <text:p>117</text:p>
          </table:table-cell>
          <table:table-cell table:style-name="ce19" office:value-type="float" office:value="34" calcext:value-type="float">
            <text:p>34</text:p>
          </table:table-cell>
          <table:table-cell table:style-name="ce19" office:value-type="float" office:value="26" calcext:value-type="float">
            <text:p>26</text:p>
          </table:table-cell>
          <table:table-cell table:style-name="ce19" office:value-type="float" office:value="120" calcext:value-type="float">
            <text:p>120</text:p>
          </table:table-cell>
          <table:table-cell table:style-name="ce18" table:formula="of:=[.N3]/12" office:value-type="float" office:value="3.5" calcext:value-type="float">
            <text:p>3,5</text:p>
          </table:table-cell>
          <table:table-cell table:number-columns-repeated="16370"/>
        </table:table-row>
        <table:table-row table:style-name="ro1">
          <table:table-cell office:value-type="float" office:value="9" calcext:value-type="float">
            <text:p>9</text:p>
          </table:table-cell>
          <table:table-cell table:style-name="ce19" office:value-type="float" office:value="108" calcext:value-type="float">
            <text:p>108</text:p>
          </table:table-cell>
          <table:table-cell table:style-name="ce19" office:value-type="float" office:value="38" calcext:value-type="float">
            <text:p>38</text:p>
          </table:table-cell>
          <table:table-cell table:style-name="ce19" office:value-type="float" office:value="106" calcext:value-type="float">
            <text:p>106</text:p>
          </table:table-cell>
          <table:table-cell table:style-name="ce19" office:value-type="float" office:value="40" calcext:value-type="float">
            <text:p>40</text:p>
          </table:table-cell>
          <table:table-cell table:style-name="ce19" office:value-type="float" office:value="101" calcext:value-type="float">
            <text:p>101</text:p>
          </table:table-cell>
          <table:table-cell table:style-name="ce19" office:value-type="float" office:value="102" calcext:value-type="float">
            <text:p>102</text:p>
          </table:table-cell>
          <table:table-cell table:style-name="ce19" office:value-type="float" office:value="43" calcext:value-type="float">
            <text:p>43</text:p>
          </table:table-cell>
          <table:table-cell table:style-name="ce19" office:value-type="float" office:value="104" calcext:value-type="float">
            <text:p>104</text:p>
          </table:table-cell>
          <table:table-cell table:style-name="ce19" office:value-type="float" office:value="45" calcext:value-type="float">
            <text:p>45</text:p>
          </table:table-cell>
          <table:table-cell table:style-name="ce19" office:value-type="float" office:value="39" calcext:value-type="float">
            <text:p>39</text:p>
          </table:table-cell>
          <table:table-cell table:style-name="ce19" office:value-type="float" office:value="107" calcext:value-type="float">
            <text:p>107</text:p>
          </table:table-cell>
          <table:table-cell table:style-name="ce19" office:value-type="float" office:value="37" calcext:value-type="float">
            <text:p>37</text:p>
          </table:table-cell>
          <table:table-cell table:number-columns-repeated="16371"/>
        </table:table-row>
        <table:table-row table:style-name="ro1">
          <table:table-cell office:value-type="float" office:value="8" calcext:value-type="float">
            <text:p>8</text:p>
          </table:table-cell>
          <table:table-cell table:style-name="ce19" office:value-type="float" office:value="49" calcext:value-type="float">
            <text:p>49</text:p>
          </table:table-cell>
          <table:table-cell table:style-name="ce19" office:value-type="float" office:value="95" calcext:value-type="float">
            <text:p>95</text:p>
          </table:table-cell>
          <table:table-cell table:style-name="ce19" office:value-type="float" office:value="51" calcext:value-type="float">
            <text:p>51</text:p>
          </table:table-cell>
          <table:table-cell table:style-name="ce19" office:value-type="float" office:value="93" calcext:value-type="float">
            <text:p>93</text:p>
          </table:table-cell>
          <table:table-cell table:style-name="ce19" office:value-type="float" office:value="53" calcext:value-type="float">
            <text:p>53</text:p>
          </table:table-cell>
          <table:table-cell table:style-name="ce19" office:value-type="float" office:value="90" calcext:value-type="float">
            <text:p>90</text:p>
          </table:table-cell>
          <table:table-cell table:style-name="ce19" office:value-type="float" office:value="91" calcext:value-type="float">
            <text:p>91</text:p>
          </table:table-cell>
          <table:table-cell table:style-name="ce19" office:value-type="float" office:value="56" calcext:value-type="float">
            <text:p>56</text:p>
          </table:table-cell>
          <table:table-cell table:style-name="ce19" office:value-type="float" office:value="52" calcext:value-type="float">
            <text:p>52</text:p>
          </table:table-cell>
          <table:table-cell table:style-name="ce19" office:value-type="float" office:value="94" calcext:value-type="float">
            <text:p>94</text:p>
          </table:table-cell>
          <table:table-cell table:style-name="ce19" office:value-type="float" office:value="50" calcext:value-type="float">
            <text:p>50</text:p>
          </table:table-cell>
          <table:table-cell table:style-name="ce19" office:value-type="float" office:value="96" calcext:value-type="float">
            <text:p>96</text:p>
          </table:table-cell>
          <table:table-cell table:number-columns-repeated="16371"/>
        </table:table-row>
        <table:table-row table:style-name="ro1">
          <table:table-cell office:value-type="float" office:value="7" calcext:value-type="float">
            <text:p>7</text:p>
          </table:table-cell>
          <table:table-cell table:style-name="ce19" office:value-type="float" office:value="84" calcext:value-type="float">
            <text:p>84</text:p>
          </table:table-cell>
          <table:table-cell table:style-name="ce19" office:value-type="float" office:value="62" calcext:value-type="float">
            <text:p>62</text:p>
          </table:table-cell>
          <table:table-cell table:style-name="ce19" office:value-type="float" office:value="70" calcext:value-type="float">
            <text:p>70</text:p>
          </table:table-cell>
          <table:table-cell table:style-name="ce19" office:value-type="float" office:value="64" calcext:value-type="float">
            <text:p>64</text:p>
          </table:table-cell>
          <table:table-cell table:style-name="ce19" office:value-type="float" office:value="80" calcext:value-type="float">
            <text:p>80</text:p>
          </table:table-cell>
          <table:table-cell table:style-name="ce19" office:value-type="float" office:value="79" calcext:value-type="float">
            <text:p>79</text:p>
          </table:table-cell>
          <table:table-cell table:style-name="ce19" office:value-type="float" office:value="78" calcext:value-type="float">
            <text:p>78</text:p>
          </table:table-cell>
          <table:table-cell table:style-name="ce19" office:value-type="float" office:value="65" calcext:value-type="float">
            <text:p>65</text:p>
          </table:table-cell>
          <table:table-cell table:style-name="ce19" office:value-type="float" office:value="69" calcext:value-type="float">
            <text:p>69</text:p>
          </table:table-cell>
          <table:table-cell table:style-name="ce19" office:value-type="float" office:value="75" calcext:value-type="float">
            <text:p>75</text:p>
          </table:table-cell>
          <table:table-cell table:style-name="ce19" office:value-type="float" office:value="71" calcext:value-type="float">
            <text:p>71</text:p>
          </table:table-cell>
          <table:table-cell table:style-name="ce19" office:value-type="float" office:value="73" calcext:value-type="float">
            <text:p>73</text:p>
          </table:table-cell>
          <table:table-cell table:number-columns-repeated="16371"/>
        </table:table-row>
        <table:table-row table:style-name="ro1">
          <table:table-cell office:value-type="float" office:value="6" calcext:value-type="float">
            <text:p>6</text:p>
          </table:table-cell>
          <table:table-cell table:style-name="ce19" office:value-type="float" office:value="72" calcext:value-type="float">
            <text:p>72</text:p>
          </table:table-cell>
          <table:table-cell table:style-name="ce19" office:value-type="float" office:value="83" calcext:value-type="float">
            <text:p>83</text:p>
          </table:table-cell>
          <table:table-cell table:style-name="ce19" office:value-type="float" office:value="82" calcext:value-type="float">
            <text:p>82</text:p>
          </table:table-cell>
          <table:table-cell table:style-name="ce19" office:value-type="float" office:value="81" calcext:value-type="float">
            <text:p>81</text:p>
          </table:table-cell>
          <table:table-cell table:style-name="ce19" office:value-type="float" office:value="68" calcext:value-type="float">
            <text:p>68</text:p>
          </table:table-cell>
          <table:table-cell table:style-name="ce19" office:value-type="float" office:value="67" calcext:value-type="float">
            <text:p>67</text:p>
          </table:table-cell>
          <table:table-cell table:style-name="ce19" office:value-type="float" office:value="66" calcext:value-type="float">
            <text:p>66</text:p>
          </table:table-cell>
          <table:table-cell table:style-name="ce19" office:value-type="float" office:value="77" calcext:value-type="float">
            <text:p>77</text:p>
          </table:table-cell>
          <table:table-cell table:style-name="ce19" office:value-type="float" office:value="76" calcext:value-type="float">
            <text:p>76</text:p>
          </table:table-cell>
          <table:table-cell table:style-name="ce19" office:value-type="float" office:value="63" calcext:value-type="float">
            <text:p>63</text:p>
          </table:table-cell>
          <table:table-cell table:style-name="ce19" office:value-type="float" office:value="74" calcext:value-type="float">
            <text:p>74</text:p>
          </table:table-cell>
          <table:table-cell table:style-name="ce19" office:value-type="float" office:value="61" calcext:value-type="float">
            <text:p>61</text:p>
          </table:table-cell>
          <table:table-cell table:number-columns-repeated="16371"/>
        </table:table-row>
        <table:table-row table:style-name="ro1">
          <table:table-cell office:value-type="float" office:value="5" calcext:value-type="float">
            <text:p>5</text:p>
          </table:table-cell>
          <table:table-cell table:style-name="ce19" office:value-type="float" office:value="85" calcext:value-type="float">
            <text:p>85</text:p>
          </table:table-cell>
          <table:table-cell table:style-name="ce19" office:value-type="float" office:value="59" calcext:value-type="float">
            <text:p>59</text:p>
          </table:table-cell>
          <table:table-cell table:style-name="ce19" office:value-type="float" office:value="87" calcext:value-type="float">
            <text:p>87</text:p>
          </table:table-cell>
          <table:table-cell table:style-name="ce19" office:value-type="float" office:value="57" calcext:value-type="float">
            <text:p>57</text:p>
          </table:table-cell>
          <table:table-cell table:style-name="ce19" office:value-type="float" office:value="89" calcext:value-type="float">
            <text:p>89</text:p>
          </table:table-cell>
          <table:table-cell table:style-name="ce19" office:value-type="float" office:value="55" calcext:value-type="float">
            <text:p>55</text:p>
          </table:table-cell>
          <table:table-cell table:style-name="ce19" office:value-type="float" office:value="54" calcext:value-type="float">
            <text:p>54</text:p>
          </table:table-cell>
          <table:table-cell table:style-name="ce19" office:value-type="float" office:value="92" calcext:value-type="float">
            <text:p>92</text:p>
          </table:table-cell>
          <table:table-cell table:style-name="ce19" office:value-type="float" office:value="88" calcext:value-type="float">
            <text:p>88</text:p>
          </table:table-cell>
          <table:table-cell table:style-name="ce19" office:value-type="float" office:value="58" calcext:value-type="float">
            <text:p>58</text:p>
          </table:table-cell>
          <table:table-cell table:style-name="ce19" office:value-type="float" office:value="86" calcext:value-type="float">
            <text:p>86</text:p>
          </table:table-cell>
          <table:table-cell table:style-name="ce19" office:value-type="float" office:value="60" calcext:value-type="float">
            <text:p>60</text:p>
          </table:table-cell>
          <table:table-cell table:number-columns-repeated="16371"/>
        </table:table-row>
        <table:table-row table:style-name="ro1">
          <table:table-cell office:value-type="float" office:value="4" calcext:value-type="float">
            <text:p>4</text:p>
          </table:table-cell>
          <table:table-cell table:style-name="ce19" office:value-type="float" office:value="48" calcext:value-type="float">
            <text:p>48</text:p>
          </table:table-cell>
          <table:table-cell table:style-name="ce19" office:value-type="float" office:value="98" calcext:value-type="float">
            <text:p>98</text:p>
          </table:table-cell>
          <table:table-cell table:style-name="ce19" office:value-type="float" office:value="46" calcext:value-type="float">
            <text:p>46</text:p>
          </table:table-cell>
          <table:table-cell table:style-name="ce19" office:value-type="float" office:value="100" calcext:value-type="float">
            <text:p>100</text:p>
          </table:table-cell>
          <table:table-cell table:style-name="ce19" office:value-type="float" office:value="44" calcext:value-type="float">
            <text:p>44</text:p>
          </table:table-cell>
          <table:table-cell table:style-name="ce19" office:value-type="float" office:value="42" calcext:value-type="float">
            <text:p>42</text:p>
          </table:table-cell>
          <table:table-cell table:style-name="ce19" office:value-type="float" office:value="103" calcext:value-type="float">
            <text:p>103</text:p>
          </table:table-cell>
          <table:table-cell table:style-name="ce19" office:value-type="float" office:value="41" calcext:value-type="float">
            <text:p>41</text:p>
          </table:table-cell>
          <table:table-cell table:style-name="ce19" office:value-type="float" office:value="105" calcext:value-type="float">
            <text:p>105</text:p>
          </table:table-cell>
          <table:table-cell table:style-name="ce19" office:value-type="float" office:value="99" calcext:value-type="float">
            <text:p>99</text:p>
          </table:table-cell>
          <table:table-cell table:style-name="ce19" office:value-type="float" office:value="47" calcext:value-type="float">
            <text:p>47</text:p>
          </table:table-cell>
          <table:table-cell table:style-name="ce19" office:value-type="float" office:value="97" calcext:value-type="float">
            <text:p>97</text:p>
          </table:table-cell>
          <table:table-cell table:number-columns-repeated="16371"/>
        </table:table-row>
        <table:table-row table:style-name="ro1">
          <table:table-cell office:value-type="float" office:value="3" calcext:value-type="float">
            <text:p>3</text:p>
          </table:table-cell>
          <table:table-cell table:style-name="ce19" office:value-type="float" office:value="109" calcext:value-type="float">
            <text:p>109</text:p>
          </table:table-cell>
          <table:table-cell table:style-name="ce19" office:value-type="float" office:value="35" calcext:value-type="float">
            <text:p>35</text:p>
          </table:table-cell>
          <table:table-cell table:style-name="ce19" office:value-type="float" office:value="111" calcext:value-type="float">
            <text:p>111</text:p>
          </table:table-cell>
          <table:table-cell table:style-name="ce19" office:value-type="float" office:value="33" calcext:value-type="float">
            <text:p>33</text:p>
          </table:table-cell>
          <table:table-cell table:style-name="ce19" office:value-type="float" office:value="113" calcext:value-type="float">
            <text:p>113</text:p>
          </table:table-cell>
          <table:table-cell table:style-name="ce19" office:value-type="float" office:value="30" calcext:value-type="float">
            <text:p>30</text:p>
          </table:table-cell>
          <table:table-cell table:style-name="ce19" office:value-type="float" office:value="31" calcext:value-type="float">
            <text:p>31</text:p>
          </table:table-cell>
          <table:table-cell table:style-name="ce19" office:value-type="float" office:value="116" calcext:value-type="float">
            <text:p>116</text:p>
          </table:table-cell>
          <table:table-cell table:style-name="ce19" office:value-type="float" office:value="28" calcext:value-type="float">
            <text:p>28</text:p>
          </table:table-cell>
          <table:table-cell table:style-name="ce19" office:value-type="float" office:value="118" calcext:value-type="float">
            <text:p>118</text:p>
          </table:table-cell>
          <table:table-cell table:style-name="ce19" office:value-type="float" office:value="110" calcext:value-type="float">
            <text:p>110</text:p>
          </table:table-cell>
          <table:table-cell table:style-name="ce19" office:value-type="float" office:value="36" calcext:value-type="float">
            <text:p>36</text:p>
          </table:table-cell>
          <table:table-cell table:number-columns-repeated="16371"/>
        </table:table-row>
        <table:table-row table:style-name="ro1">
          <table:table-cell office:value-type="float" office:value="2" calcext:value-type="float">
            <text:p>2</text:p>
          </table:table-cell>
          <table:table-cell table:style-name="ce19" office:value-type="float" office:value="24" calcext:value-type="float">
            <text:p>24</text:p>
          </table:table-cell>
          <table:table-cell table:style-name="ce19" office:value-type="float" office:value="122" calcext:value-type="float">
            <text:p>122</text:p>
          </table:table-cell>
          <table:table-cell table:style-name="ce19" office:value-type="float" office:value="22" calcext:value-type="float">
            <text:p>22</text:p>
          </table:table-cell>
          <table:table-cell table:style-name="ce19" office:value-type="float" office:value="124" calcext:value-type="float">
            <text:p>124</text:p>
          </table:table-cell>
          <table:table-cell table:style-name="ce19" office:value-type="float" office:value="20" calcext:value-type="float">
            <text:p>20</text:p>
          </table:table-cell>
          <table:table-cell table:style-name="ce19" office:value-type="float" office:value="18" calcext:value-type="float">
            <text:p>18</text:p>
          </table:table-cell>
          <table:table-cell table:style-name="ce19" office:value-type="float" office:value="127" calcext:value-type="float">
            <text:p>127</text:p>
          </table:table-cell>
          <table:table-cell table:style-name="ce19" office:value-type="float" office:value="17" calcext:value-type="float">
            <text:p>17</text:p>
          </table:table-cell>
          <table:table-cell table:style-name="ce19" office:value-type="float" office:value="129" calcext:value-type="float">
            <text:p>129</text:p>
          </table:table-cell>
          <table:table-cell table:style-name="ce19" office:value-type="float" office:value="15" calcext:value-type="float">
            <text:p>15</text:p>
          </table:table-cell>
          <table:table-cell table:style-name="ce19" office:value-type="float" office:value="131" calcext:value-type="float">
            <text:p>131</text:p>
          </table:table-cell>
          <table:table-cell table:style-name="ce19" office:value-type="float" office:value="121" calcext:value-type="float">
            <text:p>121</text:p>
          </table:table-cell>
          <table:table-cell table:number-columns-repeated="16371"/>
        </table:table-row>
        <table:table-row table:style-name="ro1">
          <table:table-cell office:value-type="float" office:value="1" calcext:value-type="float">
            <text:p>1</text:p>
          </table:table-cell>
          <table:table-cell table:style-name="ce19" office:value-type="float" office:value="133" calcext:value-type="float">
            <text:p>133</text:p>
          </table:table-cell>
          <table:table-cell table:style-name="ce19" office:value-type="float" office:value="11" calcext:value-type="float">
            <text:p>11</text:p>
          </table:table-cell>
          <table:table-cell table:style-name="ce19" office:value-type="float" office:value="135" calcext:value-type="float">
            <text:p>135</text:p>
          </table:table-cell>
          <table:table-cell table:style-name="ce19" office:value-type="float" office:value="9" calcext:value-type="float">
            <text:p>9</text:p>
          </table:table-cell>
          <table:table-cell table:style-name="ce19" office:value-type="float" office:value="137" calcext:value-type="float">
            <text:p>137</text:p>
          </table:table-cell>
          <table:table-cell table:style-name="ce19" office:value-type="float" office:value="7" calcext:value-type="float">
            <text:p>7</text:p>
          </table:table-cell>
          <table:table-cell table:style-name="ce19" office:value-type="float" office:value="6" calcext:value-type="float">
            <text:p>6</text:p>
          </table:table-cell>
          <table:table-cell table:style-name="ce19" office:value-type="float" office:value="140" calcext:value-type="float">
            <text:p>140</text:p>
          </table:table-cell>
          <table:table-cell table:style-name="ce19" office:value-type="float" office:value="4" calcext:value-type="float">
            <text:p>4</text:p>
          </table:table-cell>
          <table:table-cell table:style-name="ce19" office:value-type="float" office:value="142" calcext:value-type="float">
            <text:p>142</text:p>
          </table:table-cell>
          <table:table-cell table:style-name="ce19" office:value-type="float" office:value="2" calcext:value-type="float">
            <text:p>2</text:p>
          </table:table-cell>
          <table:table-cell table:style-name="ce19" office:value-type="float" office:value="144" calcext:value-type="float">
            <text:p>144</text:p>
          </table:table-cell>
          <table:table-cell table:number-columns-repeated="16371"/>
        </table:table-row>
        <table:table-row table:style-name="ro1">
          <table:table-cell table:number-columns-repeated="13"/>
          <table:table-cell table:style-name="ce5" table:formula="of:=[.M15]+[.L16]+[.K17]+[.J18]+[.I19]+[.H20]+[.G21]+[.F22]+[.E23]+[.D24]+[.C25]+[.B26]"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4" calcext:value-type="float">
            <text:p>4</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138" calcext:value-type="float">
            <text:p>138</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3" calcext:value-type="float">
            <text:p>13</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140" calcext:value-type="float">
            <text:p>140</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1" calcext:value-type="float">
            <text:p>11</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143" calcext:value-type="float">
            <text:p>143</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142" calcext:value-type="float">
            <text:p>142</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8" calcext:value-type="float">
            <text:p>8</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45" calcext:value-type="float">
            <text:p>145</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6" calcext:value-type="float">
            <text:p>6</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47" calcext:value-type="float">
            <text:p>147</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5" calcext:value-type="float">
            <text:p>15</text:p>
          </table:table-cell>
          <table:table-cell table:style-name="ce5" table:formula="of:=SUM([.B15:.M15])"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36" calcext:value-type="float">
            <text:p>136</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7" calcext:value-type="float">
            <text:p>17</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27" calcext:value-type="float">
            <text:p>12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24" calcext:value-type="float">
            <text:p>24</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29" calcext:value-type="float">
            <text:p>12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2" calcext:value-type="float">
            <text:p>22</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132" calcext:value-type="float">
            <text:p>13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9" calcext:value-type="float">
            <text:p>19</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134" calcext:value-type="float">
            <text:p>13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26" calcext:value-type="float">
            <text:p>26</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16" calcext:value-type="float">
            <text:p>16</text:p>
          </table:table-cell>
          <table:table-cell table:style-name="ce5" table:formula="of:=SUM([.B16:.M16])"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28" calcext:value-type="float">
            <text:p>2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23" calcext:value-type="float">
            <text:p>12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30" calcext:value-type="float">
            <text:p>30</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116" calcext:value-type="float">
            <text:p>116</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35" calcext:value-type="float">
            <text:p>35</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119" calcext:value-type="float">
            <text:p>119</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118" calcext:value-type="float">
            <text:p>118</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32" calcext:value-type="float">
            <text:p>32</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121" calcext:value-type="float">
            <text:p>121</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37" calcext:value-type="float">
            <text:p>37</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29" calcext:value-type="float">
            <text:p>29</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24" calcext:value-type="float">
            <text:p>124</text:p>
          </table:table-cell>
          <table:table-cell table:style-name="ce5" table:formula="of:=SUM([.B17:.M17])"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12" calcext:value-type="float">
            <text:p>112</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41" calcext:value-type="float">
            <text:p>41</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10" calcext:value-type="float">
            <text:p>110</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43" calcext:value-type="float">
            <text:p>43</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105" calcext:value-type="float">
            <text:p>105</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6" calcext:value-type="float">
            <text:p>46</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108" calcext:value-type="float">
            <text:p>108</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48" calcext:value-type="float">
            <text:p>48</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2" calcext:value-type="float">
            <text:p>42</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11" calcext:value-type="float">
            <text:p>11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40" calcext:value-type="float">
            <text:p>40</text:p>
          </table:table-cell>
          <table:table-cell table:style-name="ce5" table:formula="of:=SUM([.B18:.M18])"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52" calcext:value-type="float">
            <text:p>52</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99" calcext:value-type="float">
            <text:p>9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54" calcext:value-type="float">
            <text:p>54</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7" calcext:value-type="float">
            <text:p>97</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56" calcext:value-type="float">
            <text:p>56</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94" calcext:value-type="float">
            <text:p>94</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95" calcext:value-type="float">
            <text:p>95</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59" calcext:value-type="float">
            <text:p>59</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55" calcext:value-type="float">
            <text:p>55</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8" calcext:value-type="float">
            <text:p>98</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53" calcext:value-type="float">
            <text:p>53</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100" calcext:value-type="float">
            <text:p>100</text:p>
          </table:table-cell>
          <table:table-cell table:style-name="ce5" table:formula="of:=SUM([.B19:.M19])"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88" calcext:value-type="float">
            <text:p>88</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65" calcext:value-type="float">
            <text:p>65</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73" calcext:value-type="float">
            <text:p>73</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67" calcext:value-type="float">
            <text:p>67</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4" calcext:value-type="float">
            <text:p>84</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83" calcext:value-type="float">
            <text:p>83</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82" calcext:value-type="float">
            <text:p>82</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68" calcext:value-type="float">
            <text:p>68</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72" calcext:value-type="float">
            <text:p>72</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79" calcext:value-type="float">
            <text:p>79</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74" calcext:value-type="float">
            <text:p>74</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7" calcext:value-type="float">
            <text:p>77</text:p>
          </table:table-cell>
          <table:table-cell table:style-name="ce5" table:formula="of:=SUM([.B20:.M20])"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5" calcext:value-type="float">
            <text:p>75</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87" calcext:value-type="float">
            <text:p>87</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86" calcext:value-type="float">
            <text:p>86</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85" calcext:value-type="float">
            <text:p>85</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71" calcext:value-type="float">
            <text:p>71</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70" calcext:value-type="float">
            <text:p>70</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69" calcext:value-type="float">
            <text:p>69</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1" calcext:value-type="float">
            <text:p>81</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80" calcext:value-type="float">
            <text:p>80</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66" calcext:value-type="float">
            <text:p>66</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78" calcext:value-type="float">
            <text:p>78</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64" calcext:value-type="float">
            <text:p>64</text:p>
          </table:table-cell>
          <table:table-cell table:style-name="ce5" table:formula="of:=SUM([.B21:.M21])"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89" calcext:value-type="float">
            <text:p>8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62" calcext:value-type="float">
            <text:p>62</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1" calcext:value-type="float">
            <text:p>91</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60" calcext:value-type="float">
            <text:p>60</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93" calcext:value-type="float">
            <text:p>93</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58" calcext:value-type="float">
            <text:p>58</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57" calcext:value-type="float">
            <text:p>57</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96" calcext:value-type="float">
            <text:p>9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2" calcext:value-type="float">
            <text:p>92</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61" calcext:value-type="float">
            <text:p>61</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0" calcext:value-type="float">
            <text:p>90</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63" calcext:value-type="float">
            <text:p>63</text:p>
          </table:table-cell>
          <table:table-cell table:style-name="ce5" table:formula="of:=SUM([.B22:.M22])"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51" calcext:value-type="float">
            <text:p>51</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02" calcext:value-type="float">
            <text:p>102</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9" calcext:value-type="float">
            <text:p>49</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104" calcext:value-type="float">
            <text:p>104</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47" calcext:value-type="float">
            <text:p>4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5" calcext:value-type="float">
            <text:p>45</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7" calcext:value-type="float">
            <text:p>107</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44" calcext:value-type="float">
            <text:p>4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109" calcext:value-type="float">
            <text:p>109</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3" calcext:value-type="float">
            <text:p>103</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50" calcext:value-type="float">
            <text:p>50</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01" calcext:value-type="float">
            <text:p>101</text:p>
          </table:table-cell>
          <table:table-cell table:style-name="ce5" table:formula="of:=SUM([.B23:.M23])"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13" calcext:value-type="float">
            <text:p>11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38" calcext:value-type="float">
            <text:p>3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115" calcext:value-type="float">
            <text:p>115</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36" calcext:value-type="float">
            <text:p>36</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117" calcext:value-type="float">
            <text:p>117</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33" calcext:value-type="float">
            <text:p>33</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34" calcext:value-type="float">
            <text:p>34</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120" calcext:value-type="float">
            <text:p>120</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31" calcext:value-type="float">
            <text:p>31</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122" calcext:value-type="float">
            <text:p>122</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14" calcext:value-type="float">
            <text:p>114</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39" calcext:value-type="float">
            <text:p>39</text:p>
          </table:table-cell>
          <table:table-cell table:style-name="ce5" table:formula="of:=SUM([.B24:.M24])"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27" calcext:value-type="float">
            <text:p>27</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126" calcext:value-type="float">
            <text:p>126</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25" calcext:value-type="float">
            <text:p>25</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28" calcext:value-type="float">
            <text:p>12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23" calcext:value-type="float">
            <text:p>23</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31" calcext:value-type="float">
            <text:p>131</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20" calcext:value-type="float">
            <text:p>20</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133" calcext:value-type="float">
            <text:p>13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8" calcext:value-type="float">
            <text:p>18</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35" calcext:value-type="float">
            <text:p>135</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25" calcext:value-type="float">
            <text:p>125</text:p>
          </table:table-cell>
          <table:table-cell table:style-name="ce5" table:formula="of:=SUM([.B25:.M25])" office:value-type="float" office:value="912" calcext:value-type="float">
            <text:p>912</text:p>
          </table:table-cell>
          <table:table-cell table:number-columns-repeated="1637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37" calcext:value-type="float">
            <text:p>137</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 calcext:value-type="float">
            <text:p>14</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139" calcext:value-type="float">
            <text:p>139</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2" calcext:value-type="float">
            <text:p>12</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141" calcext:value-type="float">
            <text:p>141</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0" calcext:value-type="float">
            <text:p>10</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9" calcext:value-type="float">
            <text:p>9</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44" calcext:value-type="float">
            <text:p>144</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7" calcext:value-type="float">
            <text:p>7</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46" calcext:value-type="float">
            <text:p>146</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5" calcext:value-type="float">
            <text:p>5</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148" calcext:value-type="float">
            <text:p>148</text:p>
          </table:table-cell>
          <table:table-cell table:style-name="ce5" table:formula="of:=SUM([.B26:.M26])" office:value-type="float" office:value="912" calcext:value-type="float">
            <text:p>912</text:p>
          </table:table-cell>
          <table:table-cell table:number-columns-repeated="16370"/>
        </table:table-row>
        <table:table-row table:style-name="ro1">
          <table:table-cell/>
          <table:table-cell table:style-name="ce5" table:formula="of:=SUM([.B15:.B26])" office:value-type="float" office:value="912" calcext:value-type="float">
            <text:p>912</text:p>
          </table:table-cell>
          <table:table-cell table:style-name="ce5" table:formula="of:=SUM([.C15:.C26])" office:value-type="float" office:value="912" calcext:value-type="float">
            <text:p>912</text:p>
          </table:table-cell>
          <table:table-cell table:style-name="ce5" table:formula="of:=SUM([.D15:.D26])" office:value-type="float" office:value="912" calcext:value-type="float">
            <text:p>912</text:p>
          </table:table-cell>
          <table:table-cell table:style-name="ce5" table:formula="of:=SUM([.E15:.E26])" office:value-type="float" office:value="912" calcext:value-type="float">
            <text:p>912</text:p>
          </table:table-cell>
          <table:table-cell table:style-name="ce5" table:formula="of:=SUM([.F15:.F26])" office:value-type="float" office:value="912" calcext:value-type="float">
            <text:p>912</text:p>
          </table:table-cell>
          <table:table-cell table:style-name="ce5" table:formula="of:=SUM([.G15:.G26])" office:value-type="float" office:value="912" calcext:value-type="float">
            <text:p>912</text:p>
          </table:table-cell>
          <table:table-cell table:style-name="ce5" table:formula="of:=SUM([.H15:.H26])" office:value-type="float" office:value="912" calcext:value-type="float">
            <text:p>912</text:p>
          </table:table-cell>
          <table:table-cell table:style-name="ce5" table:formula="of:=SUM([.I15:.I26])" office:value-type="float" office:value="912" calcext:value-type="float">
            <text:p>912</text:p>
          </table:table-cell>
          <table:table-cell table:style-name="ce5" table:formula="of:=SUM([.J15:.J26])" office:value-type="float" office:value="912" calcext:value-type="float">
            <text:p>912</text:p>
          </table:table-cell>
          <table:table-cell table:style-name="ce5" table:formula="of:=SUM([.K15:.K26])" office:value-type="float" office:value="912" calcext:value-type="float">
            <text:p>912</text:p>
          </table:table-cell>
          <table:table-cell table:style-name="ce5" table:formula="of:=SUM([.L15:.L26])" office:value-type="float" office:value="912" calcext:value-type="float">
            <text:p>912</text:p>
          </table:table-cell>
          <table:table-cell table:style-name="ce5" table:formula="of:=SUM([.M15:.M26])" office:value-type="float" office:value="912" calcext:value-type="float">
            <text:p>912</text:p>
          </table:table-cell>
          <table:table-cell table:style-name="ce5" table:formula="of:=[.M26]+[.L25]+[.K24]+[.J23]+[.I22]+[.H21]+[.G20]+[.F19]+[.E18]+[.D17]+[.C16]+[.B15]" office:value-type="float" office:value="912" calcext:value-type="float">
            <text:p>912</text:p>
          </table:table-cell>
          <table:table-cell table:number-columns-repeated="16370"/>
        </table:table-row>
        <table:table-row table:style-name="ro1">
          <table:table-cell table:number-columns-repeated="16384"/>
        </table:table-row>
        <table:table-row table:style-name="ro2">
          <table:table-cell/>
          <table:table-cell table:style-name="ce23" table:formula="of:=NUMBERS2ARAB([.B15])" office:value-type="string" office:string-value="٤" calcext:value-type="string">
            <text:p>٤</text:p>
          </table:table-cell>
          <table:table-cell table:style-name="ce24" table:formula="of:=NUMBERS2ARAB([.C15])" office:value-type="string" office:string-value="١٣٨" calcext:value-type="string">
            <text:p>١٣٨</text:p>
          </table:table-cell>
          <table:table-cell table:style-name="ce23" table:formula="of:=NUMBERS2ARAB([.D15])" office:value-type="string" office:string-value="١٣" calcext:value-type="string">
            <text:p>١٣</text:p>
          </table:table-cell>
          <table:table-cell table:style-name="ce24" table:formula="of:=NUMBERS2ARAB([.E15])" office:value-type="string" office:string-value="١٤٠" calcext:value-type="string">
            <text:p>١٤٠</text:p>
          </table:table-cell>
          <table:table-cell table:style-name="ce23" table:formula="of:=NUMBERS2ARAB([.F15])" office:value-type="string" office:string-value="١١" calcext:value-type="string">
            <text:p>١١</text:p>
          </table:table-cell>
          <table:table-cell table:style-name="ce24" table:formula="of:=NUMBERS2ARAB([.G15])" office:value-type="string" office:string-value="١٤٣" calcext:value-type="string">
            <text:p>١٤٣</text:p>
          </table:table-cell>
          <table:table-cell table:style-name="ce23" table:formula="of:=NUMBERS2ARAB([.H15])" office:value-type="string" office:string-value="١٤٢" calcext:value-type="string">
            <text:p>١٤٢</text:p>
          </table:table-cell>
          <table:table-cell table:style-name="ce24" table:formula="of:=NUMBERS2ARAB([.I15])" office:value-type="string" office:string-value="٨" calcext:value-type="string">
            <text:p>٨</text:p>
          </table:table-cell>
          <table:table-cell table:style-name="ce23" table:formula="of:=NUMBERS2ARAB([.J15])" office:value-type="string" office:string-value="١٤٥" calcext:value-type="string">
            <text:p>١٤٥</text:p>
          </table:table-cell>
          <table:table-cell table:style-name="ce24" table:formula="of:=NUMBERS2ARAB([.K15])" office:value-type="string" office:string-value="٦" calcext:value-type="string">
            <text:p>٦</text:p>
          </table:table-cell>
          <table:table-cell table:style-name="ce23" table:formula="of:=NUMBERS2ARAB([.L15])" office:value-type="string" office:string-value="١٤٧" calcext:value-type="string">
            <text:p>١٤٧</text:p>
          </table:table-cell>
          <table:table-cell table:style-name="ce24" table:formula="of:=NUMBERS2ARAB([.M15])" office:value-type="string" office:string-value="١٥" calcext:value-type="string">
            <text:p>١٥</text:p>
          </table:table-cell>
          <table:table-cell table:number-columns-repeated="16371"/>
        </table:table-row>
        <table:table-row table:style-name="ro2">
          <table:table-cell/>
          <table:table-cell table:style-name="ce24" table:formula="of:=NUMBERS2ARAB([.B16])" office:value-type="string" office:string-value="١٣٦" calcext:value-type="string">
            <text:p>١٣٦</text:p>
          </table:table-cell>
          <table:table-cell table:style-name="ce23" table:formula="of:=NUMBERS2ARAB([.C16])" office:value-type="string" office:string-value="١٧" calcext:value-type="string">
            <text:p>١٧</text:p>
          </table:table-cell>
          <table:table-cell table:style-name="ce24" table:formula="of:=NUMBERS2ARAB([.D16])" office:value-type="string" office:string-value="١٢٧" calcext:value-type="string">
            <text:p>١٢٧</text:p>
          </table:table-cell>
          <table:table-cell table:style-name="ce23" table:formula="of:=NUMBERS2ARAB([.E16])" office:value-type="string" office:string-value="٢٤" calcext:value-type="string">
            <text:p>٢٤</text:p>
          </table:table-cell>
          <table:table-cell table:style-name="ce24" table:formula="of:=NUMBERS2ARAB([.F16])" office:value-type="string" office:string-value="١٢٩" calcext:value-type="string">
            <text:p>١٢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٢" calcext:value-type="string">
            <text:p>٢٢</text:p>
          </table:table-cell>
          <table:table-cell table:style-name="ce23" table:formula="of:=NUMBERS2ARAB([.I16])" office:value-type="string" office:string-value="١٣٢" calcext:value-type="string">
            <text:p>١٣٢</text:p>
          </table:table-cell>
          <table:table-cell table:style-name="ce24" table:formula="of:=NUMBERS2ARAB([.J16])" office:value-type="string" office:string-value="١٩" calcext:value-type="string">
            <text:p>١٩</text:p>
          </table:table-cell>
          <table:table-cell table:style-name="ce23" table:formula="of:=NUMBERS2ARAB([.K16])" office:value-type="string" office:string-value="١٣٤" calcext:value-type="string">
            <text:p>١٣٤</text:p>
          </table:table-cell>
          <table:table-cell table:style-name="ce24" table:formula="of:=NUMBERS2ARAB([.L16])" office:value-type="string" office:string-value="٢٦" calcext:value-type="string">
            <text:p>٢٦</text:p>
          </table:table-cell>
          <table:table-cell table:style-name="ce23" table:formula="of:=NUMBERS2ARAB([.M16])" office:value-type="string" office:string-value="١٦" calcext:value-type="string">
            <text:p>١٦</text:p>
          </table:table-cell>
          <table:table-cell table:number-columns-repeated="16371"/>
        </table:table-row>
        <table:table-row table:style-name="ro2">
          <table:table-cell/>
          <table:table-cell table:style-name="ce23" table:formula="of:=NUMBERS2ARAB([.B17])" office:value-type="string" office:string-value="٢٨" calcext:value-type="string">
            <text:p>٢٨</text:p>
          </table:table-cell>
          <table:table-cell table:style-name="ce24" table:formula="of:=NUMBERS2ARAB([.C17])" office:value-type="string" office:string-value="١٢٣" calcext:value-type="string">
            <text:p>١٢٣</text:p>
          </table:table-cell>
          <table:table-cell table:style-name="ce23" table:formula="of:=NUMBERS2ARAB([.D17])" office:value-type="string" office:string-value="٣٠" calcext:value-type="string">
            <text:p>٣٠</text:p>
          </table:table-cell>
          <table:table-cell table:style-name="ce24" table:formula="of:=NUMBERS2ARAB([.E17])" office:value-type="string" office:string-value="١١٦" calcext:value-type="string">
            <text:p>١١٦</text:p>
          </table:table-cell>
          <table:table-cell table:style-name="ce23" table:formula="of:=NUMBERS2ARAB([.F17])" office:value-type="string" office:string-value="٣٥" calcext:value-type="string">
            <text:p>٣٥</text:p>
          </table:table-cell>
          <table:table-cell table:style-name="ce24" table:formula="of:=NUMBERS2ARAB([.G17])" office:value-type="string" office:string-value="١١٩" calcext:value-type="string">
            <text:p>١١٩</text:p>
          </table:table-cell>
          <table:table-cell table:style-name="ce23" table:formula="of:=NUMBERS2ARAB([.H17])" office:value-type="string" office:string-value="١١٨" calcext:value-type="string">
            <text:p>١١٨</text:p>
          </table:table-cell>
          <table:table-cell table:style-name="ce24" table:formula="of:=NUMBERS2ARAB([.I17])" office:value-type="string" office:string-value="٣٢" calcext:value-type="string">
            <text:p>٣٢</text:p>
          </table:table-cell>
          <table:table-cell table:style-name="ce23" table:formula="of:=NUMBERS2ARAB([.J17])" office:value-type="string" office:string-value="١٢١" calcext:value-type="string">
            <text:p>١٢١</text:p>
          </table:table-cell>
          <table:table-cell table:style-name="ce24" table:formula="of:=NUMBERS2ARAB([.K17])" office:value-type="string" office:string-value="٣٧" calcext:value-type="string">
            <text:p>٣٧</text:p>
          </table:table-cell>
          <table:table-cell table:style-name="ce23" table:formula="of:=NUMBERS2ARAB([.L17])" office:value-type="string" office:string-value="٢٩" calcext:value-type="string">
            <text:p>٢٩</text:p>
          </table:table-cell>
          <table:table-cell table:style-name="ce24" table:formula="of:=NUMBERS2ARAB([.M17])" office:value-type="string" office:string-value="١٢٤" calcext:value-type="string">
            <text:p>١٢٤</text:p>
          </table:table-cell>
          <table:table-cell table:number-columns-repeated="16371"/>
        </table:table-row>
        <table:table-row table:style-name="ro2">
          <table:table-cell/>
          <table:table-cell table:style-name="ce24" table:formula="of:=NUMBERS2ARAB([.B18])" office:value-type="string" office:string-value="١١٢" calcext:value-type="string">
            <text:p>١١٢</text:p>
          </table:table-cell>
          <table:table-cell table:style-name="ce23" table:formula="of:=NUMBERS2ARAB([.C18])" office:value-type="string" office:string-value="٤١" calcext:value-type="string">
            <text:p>٤١</text:p>
          </table:table-cell>
          <table:table-cell table:style-name="ce24" table:formula="of:=NUMBERS2ARAB([.D18])" office:value-type="string" office:string-value="١١٠" calcext:value-type="string">
            <text:p>١١٠</text:p>
          </table:table-cell>
          <table:table-cell table:style-name="ce23" table:formula="of:=NUMBERS2ARAB([.E18])" office:value-type="string" office:string-value="٤٣" calcext:value-type="string">
            <text:p>٤٣</text:p>
          </table:table-cell>
          <table:table-cell table:style-name="ce24" table:formula="of:=NUMBERS2ARAB([.F18])" office:value-type="string" office:string-value="١٠٥" calcext:value-type="string">
            <text:p>١٠٥</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٦" calcext:value-type="string">
            <text:p>٤٦</text:p>
          </table:table-cell>
          <table:table-cell table:style-name="ce23" table:formula="of:=NUMBERS2ARAB([.I18])" office:value-type="string" office:string-value="١٠٨" calcext:value-type="string">
            <text:p>١٠٨</text:p>
          </table:table-cell>
          <table:table-cell table:style-name="ce24" table:formula="of:=NUMBERS2ARAB([.J18])" office:value-type="string" office:string-value="٤٨" calcext:value-type="string">
            <text:p>٤٨</text:p>
          </table:table-cell>
          <table:table-cell table:style-name="ce23" table:formula="of:=NUMBERS2ARAB([.K18])" office:value-type="string" office:string-value="٤٢" calcext:value-type="string">
            <text:p>٤٢</text:p>
          </table:table-cell>
          <table:table-cell table:style-name="ce24" table:formula="of:=NUMBERS2ARAB([.L18])" office:value-type="string" office:string-value="١١١" calcext:value-type="string">
            <text:p>١١١</text:p>
          </table:table-cell>
          <table:table-cell table:style-name="ce23" table:formula="of:=NUMBERS2ARAB([.M18])" office:value-type="string" office:string-value="٤٠" calcext:value-type="string">
            <text:p>٤٠</text:p>
          </table:table-cell>
          <table:table-cell table:number-columns-repeated="16371"/>
        </table:table-row>
        <table:table-row table:style-name="ro2">
          <table:table-cell/>
          <table:table-cell table:style-name="ce23" table:formula="of:=NUMBERS2ARAB([.B19])" office:value-type="string" office:string-value="٥٢" calcext:value-type="string">
            <text:p>٥٢</text:p>
          </table:table-cell>
          <table:table-cell table:style-name="ce24" table:formula="of:=NUMBERS2ARAB([.C19])" office:value-type="string" office:string-value="٩٩" calcext:value-type="string">
            <text:p>٩٩</text:p>
          </table:table-cell>
          <table:table-cell table:style-name="ce23" table:formula="of:=NUMBERS2ARAB([.D19])" office:value-type="string" office:string-value="٥٤" calcext:value-type="string">
            <text:p>٥٤</text:p>
          </table:table-cell>
          <table:table-cell table:style-name="ce24" table:formula="of:=NUMBERS2ARAB([.E19])" office:value-type="string" office:string-value="٩٧" calcext:value-type="string">
            <text:p>٩٧</text:p>
          </table:table-cell>
          <table:table-cell table:style-name="ce23" table:formula="of:=NUMBERS2ARAB([.F19])" office:value-type="string" office:string-value="٥٦" calcext:value-type="string">
            <text:p>٥٦</text:p>
          </table:table-cell>
          <table:table-cell table:style-name="ce24" table:formula="of:=NUMBERS2ARAB([.G19])" office:value-type="string" office:string-value="٩٤" calcext:value-type="string">
            <text:p>٩٤</text:p>
          </table:table-cell>
          <table:table-cell table:style-name="ce23" table:formula="of:=NUMBERS2ARAB([.H19])" office:value-type="string" office:string-value="٩٥" calcext:value-type="string">
            <text:p>٩٥</text:p>
          </table:table-cell>
          <table:table-cell table:style-name="ce24" table:formula="of:=NUMBERS2ARAB([.I19])" office:value-type="string" office:string-value="٥٩" calcext:value-type="string">
            <text:p>٥٩</text:p>
          </table:table-cell>
          <table:table-cell table:style-name="ce23" table:formula="of:=NUMBERS2ARAB([.J19])" office:value-type="string" office:string-value="٥٥" calcext:value-type="string">
            <text:p>٥٥</text:p>
          </table:table-cell>
          <table:table-cell table:style-name="ce24" table:formula="of:=NUMBERS2ARAB([.K19])" office:value-type="string" office:string-value="٩٨" calcext:value-type="string">
            <text:p>٩٨</text:p>
          </table:table-cell>
          <table:table-cell table:style-name="ce23" table:formula="of:=NUMBERS2ARAB([.L19])" office:value-type="string" office:string-value="٥٣" calcext:value-type="string">
            <text:p>٥٣</text:p>
          </table:table-cell>
          <table:table-cell table:style-name="ce24" table:formula="of:=NUMBERS2ARAB([.M19])" office:value-type="string" office:string-value="١٠٠" calcext:value-type="string">
            <text:p>١٠٠</text:p>
          </table:table-cell>
          <table:table-cell table:number-columns-repeated="16371"/>
        </table:table-row>
        <table:table-row table:style-name="ro2">
          <table:table-cell/>
          <table:table-cell table:style-name="ce24" table:formula="of:=NUMBERS2ARAB([.B20])" office:value-type="string" office:string-value="٨٨" calcext:value-type="string">
            <text:p>٨٨</text:p>
          </table:table-cell>
          <table:table-cell table:style-name="ce23" table:formula="of:=NUMBERS2ARAB([.C20])" office:value-type="string" office:string-value="٦٥" calcext:value-type="string">
            <text:p>٦٥</text:p>
          </table:table-cell>
          <table:table-cell table:style-name="ce24" table:formula="of:=NUMBERS2ARAB([.D20])" office:value-type="string" office:string-value="٧٣" calcext:value-type="string">
            <text:p>٧٣</text:p>
          </table:table-cell>
          <table:table-cell table:style-name="ce23" table:formula="of:=NUMBERS2ARAB([.E20])" office:value-type="string" office:string-value="٦٧" calcext:value-type="string">
            <text:p>٦٧</text:p>
          </table:table-cell>
          <table:table-cell table:style-name="ce24" table:formula="of:=NUMBERS2ARAB([.F20])" office:value-type="string" office:string-value="٨٤" calcext:value-type="string">
            <text:p>٨٤</text:p>
          </table:table-cell>
          <table:table-cell table:style-name="ce23" table:formula="of:=NUMBERS2ARAB([.G20])" office:value-type="string" office:string-value="٨٣" calcext:value-type="string">
            <text:p>٨٣</text:p>
          </table:table-cell>
          <table:table-cell table:style-name="ce24" table:formula="of:=NUMBERS2ARAB([.H20])" office:value-type="string" office:string-value="٨٢" calcext:value-type="string">
            <text:p>٨٢</text:p>
          </table:table-cell>
          <table:table-cell table:style-name="ce23" table:formula="of:=NUMBERS2ARAB([.I20])" office:value-type="string" office:string-value="٦٨" calcext:value-type="string">
            <text:p>٦٨</text:p>
          </table:table-cell>
          <table:table-cell table:style-name="ce24" table:formula="of:=NUMBERS2ARAB([.J20])" office:value-type="string" office:string-value="٧٢" calcext:value-type="string">
            <text:p>٧٢</text:p>
          </table:table-cell>
          <table:table-cell table:style-name="ce23" table:formula="of:=NUMBERS2ARAB([.K20])" office:value-type="string" office:string-value="٧٩" calcext:value-type="string">
            <text:p>٧٩</text:p>
          </table:table-cell>
          <table:table-cell table:style-name="ce24" table:formula="of:=NUMBERS2ARAB([.L20])" office:value-type="string" office:string-value="٧٤" calcext:value-type="string">
            <text:p>٧٤</text:p>
          </table:table-cell>
          <table:table-cell table:style-name="ce23" table:formula="of:=NUMBERS2ARAB([.M20])" office:value-type="string" office:string-value="٧٧" calcext:value-type="string">
            <text:p>٧٧</text:p>
          </table:table-cell>
          <table:table-cell table:number-columns-repeated="16371"/>
        </table:table-row>
        <table:table-row table:style-name="ro2">
          <table:table-cell/>
          <table:table-cell table:style-name="ce23" table:formula="of:=NUMBERS2ARAB([.B21])" office:value-type="string" office:string-value="٧٥" calcext:value-type="string">
            <text:p>٧٥</text:p>
          </table:table-cell>
          <table:table-cell table:style-name="ce24" table:formula="of:=NUMBERS2ARAB([.C21])" office:value-type="string" office:string-value="٨٧" calcext:value-type="string">
            <text:p>٨٧</text:p>
          </table:table-cell>
          <table:table-cell table:style-name="ce23" table:formula="of:=NUMBERS2ARAB([.D21])" office:value-type="string" office:string-value="٨٦" calcext:value-type="string">
            <text:p>٨٦</text:p>
          </table:table-cell>
          <table:table-cell table:style-name="ce24" table:formula="of:=NUMBERS2ARAB([.E21])" office:value-type="string" office:string-value="٨٥" calcext:value-type="string">
            <text:p>٨٥</text:p>
          </table:table-cell>
          <table:table-cell table:style-name="ce23" table:formula="of:=NUMBERS2ARAB([.F21])" office:value-type="string" office:string-value="٧١" calcext:value-type="string">
            <text:p>٧١</text:p>
          </table:table-cell>
          <table:table-cell table:style-name="ce24" table:formula="of:=NUMBERS2ARAB([.G21])" office:value-type="string" office:string-value="٧٠" calcext:value-type="string">
            <text:p>٧٠</text:p>
          </table:table-cell>
          <table:table-cell table:style-name="ce23" table:formula="of:=NUMBERS2ARAB([.H21])" office:value-type="string" office:string-value="٦٩" calcext:value-type="string">
            <text:p>٦٩</text:p>
          </table:table-cell>
          <table:table-cell table:style-name="ce24" table:formula="of:=NUMBERS2ARAB([.I21])" office:value-type="string" office:string-value="٨١" calcext:value-type="string">
            <text:p>٨١</text:p>
          </table:table-cell>
          <table:table-cell table:style-name="ce23" table:formula="of:=NUMBERS2ARAB([.J21])" office:value-type="string" office:string-value="٨٠" calcext:value-type="string">
            <text:p>٨٠</text:p>
          </table:table-cell>
          <table:table-cell table:style-name="ce24" table:formula="of:=NUMBERS2ARAB([.K21])" office:value-type="string" office:string-value="٦٦" calcext:value-type="string">
            <text:p>٦٦</text:p>
          </table:table-cell>
          <table:table-cell table:style-name="ce23" table:formula="of:=NUMBERS2ARAB([.L21])" office:value-type="string" office:string-value="٧٨" calcext:value-type="string">
            <text:p>٧٨</text:p>
          </table:table-cell>
          <table:table-cell table:style-name="ce24" table:formula="of:=NUMBERS2ARAB([.M21])" office:value-type="string" office:string-value="٦٤" calcext:value-type="string">
            <text:p>٦٤</text:p>
          </table:table-cell>
          <table:table-cell table:number-columns-repeated="16371"/>
        </table:table-row>
        <table:table-row table:style-name="ro2">
          <table:table-cell/>
          <table:table-cell table:style-name="ce24" table:formula="of:=NUMBERS2ARAB([.B22])" office:value-type="string" office:string-value="٨٩" calcext:value-type="string">
            <text:p>٨٩</text:p>
          </table:table-cell>
          <table:table-cell table:style-name="ce23" table:formula="of:=NUMBERS2ARAB([.C22])" office:value-type="string" office:string-value="٦٢" calcext:value-type="string">
            <text:p>٦٢</text:p>
          </table:table-cell>
          <table:table-cell table:style-name="ce24" table:formula="of:=NUMBERS2ARAB([.D22])" office:value-type="string" office:string-value="٩١" calcext:value-type="string">
            <text:p>٩١</text:p>
          </table:table-cell>
          <table:table-cell table:style-name="ce23" table:formula="of:=NUMBERS2ARAB([.E22])" office:value-type="string" office:string-value="٦٠" calcext:value-type="string">
            <text:p>٦٠</text:p>
          </table:table-cell>
          <table:table-cell table:style-name="ce24" table:formula="of:=NUMBERS2ARAB([.F22])" office:value-type="string" office:string-value="٩٣" calcext:value-type="string">
            <text:p>٩٣</text:p>
          </table:table-cell>
          <table:table-cell table:style-name="ce23" table:formula="of:=NUMBERS2ARAB([.G22])" office:value-type="string" office:string-value="٥٨" calcext:value-type="string">
            <text:p>٥٨</text:p>
          </table:table-cell>
          <table:table-cell table:style-name="ce24" table:formula="of:=NUMBERS2ARAB([.H22])" office:value-type="string" office:string-value="٥٧" calcext:value-type="string">
            <text:p>٥٧</text:p>
          </table:table-cell>
          <table:table-cell table:style-name="ce23" table:formula="of:=NUMBERS2ARAB([.I22])" office:value-type="string" office:string-value="٩٦" calcext:value-type="string">
            <text:p>٩٦</text:p>
          </table:table-cell>
          <table:table-cell table:style-name="ce24" table:formula="of:=NUMBERS2ARAB([.J22])" office:value-type="string" office:string-value="٩٢" calcext:value-type="string">
            <text:p>٩٢</text:p>
          </table:table-cell>
          <table:table-cell table:style-name="ce23" table:formula="of:=NUMBERS2ARAB([.K22])" office:value-type="string" office:string-value="٦١" calcext:value-type="string">
            <text:p>٦١</text:p>
          </table:table-cell>
          <table:table-cell table:style-name="ce24" table:formula="of:=NUMBERS2ARAB([.L22])" office:value-type="string" office:string-value="٩٠" calcext:value-type="string">
            <text:p>٩٠</text:p>
          </table:table-cell>
          <table:table-cell table:style-name="ce23" table:formula="of:=NUMBERS2ARAB([.M22])" office:value-type="string" office:string-value="٦٣" calcext:value-type="string">
            <text:p>٦٣</text:p>
          </table:table-cell>
          <table:table-cell table:number-columns-repeated="16371"/>
        </table:table-row>
        <table:table-row table:style-name="ro2">
          <table:table-cell/>
          <table:table-cell table:style-name="ce23" table:formula="of:=NUMBERS2ARAB([.B23])" office:value-type="string" office:string-value="٥١" calcext:value-type="string">
            <text:p>٥١</text:p>
          </table:table-cell>
          <table:table-cell table:style-name="ce24" table:formula="of:=NUMBERS2ARAB([.C23])" office:value-type="string" office:string-value="١٠٢" calcext:value-type="string">
            <text:p>١٠٢</text:p>
          </table:table-cell>
          <table:table-cell table:style-name="ce23" table:formula="of:=NUMBERS2ARAB([.D23])" office:value-type="string" office:string-value="٤٩" calcext:value-type="string">
            <text:p>٤٩</text:p>
          </table:table-cell>
          <table:table-cell table:style-name="ce24" table:formula="of:=NUMBERS2ARAB([.E23])" office:value-type="string" office:string-value="١٠٤" calcext:value-type="string">
            <text:p>١٠٤</text:p>
          </table:table-cell>
          <table:table-cell table:style-name="ce23" table:formula="of:=NUMBERS2ARAB([.F23])" office:value-type="string" office:string-value="٤٧" calcext:value-type="string">
            <text:p>٤٧</text:p>
          </table:table-cell>
          <table:table-cell table:style-name="ce24" table:formula="of:=NUMBERS2ARAB([.G23])" office:value-type="string" office:string-value="٤٥" calcext:value-type="string">
            <text:p>٤٥</text:p>
          </table:table-cell>
          <table:table-cell table:style-name="ce23" table:formula="of:=NUMBERS2ARAB([.H23])" office:value-type="string" office:string-value="١٠٧" calcext:value-type="string">
            <text:p>١٠٧</text:p>
          </table:table-cell>
          <table:table-cell table:style-name="ce24" table:formula="of:=NUMBERS2ARAB([.I23])" office:value-type="string" office:string-value="٤٤" calcext:value-type="string">
            <text:p>٤٤</text:p>
          </table:table-cell>
          <table:table-cell table:style-name="ce23" table:formula="of:=NUMBERS2ARAB([.J23])" office:value-type="string" office:string-value="١٠٩" calcext:value-type="string">
            <text:p>١٠٩</text:p>
          </table:table-cell>
          <table:table-cell table:style-name="ce24" table:formula="of:=NUMBERS2ARAB([.K23])" office:value-type="string" office:string-value="١٠٣" calcext:value-type="string">
            <text:p>١٠٣</text:p>
          </table:table-cell>
          <table:table-cell table:style-name="ce23" table:formula="of:=NUMBERS2ARAB([.L23])" office:value-type="string" office:string-value="٥٠" calcext:value-type="string">
            <text:p>٥٠</text:p>
          </table:table-cell>
          <table:table-cell table:style-name="ce24" table:formula="of:=NUMBERS2ARAB([.M23])" office:value-type="string" office:string-value="١٠١" calcext:value-type="string">
            <text:p>١٠١</text:p>
          </table:table-cell>
          <table:table-cell table:number-columns-repeated="16371"/>
        </table:table-row>
        <table:table-row table:style-name="ro2">
          <table:table-cell/>
          <table:table-cell table:style-name="ce24" table:formula="of:=NUMBERS2ARAB([.B24])" office:value-type="string" office:string-value="١١٣" calcext:value-type="string">
            <text:p>١١٣</text:p>
          </table:table-cell>
          <table:table-cell table:style-name="ce23" table:formula="of:=NUMBERS2ARAB([.C24])" office:value-type="string" office:string-value="٣٨" calcext:value-type="string">
            <text:p>٣٨</text:p>
          </table:table-cell>
          <table:table-cell table:style-name="ce24" table:formula="of:=NUMBERS2ARAB([.D24])" office:value-type="string" office:string-value="١١٥" calcext:value-type="string">
            <text:p>١١٥</text:p>
          </table:table-cell>
          <table:table-cell table:style-name="ce23" table:formula="of:=NUMBERS2ARAB([.E24])" office:value-type="string" office:string-value="٣٦" calcext:value-type="string">
            <text:p>٣٦</text:p>
          </table:table-cell>
          <table:table-cell table:style-name="ce24" table:formula="of:=NUMBERS2ARAB([.F24])" office:value-type="string" office:string-value="١١٧" calcext:value-type="string">
            <text:p>١١٧</text:p>
          </table:table-cell>
          <table:table-cell table:style-name="ce23" table:formula="of:=NUMBERS2ARAB([.G24])" office:value-type="string" office:string-value="٣٣" calcext:value-type="string">
            <text:p>٣٣</text:p>
          </table:table-cell>
          <table:table-cell table:style-name="ce24" table:formula="of:=NUMBERS2ARAB([.H24])" office:value-type="string" office:string-value="٣٤" calcext:value-type="string">
            <text:p>٣٤</text:p>
          </table:table-cell>
          <table:table-cell table:style-name="ce23" table:formula="of:=NUMBERS2ARAB([.I24])" office:value-type="string" office:string-value="١٢٠" calcext:value-type="string">
            <text:p>١٢٠</text:p>
          </table:table-cell>
          <table:table-cell table:style-name="ce24" table:formula="of:=NUMBERS2ARAB([.J24])" office:value-type="string" office:string-value="٣١" calcext:value-type="string">
            <text:p>٣١</text:p>
          </table:table-cell>
          <table:table-cell table:style-name="ce23" table:formula="of:=NUMBERS2ARAB([.K24])" office:value-type="string" office:string-value="١٢٢" calcext:value-type="string">
            <text:p>١٢٢</text:p>
          </table:table-cell>
          <table:table-cell table:style-name="ce24" table:formula="of:=NUMBERS2ARAB([.L24])" office:value-type="string" office:string-value="١١٤" calcext:value-type="string">
            <text:p>١١٤</text:p>
          </table:table-cell>
          <table:table-cell table:style-name="ce23" table:formula="of:=NUMBERS2ARAB([.M24])" office:value-type="string" office:string-value="٣٩" calcext:value-type="string">
            <text:p>٣٩</text:p>
          </table:table-cell>
          <table:table-cell table:number-columns-repeated="16371"/>
        </table:table-row>
        <table:table-row table:style-name="ro2">
          <table:table-cell/>
          <table:table-cell table:style-name="ce23" table:formula="of:=NUMBERS2ARAB([.B25])" office:value-type="string" office:string-value="٢٧" calcext:value-type="string">
            <text:p>٢٧</text:p>
          </table:table-cell>
          <table:table-cell table:style-name="ce24" table:formula="of:=NUMBERS2ARAB([.C25])" office:value-type="string" office:string-value="١٢٦" calcext:value-type="string">
            <text:p>١٢٦</text:p>
          </table:table-cell>
          <table:table-cell table:style-name="ce23" table:formula="of:=NUMBERS2ARAB([.D25])" office:value-type="string" office:string-value="٢٥" calcext:value-type="string">
            <text:p>٢٥</text:p>
          </table:table-cell>
          <table:table-cell table:style-name="ce24" table:formula="of:=NUMBERS2ARAB([.E25])" office:value-type="string" office:string-value="١٢٨" calcext:value-type="string">
            <text:p>١٢٨</text:p>
          </table:table-cell>
          <table:table-cell table:style-name="ce23" table:formula="of:=NUMBERS2ARAB([.F25])" office:value-type="string" office:string-value="٢٣" calcext:value-type="string">
            <text:p>٢٣</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٣١" calcext:value-type="string">
            <text:p>١٣١</text:p>
          </table:table-cell>
          <table:table-cell table:style-name="ce24" table:formula="of:=NUMBERS2ARAB([.I25])" office:value-type="string" office:string-value="٢٠" calcext:value-type="string">
            <text:p>٢٠</text:p>
          </table:table-cell>
          <table:table-cell table:style-name="ce23" table:formula="of:=NUMBERS2ARAB([.J25])" office:value-type="string" office:string-value="١٣٣" calcext:value-type="string">
            <text:p>١٣٣</text:p>
          </table:table-cell>
          <table:table-cell table:style-name="ce24" table:formula="of:=NUMBERS2ARAB([.K25])" office:value-type="string" office:string-value="١٨" calcext:value-type="string">
            <text:p>١٨</text:p>
          </table:table-cell>
          <table:table-cell table:style-name="ce23" table:formula="of:=NUMBERS2ARAB([.L25])" office:value-type="string" office:string-value="١٣٥" calcext:value-type="string">
            <text:p>١٣٥</text:p>
          </table:table-cell>
          <table:table-cell table:style-name="ce24" table:formula="of:=NUMBERS2ARAB([.M25])" office:value-type="string" office:string-value="١٢٥" calcext:value-type="string">
            <text:p>١٢٥</text:p>
          </table:table-cell>
          <table:table-cell table:number-columns-repeated="16371"/>
        </table:table-row>
        <table:table-row table:style-name="ro2">
          <table:table-cell/>
          <table:table-cell table:style-name="ce24" table:formula="of:=NUMBERS2ARAB([.B26])" office:value-type="string" office:string-value="١٣٧" calcext:value-type="string">
            <text:p>١٣٧</text:p>
          </table:table-cell>
          <table:table-cell table:style-name="ce23" table:formula="of:=NUMBERS2ARAB([.C26])" office:value-type="string" office:string-value="١٤" calcext:value-type="string">
            <text:p>١٤</text:p>
          </table:table-cell>
          <table:table-cell table:style-name="ce24" table:formula="of:=NUMBERS2ARAB([.D26])" office:value-type="string" office:string-value="١٣٩" calcext:value-type="string">
            <text:p>١٣٩</text:p>
          </table:table-cell>
          <table:table-cell table:style-name="ce23" table:formula="of:=NUMBERS2ARAB([.E26])" office:value-type="string" office:string-value="١٢" calcext:value-type="string">
            <text:p>١٢</text:p>
          </table:table-cell>
          <table:table-cell table:style-name="ce24" table:formula="of:=NUMBERS2ARAB([.F26])" office:value-type="string" office:string-value="١٤١" calcext:value-type="string">
            <text:p>١٤١</text:p>
          </table:table-cell>
          <table:table-cell table:style-name="ce23" table:formula="of:=NUMBERS2ARAB([.G26])" office:value-type="string" office:string-value="١٠" calcext:value-type="string">
            <text:p>١٠</text:p>
          </table:table-cell>
          <table:table-cell table:style-name="ce24" table:formula="of:=NUMBERS2ARAB([.H26])" office:value-type="string" office:string-value="٩" calcext:value-type="string">
            <text:p>٩</text:p>
          </table:table-cell>
          <table:table-cell table:style-name="ce23" table:formula="of:=NUMBERS2ARAB([.I26])" office:value-type="string" office:string-value="١٤٤" calcext:value-type="string">
            <text:p>١٤٤</text:p>
          </table:table-cell>
          <table:table-cell table:style-name="ce24" table:formula="of:=NUMBERS2ARAB([.J26])" office:value-type="string" office:string-value="٧" calcext:value-type="string">
            <text:p>٧</text:p>
          </table:table-cell>
          <table:table-cell table:style-name="ce23" table:formula="of:=NUMBERS2ARAB([.K26])" office:value-type="string" office:string-value="١٤٦" calcext:value-type="string">
            <text:p>١٤٦</text:p>
          </table:table-cell>
          <table:table-cell table:style-name="ce24" table:formula="of:=NUMBERS2ARAB([.L26])" office:value-type="string" office:string-value="٥" calcext:value-type="string">
            <text:p>٥</text:p>
          </table:table-cell>
          <table:table-cell table:style-name="ce23" table:formula="of:=NUMBERS2ARAB([.M26])" office:value-type="string" office:string-value="١٤٨" calcext:value-type="string">
            <text:p>١٤٨</text:p>
          </table:table-cell>
          <table:table-cell table:number-columns-repeated="16371"/>
        </table:table-row>
        <table:table-row table:style-name="ro1" table:number-rows-repeated="1048535">
          <table:table-cell table:number-columns-repeated="16384"/>
        </table:table-row>
        <table:table-row table:style-name="ro1">
          <table:table-cell table:number-columns-repeated="16384"/>
        </table:table-row>
        <calcext:conditional-formats>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 calcext:target-range-address="12x12.N14:12x12.N27 12x12.B27:12x12.M27">
            <calcext:condition calcext:apply-style-name="Good" calcext:value="=VALUE(ABJAD([.$O$1];1;1))" calcext:base-cell-address="12x12.B27"/>
            <calcext:condition calcext:apply-style-name="Bad" calcext:value="!=VALUE(ABJAD([.$O$1];1;1))" calcext:base-cell-address="12x12.B27"/>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637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أكرم</text:p>
          </table:table-cell>
          <table:table-cell table:style-name="ce27" table:formula="of:=VALUE(ABJAD([.$K$1];1;1))" office:value-type="float" office:value="261" calcext:value-type="float">
            <text:p>261</text:p>
          </table:table-cell>
          <table:table-cell table:style-name="ce27" table:number-columns-repeated="1637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637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 calcext:value-type="float">
            <text:p>1</text:p>
          </table:table-cell>
          <table:table-cell table:number-columns-repeated="1637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0.125" calcext:value-type="float">
            <text:p>0,125</text:p>
          </table:table-cell>
          <table:table-cell table:number-columns-repeated="1637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637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637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637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637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6375"/>
        </table:table-row>
        <table:table-row table:style-name="ro1">
          <table:table-cell table:number-columns-repeated="9"/>
          <table:table-cell table:style-name="ce14" table:formula="of:=[.I11]+[.H12]+[.G13]+[.F14]+[.E15]+[.D16]+[.C17]+[.B18]" office:value-type="float" office:value="261" calcext:value-type="float">
            <text:p>261</text:p>
          </table:table-cell>
          <table:table-cell table:number-columns-repeated="1637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1" calcext:value-type="float">
            <text:p>1</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59" calcext:value-type="float">
            <text:p>59</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6" calcext:value-type="float">
            <text:p>6</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62" calcext:value-type="float">
            <text:p>62</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61" calcext:value-type="float">
            <text:p>61</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3" calcext:value-type="float">
            <text:p>3</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64" calcext:value-type="float">
            <text:p>64</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8" calcext:value-type="float">
            <text:p>8</text:p>
          </table:table-cell>
          <table:table-cell table:style-name="ce14" table:formula="of:=SUM([.J10:.J10])" office:value-type="float" office:value="261" calcext:value-type="float">
            <text:p>261</text:p>
          </table:table-cell>
          <table:table-cell table:number-columns-repeated="1637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56" calcext:value-type="float">
            <text:p>56</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10" calcext:value-type="float">
            <text:p>10</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51" calcext:value-type="float">
            <text:p>51</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52" calcext:value-type="float">
            <text:p>52</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13" calcext:value-type="float">
            <text:p>13</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54" calcext:value-type="float">
            <text:p>54</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15" calcext:value-type="float">
            <text:p>15</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9" calcext:value-type="float">
            <text:p>9</text:p>
          </table:table-cell>
          <table:table-cell table:style-name="ce14" table:formula="of:=SUM([.J11:.J11])" office:value-type="float" office:value="261" calcext:value-type="float">
            <text:p>261</text:p>
          </table:table-cell>
          <table:table-cell table:number-columns-repeated="1637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17" calcext:value-type="float">
            <text:p>17</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47" calcext:value-type="float">
            <text:p>47</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19" calcext:value-type="float">
            <text:p>19</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44" calcext:value-type="float">
            <text:p>44</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45" calcext:value-type="float">
            <text:p>45</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22" calcext:value-type="float">
            <text:p>22</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18" calcext:value-type="float">
            <text:p>18</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48" calcext:value-type="float">
            <text:p>48</text:p>
          </table:table-cell>
          <table:table-cell table:style-name="ce14" table:formula="of:=SUM([.J12:.J12])" office:value-type="float" office:value="261" calcext:value-type="float">
            <text:p>261</text:p>
          </table:table-cell>
          <table:table-cell table:number-columns-repeated="1637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32" calcext:value-type="float">
            <text:p>32</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26" calcext:value-type="float">
            <text:p>26</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38" calcext:value-type="float">
            <text:p>38</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37" calcext:value-type="float">
            <text:p>37</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36" calcext:value-type="float">
            <text:p>36</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27" calcext:value-type="float">
            <text:p>27</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31" calcext:value-type="float">
            <text:p>31</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33" calcext:value-type="float">
            <text:p>33</text:p>
          </table:table-cell>
          <table:table-cell table:style-name="ce14" table:formula="of:=SUM([.J13:.J13])" office:value-type="float" office:value="261" calcext:value-type="float">
            <text:p>261</text:p>
          </table:table-cell>
          <table:table-cell table:number-columns-repeated="1637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40" calcext:value-type="float">
            <text:p>40</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39" calcext:value-type="float">
            <text:p>39</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30" calcext:value-type="float">
            <text:p>30</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29" calcext:value-type="float">
            <text:p>29</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28" calcext:value-type="float">
            <text:p>28</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35" calcext:value-type="float">
            <text:p>35</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34" calcext:value-type="float">
            <text:p>34</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25" calcext:value-type="float">
            <text:p>25</text:p>
          </table:table-cell>
          <table:table-cell table:style-name="ce14" table:formula="of:=SUM([.J14:.J14])" office:value-type="float" office:value="261" calcext:value-type="float">
            <text:p>261</text:p>
          </table:table-cell>
          <table:table-cell table:number-columns-repeated="1637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41" calcext:value-type="float">
            <text:p>41</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23" calcext:value-type="float">
            <text:p>23</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43" calcext:value-type="float">
            <text:p>43</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21" calcext:value-type="float">
            <text:p>21</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20" calcext:value-type="float">
            <text:p>20</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46" calcext:value-type="float">
            <text:p>46</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42" calcext:value-type="float">
            <text:p>42</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24" calcext:value-type="float">
            <text:p>24</text:p>
          </table:table-cell>
          <table:table-cell table:style-name="ce14" table:formula="of:=SUM([.J15:.J15])" office:value-type="float" office:value="261" calcext:value-type="float">
            <text:p>261</text:p>
          </table:table-cell>
          <table:table-cell table:number-columns-repeated="1637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16" calcext:value-type="float">
            <text:p>16</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50" calcext:value-type="float">
            <text:p>50</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14" calcext:value-type="float">
            <text:p>14</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12" calcext:value-type="float">
            <text:p>12</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53" calcext:value-type="float">
            <text:p>53</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11" calcext:value-type="float">
            <text:p>11</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55" calcext:value-type="float">
            <text:p>55</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49" calcext:value-type="float">
            <text:p>49</text:p>
          </table:table-cell>
          <table:table-cell table:style-name="ce14" table:formula="of:=SUM([.J16:.J16])" office:value-type="float" office:value="261" calcext:value-type="float">
            <text:p>261</text:p>
          </table:table-cell>
          <table:table-cell table:number-columns-repeated="1637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58" calcext:value-type="float">
            <text:p>58</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7" calcext:value-type="float">
            <text:p>7</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60" calcext:value-type="float">
            <text:p>60</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4" calcext:value-type="float">
            <text:p>4</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5" calcext:value-type="float">
            <text:p>5</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63" calcext:value-type="float">
            <text:p>63</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 calcext:value-type="float">
            <text:p>2</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65" calcext:value-type="float">
            <text:p>65</text:p>
          </table:table-cell>
          <table:table-cell table:style-name="ce14" table:formula="of:=SUM([.J17:.J17])" office:value-type="float" office:value="261" calcext:value-type="float">
            <text:p>261</text:p>
          </table:table-cell>
          <table:table-cell table:number-columns-repeated="16374"/>
        </table:table-row>
        <table:table-row table:style-name="ro1">
          <table:table-cell/>
          <table:table-cell table:style-name="ce14" table:formula="of:=SUM([.B11:.B18])" office:value-type="float" office:value="261" calcext:value-type="float">
            <text:p>261</text:p>
          </table:table-cell>
          <table:table-cell table:style-name="ce14" table:formula="of:=SUM([.C11:.C18])" office:value-type="float" office:value="261" calcext:value-type="float">
            <text:p>261</text:p>
          </table:table-cell>
          <table:table-cell table:style-name="ce14" table:formula="of:=SUM([.D11:.D18])" office:value-type="float" office:value="261" calcext:value-type="float">
            <text:p>261</text:p>
          </table:table-cell>
          <table:table-cell table:style-name="ce14" table:formula="of:=SUM([.E11:.E18])" office:value-type="float" office:value="261" calcext:value-type="float">
            <text:p>261</text:p>
          </table:table-cell>
          <table:table-cell table:style-name="ce14" table:formula="of:=SUM([.F11:.F18])" office:value-type="float" office:value="261" calcext:value-type="float">
            <text:p>261</text:p>
          </table:table-cell>
          <table:table-cell table:style-name="ce14" table:formula="of:=SUM([.G11:.G18])" office:value-type="float" office:value="261" calcext:value-type="float">
            <text:p>261</text:p>
          </table:table-cell>
          <table:table-cell table:style-name="ce14" table:formula="of:=SUM([.H11:.H18])" office:value-type="float" office:value="261" calcext:value-type="float">
            <text:p>261</text:p>
          </table:table-cell>
          <table:table-cell table:style-name="ce14" table:formula="of:=SUM([.I11:.I18])" office:value-type="float" office:value="261" calcext:value-type="float">
            <text:p>261</text:p>
          </table:table-cell>
          <table:table-cell table:style-name="ce14" table:formula="of:=[.I18]+[.H17]+[.G16]+[.F15]+[.E14]+[.D13]+[.C12]+[.B11]" office:value-type="float" office:value="261" calcext:value-type="float">
            <text:p>261</text:p>
          </table:table-cell>
          <table:table-cell table:number-columns-repeated="16374"/>
        </table:table-row>
        <table:table-row table:style-name="ro1">
          <table:table-cell table:number-columns-repeated="16384"/>
        </table:table-row>
        <table:table-row table:style-name="ro2">
          <table:table-cell/>
          <table:table-cell table:style-name="ce31" table:formula="of:=NUMBERS2ARAB([.B11])" office:value-type="string" office:string-value="١" calcext:value-type="string">
            <text:p>١</text:p>
          </table:table-cell>
          <table:table-cell table:style-name="ce32" table:formula="of:=NUMBERS2ARAB([.C11])" office:value-type="string" office:string-value="٥٩" calcext:value-type="string">
            <text:p>٥٩</text:p>
          </table:table-cell>
          <table:table-cell table:style-name="ce31" table:formula="of:=NUMBERS2ARAB([.D11])" office:value-type="string" office:string-value="٦" calcext:value-type="string">
            <text:p>٦</text:p>
          </table:table-cell>
          <table:table-cell table:style-name="ce32" table:formula="of:=NUMBERS2ARAB([.E11])" office:value-type="string" office:string-value="٦٢" calcext:value-type="string">
            <text:p>٦٢</text:p>
          </table:table-cell>
          <table:table-cell table:style-name="ce31" table:formula="of:=NUMBERS2ARAB([.F11])" office:value-type="string" office:string-value="٦١" calcext:value-type="string">
            <text:p>٦١</text:p>
          </table:table-cell>
          <table:table-cell table:style-name="ce32" table:formula="of:=NUMBERS2ARAB([.G11])" office:value-type="string" office:string-value="٣" calcext:value-type="string">
            <text:p>٣</text:p>
          </table:table-cell>
          <table:table-cell table:style-name="ce31" table:formula="of:=NUMBERS2ARAB([.H11])" office:value-type="string" office:string-value="٦٤" calcext:value-type="string">
            <text:p>٦٤</text:p>
          </table:table-cell>
          <table:table-cell table:style-name="ce32" table:formula="of:=NUMBERS2ARAB([.I11])" office:value-type="string" office:string-value="٨" calcext:value-type="string">
            <text:p>٨</text:p>
          </table:table-cell>
          <table:table-cell table:number-columns-repeated="16375"/>
        </table:table-row>
        <table:table-row table:style-name="ro2">
          <table:table-cell/>
          <table:table-cell table:style-name="ce32" table:formula="of:=NUMBERS2ARAB([.B12])" office:value-type="string" office:string-value="٥٦" calcext:value-type="string">
            <text:p>٥٦</text:p>
          </table:table-cell>
          <table:table-cell table:style-name="ce31" table:formula="of:=NUMBERS2ARAB([.C12])" office:value-type="string" office:string-value="١٠" calcext:value-type="string">
            <text:p>١٠</text:p>
          </table:table-cell>
          <table:table-cell table:style-name="ce32" table:formula="of:=NUMBERS2ARAB([.D12])" office:value-type="string" office:string-value="٥١" calcext:value-type="string">
            <text:p>٥١</text:p>
          </table:table-cell>
          <table:table-cell table:style-name="ce31" table:formula="of:=NUMBERS2ARAB([.E12])" office:value-type="string" office:string-value="٥٢" calcext:value-type="string">
            <text:p>٥٢</text:p>
          </table:table-cell>
          <table:table-cell table:style-name="ce32" table:formula="of:=NUMBERS2ARAB([.F12])" office:value-type="string" office:string-value="١٣" calcext:value-type="string">
            <text:p>١٣</text:p>
          </table:table-cell>
          <table:table-cell table:style-name="ce31" table:formula="of:=NUMBERS2ARAB([.G12])" office:value-type="string" office:string-value="٥٤" calcext:value-type="string">
            <text:p>٥٤</text:p>
          </table:table-cell>
          <table:table-cell table:style-name="ce32" table:formula="of:=NUMBERS2ARAB([.H12])" office:value-type="string" office:string-value="١٥" calcext:value-type="string">
            <text:p>١٥</text:p>
          </table:table-cell>
          <table:table-cell table:style-name="ce31" table:formula="of:=NUMBERS2ARAB([.I12])" office:value-type="string" office:string-value="٩" calcext:value-type="string">
            <text:p>٩</text:p>
          </table:table-cell>
          <table:table-cell table:number-columns-repeated="16375"/>
        </table:table-row>
        <table:table-row table:style-name="ro2">
          <table:table-cell/>
          <table:table-cell table:style-name="ce31" table:formula="of:=NUMBERS2ARAB([.B13])" office:value-type="string" office:string-value="١٧" calcext:value-type="string">
            <text:p>١٧</text:p>
          </table:table-cell>
          <table:table-cell table:style-name="ce32" table:formula="of:=NUMBERS2ARAB([.C13])" office:value-type="string" office:string-value="٤٧" calcext:value-type="string">
            <text:p>٤٧</text:p>
          </table:table-cell>
          <table:table-cell table:style-name="ce31" table:formula="of:=NUMBERS2ARAB([.D13])" office:value-type="string" office:string-value="١٩" calcext:value-type="string">
            <text:p>١٩</text:p>
          </table:table-cell>
          <table:table-cell table:style-name="ce32" table:formula="of:=NUMBERS2ARAB([.E13])" office:value-type="string" office:string-value="٤٤" calcext:value-type="string">
            <text:p>٤٤</text:p>
          </table:table-cell>
          <table:table-cell table:style-name="ce31" table:formula="of:=NUMBERS2ARAB([.F13])" office:value-type="string" office:string-value="٤٥" calcext:value-type="string">
            <text:p>٤٥</text:p>
          </table:table-cell>
          <table:table-cell table:style-name="ce32" table:formula="of:=NUMBERS2ARAB([.G13])" office:value-type="string" office:string-value="٢٢" calcext:value-type="string">
            <text:p>٢٢</text:p>
          </table:table-cell>
          <table:table-cell table:style-name="ce31" table:formula="of:=NUMBERS2ARAB([.H13])" office:value-type="string" office:string-value="١٨" calcext:value-type="string">
            <text:p>١٨</text:p>
          </table:table-cell>
          <table:table-cell table:style-name="ce32" table:formula="of:=NUMBERS2ARAB([.I13])" office:value-type="string" office:string-value="٤٨" calcext:value-type="string">
            <text:p>٤٨</text:p>
          </table:table-cell>
          <table:table-cell table:number-columns-repeated="16375"/>
        </table:table-row>
        <table:table-row table:style-name="ro2">
          <table:table-cell/>
          <table:table-cell table:style-name="ce32" table:formula="of:=NUMBERS2ARAB([.B14])" office:value-type="string" office:string-value="٣٢" calcext:value-type="string">
            <text:p>٣٢</text:p>
          </table:table-cell>
          <table:table-cell table:style-name="ce31" table:formula="of:=NUMBERS2ARAB([.C14])" office:value-type="string" office:string-value="٢٦" calcext:value-type="string">
            <text:p>٢٦</text:p>
          </table:table-cell>
          <table:table-cell table:style-name="ce32" table:formula="of:=NUMBERS2ARAB([.D14])" office:value-type="string" office:string-value="٣٨" calcext:value-type="string">
            <text:p>٣٨</text:p>
          </table:table-cell>
          <table:table-cell table:style-name="ce31" table:formula="of:=NUMBERS2ARAB([.E14])" office:value-type="string" office:string-value="٣٧" calcext:value-type="string">
            <text:p>٣٧</text:p>
          </table:table-cell>
          <table:table-cell table:style-name="ce32" table:formula="of:=NUMBERS2ARAB([.F14])" office:value-type="string" office:string-value="٣٦" calcext:value-type="string">
            <text:p>٣٦</text:p>
          </table:table-cell>
          <table:table-cell table:style-name="ce31" table:formula="of:=NUMBERS2ARAB([.G14])" office:value-type="string" office:string-value="٢٧" calcext:value-type="string">
            <text:p>٢٧</text:p>
          </table:table-cell>
          <table:table-cell table:style-name="ce32" table:formula="of:=NUMBERS2ARAB([.H14])" office:value-type="string" office:string-value="٣١" calcext:value-type="string">
            <text:p>٣١</text:p>
          </table:table-cell>
          <table:table-cell table:style-name="ce31" table:formula="of:=NUMBERS2ARAB([.I14])" office:value-type="string" office:string-value="٣٣" calcext:value-type="string">
            <text:p>٣٣</text:p>
          </table:table-cell>
          <table:table-cell table:number-columns-repeated="16375"/>
        </table:table-row>
        <table:table-row table:style-name="ro2">
          <table:table-cell/>
          <table:table-cell table:style-name="ce31" table:formula="of:=NUMBERS2ARAB([.B15])" office:value-type="string" office:string-value="٤٠" calcext:value-type="string">
            <text:p>٤٠</text:p>
          </table:table-cell>
          <table:table-cell table:style-name="ce32" table:formula="of:=NUMBERS2ARAB([.C15])" office:value-type="string" office:string-value="٣٩" calcext:value-type="string">
            <text:p>٣٩</text:p>
          </table:table-cell>
          <table:table-cell table:style-name="ce31" table:formula="of:=NUMBERS2ARAB([.D15])" office:value-type="string" office:string-value="٣٠" calcext:value-type="string">
            <text:p>٣٠</text:p>
          </table:table-cell>
          <table:table-cell table:style-name="ce32" table:formula="of:=NUMBERS2ARAB([.E15])" office:value-type="string" office:string-value="٢٩" calcext:value-type="string">
            <text:p>٢٩</text:p>
          </table:table-cell>
          <table:table-cell table:style-name="ce31" table:formula="of:=NUMBERS2ARAB([.F15])" office:value-type="string" office:string-value="٢٨" calcext:value-type="string">
            <text:p>٢٨</text:p>
          </table:table-cell>
          <table:table-cell table:style-name="ce32" table:formula="of:=NUMBERS2ARAB([.G15])" office:value-type="string" office:string-value="٣٥" calcext:value-type="string">
            <text:p>٣٥</text:p>
          </table:table-cell>
          <table:table-cell table:style-name="ce31" table:formula="of:=NUMBERS2ARAB([.H15])" office:value-type="string" office:string-value="٣٤" calcext:value-type="string">
            <text:p>٣٤</text:p>
          </table:table-cell>
          <table:table-cell table:style-name="ce32" table:formula="of:=NUMBERS2ARAB([.I15])" office:value-type="string" office:string-value="٢٥" calcext:value-type="string">
            <text:p>٢٥</text:p>
          </table:table-cell>
          <table:table-cell table:number-columns-repeated="16375"/>
        </table:table-row>
        <table:table-row table:style-name="ro2">
          <table:table-cell/>
          <table:table-cell table:style-name="ce32" table:formula="of:=NUMBERS2ARAB([.B16])" office:value-type="string" office:string-value="٤١" calcext:value-type="string">
            <text:p>٤١</text:p>
          </table:table-cell>
          <table:table-cell table:style-name="ce31" table:formula="of:=NUMBERS2ARAB([.C16])" office:value-type="string" office:string-value="٢٣" calcext:value-type="string">
            <text:p>٢٣</text:p>
          </table:table-cell>
          <table:table-cell table:style-name="ce32" table:formula="of:=NUMBERS2ARAB([.D16])" office:value-type="string" office:string-value="٤٣" calcext:value-type="string">
            <text:p>٤٣</text:p>
          </table:table-cell>
          <table:table-cell table:style-name="ce31" table:formula="of:=NUMBERS2ARAB([.E16])" office:value-type="string" office:string-value="٢١" calcext:value-type="string">
            <text:p>٢١</text:p>
          </table:table-cell>
          <table:table-cell table:style-name="ce32" table:formula="of:=NUMBERS2ARAB([.F16])" office:value-type="string" office:string-value="٢٠" calcext:value-type="string">
            <text:p>٢٠</text:p>
          </table:table-cell>
          <table:table-cell table:style-name="ce31" table:formula="of:=NUMBERS2ARAB([.G16])" office:value-type="string" office:string-value="٤٦" calcext:value-type="string">
            <text:p>٤٦</text:p>
          </table:table-cell>
          <table:table-cell table:style-name="ce32" table:formula="of:=NUMBERS2ARAB([.H16])" office:value-type="string" office:string-value="٤٢" calcext:value-type="string">
            <text:p>٤٢</text:p>
          </table:table-cell>
          <table:table-cell table:style-name="ce31" table:formula="of:=NUMBERS2ARAB([.I16])" office:value-type="string" office:string-value="٢٤" calcext:value-type="string">
            <text:p>٢٤</text:p>
          </table:table-cell>
          <table:table-cell table:number-columns-repeated="16375"/>
        </table:table-row>
        <table:table-row table:style-name="ro2">
          <table:table-cell/>
          <table:table-cell table:style-name="ce31" table:formula="of:=NUMBERS2ARAB([.B17])" office:value-type="string" office:string-value="١٦" calcext:value-type="string">
            <text:p>١٦</text:p>
          </table:table-cell>
          <table:table-cell table:style-name="ce32" table:formula="of:=NUMBERS2ARAB([.C17])" office:value-type="string" office:string-value="٥٠" calcext:value-type="string">
            <text:p>٥٠</text:p>
          </table:table-cell>
          <table:table-cell table:style-name="ce31" table:formula="of:=NUMBERS2ARAB([.D17])" office:value-type="string" office:string-value="١٤" calcext:value-type="string">
            <text:p>١٤</text:p>
          </table:table-cell>
          <table:table-cell table:style-name="ce32" table:formula="of:=NUMBERS2ARAB([.E17])" office:value-type="string" office:string-value="١٢" calcext:value-type="string">
            <text:p>١٢</text:p>
          </table:table-cell>
          <table:table-cell table:style-name="ce31" table:formula="of:=NUMBERS2ARAB([.F17])" office:value-type="string" office:string-value="٥٣" calcext:value-type="string">
            <text:p>٥٣</text:p>
          </table:table-cell>
          <table:table-cell table:style-name="ce32" table:formula="of:=NUMBERS2ARAB([.G17])" office:value-type="string" office:string-value="١١" calcext:value-type="string">
            <text:p>١١</text:p>
          </table:table-cell>
          <table:table-cell table:style-name="ce31" table:formula="of:=NUMBERS2ARAB([.H17])" office:value-type="string" office:string-value="٥٥" calcext:value-type="string">
            <text:p>٥٥</text:p>
          </table:table-cell>
          <table:table-cell table:style-name="ce32" table:formula="of:=NUMBERS2ARAB([.I17])" office:value-type="string" office:string-value="٤٩" calcext:value-type="string">
            <text:p>٤٩</text:p>
          </table:table-cell>
          <table:table-cell table:number-columns-repeated="16375"/>
        </table:table-row>
        <table:table-row table:style-name="ro2">
          <table:table-cell/>
          <table:table-cell table:style-name="ce32" table:formula="of:=NUMBERS2ARAB([.B18])" office:value-type="string" office:string-value="٥٨" calcext:value-type="string">
            <text:p>٥٨</text:p>
          </table:table-cell>
          <table:table-cell table:style-name="ce31" table:formula="of:=NUMBERS2ARAB([.C18])" office:value-type="string" office:string-value="٧" calcext:value-type="string">
            <text:p>٧</text:p>
          </table:table-cell>
          <table:table-cell table:style-name="ce32" table:formula="of:=NUMBERS2ARAB([.D18])" office:value-type="string" office:string-value="٦٠" calcext:value-type="string">
            <text:p>٦٠</text:p>
          </table:table-cell>
          <table:table-cell table:style-name="ce31" table:formula="of:=NUMBERS2ARAB([.E18])" office:value-type="string" office:string-value="٤" calcext:value-type="string">
            <text:p>٤</text:p>
          </table:table-cell>
          <table:table-cell table:style-name="ce32" table:formula="of:=NUMBERS2ARAB([.F18])" office:value-type="string" office:string-value="٥" calcext:value-type="string">
            <text:p>٥</text:p>
          </table:table-cell>
          <table:table-cell table:style-name="ce31" table:formula="of:=NUMBERS2ARAB([.G18])" office:value-type="string" office:string-value="٦٣" calcext:value-type="string">
            <text:p>٦٣</text:p>
          </table:table-cell>
          <table:table-cell table:style-name="ce32" table:formula="of:=NUMBERS2ARAB([.H18])" office:value-type="string" office:string-value="٢" calcext:value-type="string">
            <text:p>٢</text:p>
          </table:table-cell>
          <table:table-cell table:style-name="ce31" table:formula="of:=NUMBERS2ARAB([.I18])" office:value-type="string" office:string-value="٦٥" calcext:value-type="string">
            <text:p>٦٥</text:p>
          </table:table-cell>
          <table:table-cell table:number-columns-repeated="16375"/>
        </table:table-row>
        <table:table-row table:style-name="ro1" table:number-rows-repeated="1048547">
          <table:table-cell table:number-columns-repeated="16384"/>
        </table:table-row>
        <table:table-row table:style-name="ro1">
          <table:table-cell table:number-columns-repeated="1638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6" table:default-cell-style-name="ce27"/>
        <table:table-column table:style-name="co2" table:number-columns-repeated="7" table:default-cell-style-name="ce36"/>
        <table:table-column table:style-name="co8" table:default-cell-style-name="ce36"/>
        <table:table-column table:style-name="co5" table:number-columns-repeated="1637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موسع</text:p>
          </table:table-cell>
          <table:table-cell table:style-name="ce27" table:formula="of:=ABJAD([.J1];1;1)" office:value-type="string" office:string-value="176" calcext:value-type="string">
            <text:p>176</text:p>
          </table:table-cell>
          <table:table-cell table:style-name="ce27" table:number-columns-repeated="1637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637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61" table:formula="of:=VALUE(ABJAD([.J1];1;1))-[.I2]" office:value-type="float" office:value="1" calcext:value-type="float">
            <text:p>1</text:p>
          </table:table-cell>
          <table:table-cell table:number-columns-repeated="1637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0.142857142857143" calcext:value-type="float">
            <text:p>0,142857142857143</text:p>
          </table:table-cell>
          <table:table-cell table:number-columns-repeated="1637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637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637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637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6376"/>
        </table:table-row>
        <table:table-row table:style-name="ro1">
          <table:table-cell table:number-columns-repeated="8"/>
          <table:table-cell table:style-name="ce51" table:formula="of:=[.H10]+[.G11]+[.F12]+[.E13]+[.D14]+[.C15]+[.B16]"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24" calcext:value-type="float">
            <text:p>24</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30" calcext:value-type="float">
            <text:p>30</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36" calcext:value-type="float">
            <text:p>36</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50" calcext:value-type="float">
            <text:p>50</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6" calcext:value-type="float">
            <text:p>6</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12" calcext:value-type="float">
            <text:p>12</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18" calcext:value-type="float">
            <text:p>18</text:p>
          </table:table-cell>
          <table:table-cell table:style-name="ce51" table:formula="of:=SUM([.I9:.I9])"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16" calcext:value-type="float">
            <text:p>16</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22" calcext:value-type="float">
            <text:p>22</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35" calcext:value-type="float">
            <text:p>35</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41" calcext:value-type="float">
            <text:p>41</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48" calcext:value-type="float">
            <text:p>48</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 calcext:value-type="float">
            <text:p>4</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10" calcext:value-type="float">
            <text:p>10</text:p>
          </table:table-cell>
          <table:table-cell table:style-name="ce51" table:formula="of:=SUM([.I10:.I10])"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8" calcext:value-type="float">
            <text:p>8</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21" calcext:value-type="float">
            <text:p>21</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27" calcext:value-type="float">
            <text:p>27</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33" calcext:value-type="float">
            <text:p>33</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39" calcext:value-type="float">
            <text:p>39</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46" calcext:value-type="float">
            <text:p>46</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2" calcext:value-type="float">
            <text:p>2</text:p>
          </table:table-cell>
          <table:table-cell table:style-name="ce51" table:formula="of:=SUM([.I11:.I11])"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7" calcext:value-type="float">
            <text:p>7</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13" calcext:value-type="float">
            <text:p>13</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19" calcext:value-type="float">
            <text:p>19</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25" calcext:value-type="float">
            <text:p>25</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31" calcext:value-type="float">
            <text:p>31</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37" calcext:value-type="float">
            <text:p>37</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44" calcext:value-type="float">
            <text:p>44</text:p>
          </table:table-cell>
          <table:table-cell table:style-name="ce51" table:formula="of:=SUM([.I12:.I12])"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49" calcext:value-type="float">
            <text:p>49</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5" calcext:value-type="float">
            <text:p>5</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11" calcext:value-type="float">
            <text:p>11</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17" calcext:value-type="float">
            <text:p>17</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23" calcext:value-type="float">
            <text:p>23</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29" calcext:value-type="float">
            <text:p>29</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42" calcext:value-type="float">
            <text:p>42</text:p>
          </table:table-cell>
          <table:table-cell table:style-name="ce51" table:formula="of:=SUM([.I13:.I13])"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40" calcext:value-type="float">
            <text:p>40</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47" calcext:value-type="float">
            <text:p>47</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3" calcext:value-type="float">
            <text:p>3</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9" calcext:value-type="float">
            <text:p>9</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15" calcext:value-type="float">
            <text:p>15</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28" calcext:value-type="float">
            <text:p>28</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34" calcext:value-type="float">
            <text:p>34</text:p>
          </table:table-cell>
          <table:table-cell table:style-name="ce51" table:formula="of:=SUM([.I14:.I14])" office:value-type="float" office:value="176" calcext:value-type="float">
            <text:p>176</text:p>
          </table:table-cell>
          <table:table-cell table:number-columns-repeated="1637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32" calcext:value-type="float">
            <text:p>32</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38" calcext:value-type="float">
            <text:p>38</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45" calcext:value-type="float">
            <text:p>45</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1" calcext:value-type="float">
            <text:p>1</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14" calcext:value-type="float">
            <text:p>14</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20" calcext:value-type="float">
            <text:p>20</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26" calcext:value-type="float">
            <text:p>26</text:p>
          </table:table-cell>
          <table:table-cell table:style-name="ce51" table:formula="of:=SUM([.I15:.I15])" office:value-type="float" office:value="176" calcext:value-type="float">
            <text:p>176</text:p>
          </table:table-cell>
          <table:table-cell table:number-columns-repeated="16375"/>
        </table:table-row>
        <table:table-row table:style-name="ro1">
          <table:table-cell/>
          <table:table-cell table:style-name="ce51" table:formula="of:=SUM([.B10:.B16])" office:value-type="float" office:value="176" calcext:value-type="float">
            <text:p>176</text:p>
          </table:table-cell>
          <table:table-cell table:style-name="ce51" table:formula="of:=SUM([.C10:.C16])" office:value-type="float" office:value="176" calcext:value-type="float">
            <text:p>176</text:p>
          </table:table-cell>
          <table:table-cell table:style-name="ce51" table:formula="of:=SUM([.D10:.D16])" office:value-type="float" office:value="176" calcext:value-type="float">
            <text:p>176</text:p>
          </table:table-cell>
          <table:table-cell table:style-name="ce51" table:formula="of:=SUM([.E10:.E16])" office:value-type="float" office:value="176" calcext:value-type="float">
            <text:p>176</text:p>
          </table:table-cell>
          <table:table-cell table:style-name="ce51" table:formula="of:=SUM([.F10:.F16])" office:value-type="float" office:value="176" calcext:value-type="float">
            <text:p>176</text:p>
          </table:table-cell>
          <table:table-cell table:style-name="ce51" table:formula="of:=SUM([.G10:.G16])" office:value-type="float" office:value="176" calcext:value-type="float">
            <text:p>176</text:p>
          </table:table-cell>
          <table:table-cell table:style-name="ce51" table:formula="of:=SUM([.H10:.H16])" office:value-type="float" office:value="176" calcext:value-type="float">
            <text:p>176</text:p>
          </table:table-cell>
          <table:table-cell table:style-name="ce51" table:formula="of:=[.H16]+[.G15]+[.F14]+[.E13]+[.D12]+[.C11]+[.B10]" office:value-type="float" office:value="175" calcext:value-type="float">
            <text:p>175</text:p>
          </table:table-cell>
          <table:table-cell table:number-columns-repeated="16375"/>
        </table:table-row>
        <table:table-row table:style-name="ro1">
          <table:table-cell table:number-columns-repeated="16384"/>
        </table:table-row>
        <table:table-row table:style-name="ro2">
          <table:table-cell/>
          <table:table-cell table:style-name="ce39" table:formula="of:=NUMBERS2ARAB([.B10])" office:value-type="string" office:string-value="٢٤" calcext:value-type="string">
            <text:p>٢٤</text:p>
          </table:table-cell>
          <table:table-cell table:style-name="ce40" table:formula="of:=NUMBERS2ARAB([.C10])" office:value-type="string" office:string-value="٣٠" calcext:value-type="string">
            <text:p>٣٠</text:p>
          </table:table-cell>
          <table:table-cell table:style-name="ce39" table:formula="of:=NUMBERS2ARAB([.D10])" office:value-type="string" office:string-value="٣٦" calcext:value-type="string">
            <text:p>٣٦</text:p>
          </table:table-cell>
          <table:table-cell table:style-name="ce40" table:formula="of:=NUMBERS2ARAB([.E10])" office:value-type="string" office:string-value="٥٠" calcext:value-type="string">
            <text:p>٥٠</text:p>
          </table:table-cell>
          <table:table-cell table:style-name="ce39" table:formula="of:=NUMBERS2ARAB([.F10])" office:value-type="string" office:string-value="٦" calcext:value-type="string">
            <text:p>٦</text:p>
          </table:table-cell>
          <table:table-cell table:style-name="ce40" table:formula="of:=NUMBERS2ARAB([.G10])" office:value-type="string" office:string-value="١٢" calcext:value-type="string">
            <text:p>١٢</text:p>
          </table:table-cell>
          <table:table-cell table:style-name="ce39" table:formula="of:=NUMBERS2ARAB([.H10])" office:value-type="string" office:string-value="١٨" calcext:value-type="string">
            <text:p>١٨</text:p>
          </table:table-cell>
          <table:table-cell table:number-columns-repeated="16376"/>
        </table:table-row>
        <table:table-row table:style-name="ro2">
          <table:table-cell/>
          <table:table-cell table:style-name="ce40" table:formula="of:=NUMBERS2ARAB([.B11])" office:value-type="string" office:string-value="١٦" calcext:value-type="string">
            <text:p>١٦</text:p>
          </table:table-cell>
          <table:table-cell table:style-name="ce39" table:formula="of:=NUMBERS2ARAB([.C11])" office:value-type="string" office:string-value="٢٢" calcext:value-type="string">
            <text:p>٢٢</text:p>
          </table:table-cell>
          <table:table-cell table:style-name="ce40" table:formula="of:=NUMBERS2ARAB([.D11])" office:value-type="string" office:string-value="٣٥" calcext:value-type="string">
            <text:p>٣٥</text:p>
          </table:table-cell>
          <table:table-cell table:style-name="ce39" table:formula="of:=NUMBERS2ARAB([.E11])" office:value-type="string" office:string-value="٤١" calcext:value-type="string">
            <text:p>٤١</text:p>
          </table:table-cell>
          <table:table-cell table:style-name="ce40" table:formula="of:=NUMBERS2ARAB([.F11])" office:value-type="string" office:string-value="٤٨" calcext:value-type="string">
            <text:p>٤٨</text:p>
          </table:table-cell>
          <table:table-cell table:style-name="ce39" table:formula="of:=NUMBERS2ARAB([.G11])" office:value-type="string" office:string-value="٤" calcext:value-type="string">
            <text:p>٤</text:p>
          </table:table-cell>
          <table:table-cell table:style-name="ce40" table:formula="of:=NUMBERS2ARAB([.H11])" office:value-type="string" office:string-value="١٠" calcext:value-type="string">
            <text:p>١٠</text:p>
          </table:table-cell>
          <table:table-cell table:number-columns-repeated="16376"/>
        </table:table-row>
        <table:table-row table:style-name="ro2">
          <table:table-cell/>
          <table:table-cell table:style-name="ce39" table:formula="of:=NUMBERS2ARAB([.B12])" office:value-type="string" office:string-value="٨" calcext:value-type="string">
            <text:p>٨</text:p>
          </table:table-cell>
          <table:table-cell table:style-name="ce40" table:formula="of:=NUMBERS2ARAB([.C12])" office:value-type="string" office:string-value="٢١" calcext:value-type="string">
            <text:p>٢١</text:p>
          </table:table-cell>
          <table:table-cell table:style-name="ce39" table:formula="of:=NUMBERS2ARAB([.D12])" office:value-type="string" office:string-value="٢٧" calcext:value-type="string">
            <text:p>٢٧</text:p>
          </table:table-cell>
          <table:table-cell table:style-name="ce40" table:formula="of:=NUMBERS2ARAB([.E12])" office:value-type="string" office:string-value="٣٣" calcext:value-type="string">
            <text:p>٣٣</text:p>
          </table:table-cell>
          <table:table-cell table:style-name="ce39" table:formula="of:=NUMBERS2ARAB([.F12])" office:value-type="string" office:string-value="٣٩" calcext:value-type="string">
            <text:p>٣٩</text:p>
          </table:table-cell>
          <table:table-cell table:style-name="ce40" table:formula="of:=NUMBERS2ARAB([.G12])" office:value-type="string" office:string-value="٤٦" calcext:value-type="string">
            <text:p>٤٦</text:p>
          </table:table-cell>
          <table:table-cell table:style-name="ce39" table:formula="of:=NUMBERS2ARAB([.H12])" office:value-type="string" office:string-value="٢" calcext:value-type="string">
            <text:p>٢</text:p>
          </table:table-cell>
          <table:table-cell table:number-columns-repeated="16376"/>
        </table:table-row>
        <table:table-row table:style-name="ro2">
          <table:table-cell/>
          <table:table-cell table:style-name="ce40" table:formula="of:=NUMBERS2ARAB([.B13])" office:value-type="string" office:string-value="٧" calcext:value-type="string">
            <text:p>٧</text:p>
          </table:table-cell>
          <table:table-cell table:style-name="ce39" table:formula="of:=NUMBERS2ARAB([.C13])" office:value-type="string" office:string-value="١٣" calcext:value-type="string">
            <text:p>١٣</text:p>
          </table:table-cell>
          <table:table-cell table:style-name="ce40" table:formula="of:=NUMBERS2ARAB([.D13])" office:value-type="string" office:string-value="١٩" calcext:value-type="string">
            <text:p>١٩</text:p>
          </table:table-cell>
          <table:table-cell table:style-name="ce39" table:formula="of:=NUMBERS2ARAB([.E13])" office:value-type="string" office:string-value="٢٥" calcext:value-type="string">
            <text:p>٢٥</text:p>
          </table:table-cell>
          <table:table-cell table:style-name="ce40" table:formula="of:=NUMBERS2ARAB([.F13])" office:value-type="string" office:string-value="٣١" calcext:value-type="string">
            <text:p>٣١</text:p>
          </table:table-cell>
          <table:table-cell table:style-name="ce39" table:formula="of:=NUMBERS2ARAB([.G13])" office:value-type="string" office:string-value="٣٧" calcext:value-type="string">
            <text:p>٣٧</text:p>
          </table:table-cell>
          <table:table-cell table:style-name="ce40" table:formula="of:=NUMBERS2ARAB([.H13])" office:value-type="string" office:string-value="٤٤" calcext:value-type="string">
            <text:p>٤٤</text:p>
          </table:table-cell>
          <table:table-cell table:number-columns-repeated="16376"/>
        </table:table-row>
        <table:table-row table:style-name="ro2">
          <table:table-cell/>
          <table:table-cell table:style-name="ce39" table:formula="of:=NUMBERS2ARAB([.B14])" office:value-type="string" office:string-value="٤٩" calcext:value-type="string">
            <text:p>٤٩</text:p>
          </table:table-cell>
          <table:table-cell table:style-name="ce40" table:formula="of:=NUMBERS2ARAB([.C14])" office:value-type="string" office:string-value="٥" calcext:value-type="string">
            <text:p>٥</text:p>
          </table:table-cell>
          <table:table-cell table:style-name="ce39" table:formula="of:=NUMBERS2ARAB([.D14])" office:value-type="string" office:string-value="١١" calcext:value-type="string">
            <text:p>١١</text:p>
          </table:table-cell>
          <table:table-cell table:style-name="ce40" table:formula="of:=NUMBERS2ARAB([.E14])" office:value-type="string" office:string-value="١٧" calcext:value-type="string">
            <text:p>١٧</text:p>
          </table:table-cell>
          <table:table-cell table:style-name="ce39" table:formula="of:=NUMBERS2ARAB([.F14])" office:value-type="string" office:string-value="٢٣" calcext:value-type="string">
            <text:p>٢٣</text:p>
          </table:table-cell>
          <table:table-cell table:style-name="ce40" table:formula="of:=NUMBERS2ARAB([.G14])" office:value-type="string" office:string-value="٢٩" calcext:value-type="string">
            <text:p>٢٩</text:p>
          </table:table-cell>
          <table:table-cell table:style-name="ce39" table:formula="of:=NUMBERS2ARAB([.H14])" office:value-type="string" office:string-value="٤٢" calcext:value-type="string">
            <text:p>٤٢</text:p>
          </table:table-cell>
          <table:table-cell table:number-columns-repeated="16376"/>
        </table:table-row>
        <table:table-row table:style-name="ro2">
          <table:table-cell/>
          <table:table-cell table:style-name="ce40" table:formula="of:=NUMBERS2ARAB([.B15])" office:value-type="string" office:string-value="٤٠" calcext:value-type="string">
            <text:p>٤٠</text:p>
          </table:table-cell>
          <table:table-cell table:style-name="ce39" table:formula="of:=NUMBERS2ARAB([.C15])" office:value-type="string" office:string-value="٤٧" calcext:value-type="string">
            <text:p>٤٧</text:p>
          </table:table-cell>
          <table:table-cell table:style-name="ce40" table:formula="of:=NUMBERS2ARAB([.D15])" office:value-type="string" office:string-value="٣" calcext:value-type="string">
            <text:p>٣</text:p>
          </table:table-cell>
          <table:table-cell table:style-name="ce39" table:formula="of:=NUMBERS2ARAB([.E15])" office:value-type="string" office:string-value="٩" calcext:value-type="string">
            <text:p>٩</text:p>
          </table:table-cell>
          <table:table-cell table:style-name="ce40" table:formula="of:=NUMBERS2ARAB([.F15])" office:value-type="string" office:string-value="١٥" calcext:value-type="string">
            <text:p>١٥</text:p>
          </table:table-cell>
          <table:table-cell table:style-name="ce39" table:formula="of:=NUMBERS2ARAB([.G15])" office:value-type="string" office:string-value="٢٨" calcext:value-type="string">
            <text:p>٢٨</text:p>
          </table:table-cell>
          <table:table-cell table:style-name="ce40" table:formula="of:=NUMBERS2ARAB([.H15])" office:value-type="string" office:string-value="٣٤" calcext:value-type="string">
            <text:p>٣٤</text:p>
          </table:table-cell>
          <table:table-cell table:number-columns-repeated="16376"/>
        </table:table-row>
        <table:table-row table:style-name="ro2">
          <table:table-cell/>
          <table:table-cell table:style-name="ce39" table:formula="of:=NUMBERS2ARAB([.B16])" office:value-type="string" office:string-value="٣٢" calcext:value-type="string">
            <text:p>٣٢</text:p>
          </table:table-cell>
          <table:table-cell table:style-name="ce40" table:formula="of:=NUMBERS2ARAB([.C16])" office:value-type="string" office:string-value="٣٨" calcext:value-type="string">
            <text:p>٣٨</text:p>
          </table:table-cell>
          <table:table-cell table:style-name="ce39" table:formula="of:=NUMBERS2ARAB([.D16])" office:value-type="string" office:string-value="٤٥" calcext:value-type="string">
            <text:p>٤٥</text:p>
          </table:table-cell>
          <table:table-cell table:style-name="ce40" table:formula="of:=NUMBERS2ARAB([.E16])" office:value-type="string" office:string-value="١" calcext:value-type="string">
            <text:p>١</text:p>
          </table:table-cell>
          <table:table-cell table:style-name="ce39" table:formula="of:=NUMBERS2ARAB([.F16])" office:value-type="string" office:string-value="١٤" calcext:value-type="string">
            <text:p>١٤</text:p>
          </table:table-cell>
          <table:table-cell table:style-name="ce40" table:formula="of:=NUMBERS2ARAB([.G16])" office:value-type="string" office:string-value="٢٠" calcext:value-type="string">
            <text:p>٢٠</text:p>
          </table:table-cell>
          <table:table-cell table:style-name="ce39" table:formula="of:=NUMBERS2ARAB([.H16])" office:value-type="string" office:string-value="٢٦" calcext:value-type="string">
            <text:p>٢٦</text:p>
          </table:table-cell>
          <table:table-cell table:number-columns-repeated="16376"/>
        </table:table-row>
        <table:table-row table:style-name="ro1" table:number-rows-repeated="1048550">
          <table:table-cell table:number-columns-repeated="16384"/>
        </table:table-row>
        <table:table-row table:style-name="ro1">
          <table:table-cell table:number-columns-repeated="16384"/>
        </table:table-row>
        <calcext:conditional-formats>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 calcext:target-range-address="7x7.I9:7x7.I17 7x7.B17:7x7.H17">
            <calcext:condition calcext:apply-style-name="Good" calcext:value="=VALUE(ABJAD([.$J$1];1;1))" calcext:base-cell-address="7x7.B17"/>
            <calcext:condition calcext:apply-style-name="Bad" calcext:value="!=VALUE(ABJAD([.$J$1];1;1))" calcext:base-cell-address="7x7.B17"/>
          </calcext:conditional-format>
        </calcext:conditional-formats>
      </table:table>
      <table:table table:name="6x6" table:style-name="ta1">
        <table:table-column table:style-name="co6" table:default-cell-style-name="ce43"/>
        <table:table-column table:style-name="co2" table:number-columns-repeated="6" table:default-cell-style-name="ce13"/>
        <table:table-column table:style-name="co8" table:default-cell-style-name="ce13"/>
        <table:table-column table:style-name="co4" table:number-columns-repeated="3" table:default-cell-style-name="ce13"/>
        <table:table-column table:style-name="co5" table:number-columns-repeated="1637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كافي</text:p>
          </table:table-cell>
          <table:table-cell table:style-name="ce43" table:formula="of:=VALUE(ABJAD([.$I$1];1;1))" office:value-type="float" office:value="111" calcext:value-type="float">
            <text:p>111</text:p>
          </table:table-cell>
          <table:table-cell table:style-name="ce43" table:number-columns-repeated="1637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637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70" table:formula="of:=VALUE(ABJAD([.I1];1;1))-[.H2]" office:value-type="float" office:value="0" calcext:value-type="float">
            <text:p>0</text:p>
          </table:table-cell>
          <table:table-cell table:number-columns-repeated="1637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0" calcext:value-type="float">
            <text:p>0</text:p>
          </table:table-cell>
          <table:table-cell table:number-columns-repeated="1637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637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637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6377"/>
        </table:table-row>
        <table:table-row table:style-name="ro1">
          <table:table-cell table:number-columns-repeated="7"/>
          <table:table-cell table:style-name="ce67" table:formula="of:=[.G9]+[.F10]+[.E11]+[.D12]+[.C13]+[.B14]"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4" calcext:value-type="float">
            <text:p>4</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10" calcext:value-type="float">
            <text:p>10</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30" calcext:value-type="float">
            <text:p>30</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31" calcext:value-type="float">
            <text:p>31</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35" calcext:value-type="float">
            <text:p>35</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1" calcext:value-type="float">
            <text:p>1</text:p>
          </table:table-cell>
          <table:table-cell table:style-name="ce67" table:formula="of:=SUM([.B9:.G9])"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32" calcext:value-type="float">
            <text:p>32</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18" calcext:value-type="float">
            <text:p>18</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21" calcext:value-type="float">
            <text:p>21</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24" calcext:value-type="float">
            <text:p>24</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11" calcext:value-type="float">
            <text:p>11</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5" calcext:value-type="float">
            <text:p>5</text:p>
          </table:table-cell>
          <table:table-cell table:style-name="ce67" table:formula="of:=SUM([.B10:.G10])"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28" calcext:value-type="float">
            <text:p>28</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23" calcext:value-type="float">
            <text:p>23</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12" calcext:value-type="float">
            <text:p>12</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17" calcext:value-type="float">
            <text:p>17</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22" calcext:value-type="float">
            <text:p>22</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9" calcext:value-type="float">
            <text:p>9</text:p>
          </table:table-cell>
          <table:table-cell table:style-name="ce67" table:formula="of:=SUM([.B11:.G11])"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8" calcext:value-type="float">
            <text:p>8</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13" calcext:value-type="float">
            <text:p>13</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26" calcext:value-type="float">
            <text:p>26</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19" calcext:value-type="float">
            <text:p>19</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16" calcext:value-type="float">
            <text:p>16</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29" calcext:value-type="float">
            <text:p>29</text:p>
          </table:table-cell>
          <table:table-cell table:style-name="ce67" table:formula="of:=SUM([.B12:.G12])"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3" calcext:value-type="float">
            <text:p>3</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20" calcext:value-type="float">
            <text:p>20</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15" calcext:value-type="float">
            <text:p>15</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14" calcext:value-type="float">
            <text:p>14</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25" calcext:value-type="float">
            <text:p>25</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34" calcext:value-type="float">
            <text:p>34</text:p>
          </table:table-cell>
          <table:table-cell table:style-name="ce67" table:formula="of:=SUM([.B13:.G13])" office:value-type="float" office:value="111" calcext:value-type="float">
            <text:p>111</text:p>
          </table:table-cell>
          <table:table-cell table:number-columns-repeated="1637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36" calcext:value-type="float">
            <text:p>36</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27" calcext:value-type="float">
            <text:p>27</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7" calcext:value-type="float">
            <text:p>7</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 calcext:value-type="float">
            <text:p>6</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2" calcext:value-type="float">
            <text:p>2</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33" calcext:value-type="float">
            <text:p>33</text:p>
          </table:table-cell>
          <table:table-cell table:style-name="ce67" table:formula="of:=SUM([.B14:.G14])" office:value-type="float" office:value="111" calcext:value-type="float">
            <text:p>111</text:p>
          </table:table-cell>
          <table:table-cell table:number-columns-repeated="16376"/>
        </table:table-row>
        <table:table-row table:style-name="ro1">
          <table:table-cell/>
          <table:table-cell table:style-name="ce67" table:formula="of:=SUM([.B9:.B14])" office:value-type="float" office:value="111" calcext:value-type="float">
            <text:p>111</text:p>
          </table:table-cell>
          <table:table-cell table:style-name="ce67" table:formula="of:=SUM([.C9:.C14])" office:value-type="float" office:value="111" calcext:value-type="float">
            <text:p>111</text:p>
          </table:table-cell>
          <table:table-cell table:style-name="ce67" table:formula="of:=SUM([.D9:.D14])" office:value-type="float" office:value="111" calcext:value-type="float">
            <text:p>111</text:p>
          </table:table-cell>
          <table:table-cell table:style-name="ce67" table:formula="of:=SUM([.E9:.E14])" office:value-type="float" office:value="111" calcext:value-type="float">
            <text:p>111</text:p>
          </table:table-cell>
          <table:table-cell table:style-name="ce67" table:formula="of:=SUM([.F9:.F14])" office:value-type="float" office:value="111" calcext:value-type="float">
            <text:p>111</text:p>
          </table:table-cell>
          <table:table-cell table:style-name="ce67" table:formula="of:=SUM([.G9:.G14])" office:value-type="float" office:value="111" calcext:value-type="float">
            <text:p>111</text:p>
          </table:table-cell>
          <table:table-cell table:style-name="ce67" table:formula="of:=[.G14]+[.F13]+[.E12]+[.D11]+[.C10]+[.B9]" office:value-type="float" office:value="111" calcext:value-type="float">
            <text:p>111</text:p>
          </table:table-cell>
          <table:table-cell table:number-columns-repeated="16376"/>
        </table:table-row>
        <table:table-row table:style-name="ro1">
          <table:table-cell table:number-columns-repeated="16384"/>
        </table:table-row>
        <table:table-row table:style-name="ro2">
          <table:table-cell/>
          <table:table-cell table:style-name="ce16" table:formula="of:=NUMBERS2ARAB([.B9])" office:value-type="string" office:string-value="٤" calcext:value-type="string">
            <text:p>٤</text:p>
          </table:table-cell>
          <table:table-cell table:style-name="ce17" table:formula="of:=NUMBERS2ARAB([.C9])" office:value-type="string" office:string-value="١٠" calcext:value-type="string">
            <text:p>١٠</text:p>
          </table:table-cell>
          <table:table-cell table:style-name="ce16" table:formula="of:=NUMBERS2ARAB([.D9])" office:value-type="string" office:string-value="٣٠" calcext:value-type="string">
            <text:p>٣٠</text:p>
          </table:table-cell>
          <table:table-cell table:style-name="ce17" table:formula="of:=NUMBERS2ARAB([.E9])" office:value-type="string" office:string-value="٣١" calcext:value-type="string">
            <text:p>٣١</text:p>
          </table:table-cell>
          <table:table-cell table:style-name="ce16" table:formula="of:=NUMBERS2ARAB([.F9])" office:value-type="string" office:string-value="٣٥" calcext:value-type="string">
            <text:p>٣٥</text:p>
          </table:table-cell>
          <table:table-cell table:style-name="ce17" table:formula="of:=NUMBERS2ARAB([.G9])" office:value-type="string" office:string-value="١" calcext:value-type="string">
            <text:p>١</text:p>
          </table:table-cell>
          <table:table-cell table:number-columns-repeated="16377"/>
        </table:table-row>
        <table:table-row table:style-name="ro2">
          <table:table-cell/>
          <table:table-cell table:style-name="ce17" table:formula="of:=NUMBERS2ARAB([.B10])" office:value-type="string" office:string-value="٣٢" calcext:value-type="string">
            <text:p>٣٢</text:p>
          </table:table-cell>
          <table:table-cell table:style-name="ce16" table:formula="of:=NUMBERS2ARAB([.C10])" office:value-type="string" office:string-value="١٨" calcext:value-type="string">
            <text:p>١٨</text:p>
          </table:table-cell>
          <table:table-cell table:style-name="ce17" table:formula="of:=NUMBERS2ARAB([.D10])" office:value-type="string" office:string-value="٢١" calcext:value-type="string">
            <text:p>٢١</text:p>
          </table:table-cell>
          <table:table-cell table:style-name="ce16" table:formula="of:=NUMBERS2ARAB([.E10])" office:value-type="string" office:string-value="٢٤" calcext:value-type="string">
            <text:p>٢٤</text:p>
          </table:table-cell>
          <table:table-cell table:style-name="ce17" table:formula="of:=NUMBERS2ARAB([.F10])" office:value-type="string" office:string-value="١١" calcext:value-type="string">
            <text:p>١١</text:p>
          </table:table-cell>
          <table:table-cell table:style-name="ce16" table:formula="of:=NUMBERS2ARAB([.G10])" office:value-type="string" office:string-value="٥" calcext:value-type="string">
            <text:p>٥</text:p>
          </table:table-cell>
          <table:table-cell table:number-columns-repeated="16377"/>
        </table:table-row>
        <table:table-row table:style-name="ro2">
          <table:table-cell/>
          <table:table-cell table:style-name="ce16" table:formula="of:=NUMBERS2ARAB([.B11])" office:value-type="string" office:string-value="٢٨" calcext:value-type="string">
            <text:p>٢٨</text:p>
          </table:table-cell>
          <table:table-cell table:style-name="ce17" table:formula="of:=NUMBERS2ARAB([.C11])" office:value-type="string" office:string-value="٢٣" calcext:value-type="string">
            <text:p>٢٣</text:p>
          </table:table-cell>
          <table:table-cell table:style-name="ce16" table:formula="of:=NUMBERS2ARAB([.D11])" office:value-type="string" office:string-value="١٢" calcext:value-type="string">
            <text:p>١٢</text:p>
          </table:table-cell>
          <table:table-cell table:style-name="ce17" table:formula="of:=NUMBERS2ARAB([.E11])" office:value-type="string" office:string-value="١٧" calcext:value-type="string">
            <text:p>١٧</text:p>
          </table:table-cell>
          <table:table-cell table:style-name="ce16" table:formula="of:=NUMBERS2ARAB([.F11])" office:value-type="string" office:string-value="٢٢" calcext:value-type="string">
            <text:p>٢٢</text:p>
          </table:table-cell>
          <table:table-cell table:style-name="ce17" table:formula="of:=NUMBERS2ARAB([.G11])" office:value-type="string" office:string-value="٩" calcext:value-type="string">
            <text:p>٩</text:p>
          </table:table-cell>
          <table:table-cell table:number-columns-repeated="16377"/>
        </table:table-row>
        <table:table-row table:style-name="ro2">
          <table:table-cell/>
          <table:table-cell table:style-name="ce17" table:formula="of:=NUMBERS2ARAB([.B12])" office:value-type="string" office:string-value="٨" calcext:value-type="string">
            <text:p>٨</text:p>
          </table:table-cell>
          <table:table-cell table:style-name="ce16" table:formula="of:=NUMBERS2ARAB([.C12])" office:value-type="string" office:string-value="١٣" calcext:value-type="string">
            <text:p>١٣</text:p>
          </table:table-cell>
          <table:table-cell table:style-name="ce17" table:formula="of:=NUMBERS2ARAB([.D12])" office:value-type="string" office:string-value="٢٦" calcext:value-type="string">
            <text:p>٢٦</text:p>
          </table:table-cell>
          <table:table-cell table:style-name="ce16" table:formula="of:=NUMBERS2ARAB([.E12])" office:value-type="string" office:string-value="١٩" calcext:value-type="string">
            <text:p>١٩</text:p>
          </table:table-cell>
          <table:table-cell table:style-name="ce17" table:formula="of:=NUMBERS2ARAB([.F12])" office:value-type="string" office:string-value="١٦" calcext:value-type="string">
            <text:p>١٦</text:p>
          </table:table-cell>
          <table:table-cell table:style-name="ce16" table:formula="of:=NUMBERS2ARAB([.G12])" office:value-type="string" office:string-value="٢٩" calcext:value-type="string">
            <text:p>٢٩</text:p>
          </table:table-cell>
          <table:table-cell table:number-columns-repeated="16377"/>
        </table:table-row>
        <table:table-row table:style-name="ro2">
          <table:table-cell/>
          <table:table-cell table:style-name="ce16" table:formula="of:=NUMBERS2ARAB([.B13])" office:value-type="string" office:string-value="٣" calcext:value-type="string">
            <text:p>٣</text:p>
          </table:table-cell>
          <table:table-cell table:style-name="ce17" table:formula="of:=NUMBERS2ARAB([.C13])" office:value-type="string" office:string-value="٢٠" calcext:value-type="string">
            <text:p>٢٠</text:p>
          </table:table-cell>
          <table:table-cell table:style-name="ce16" table:formula="of:=NUMBERS2ARAB([.D13])" office:value-type="string" office:string-value="١٥" calcext:value-type="string">
            <text:p>١٥</text:p>
          </table:table-cell>
          <table:table-cell table:style-name="ce17" table:formula="of:=NUMBERS2ARAB([.E13])" office:value-type="string" office:string-value="١٤" calcext:value-type="string">
            <text:p>١٤</text:p>
          </table:table-cell>
          <table:table-cell table:style-name="ce16" table:formula="of:=NUMBERS2ARAB([.F13])" office:value-type="string" office:string-value="٢٥" calcext:value-type="string">
            <text:p>٢٥</text:p>
          </table:table-cell>
          <table:table-cell table:style-name="ce17" table:formula="of:=NUMBERS2ARAB([.G13])" office:value-type="string" office:string-value="٣٤" calcext:value-type="string">
            <text:p>٣٤</text:p>
          </table:table-cell>
          <table:table-cell table:number-columns-repeated="16377"/>
        </table:table-row>
        <table:table-row table:style-name="ro2">
          <table:table-cell/>
          <table:table-cell table:style-name="ce17" table:formula="of:=NUMBERS2ARAB([.B14])" office:value-type="string" office:string-value="٣٦" calcext:value-type="string">
            <text:p>٣٦</text:p>
          </table:table-cell>
          <table:table-cell table:style-name="ce16" table:formula="of:=NUMBERS2ARAB([.C14])" office:value-type="string" office:string-value="٢٧" calcext:value-type="string">
            <text:p>٢٧</text:p>
          </table:table-cell>
          <table:table-cell table:style-name="ce17" table:formula="of:=NUMBERS2ARAB([.D14])" office:value-type="string" office:string-value="٧" calcext:value-type="string">
            <text:p>٧</text:p>
          </table:table-cell>
          <table:table-cell table:style-name="ce16" table:formula="of:=NUMBERS2ARAB([.E14])" office:value-type="string" office:string-value="٦" calcext:value-type="string">
            <text:p>٦</text:p>
          </table:table-cell>
          <table:table-cell table:style-name="ce17" table:formula="of:=NUMBERS2ARAB([.F14])" office:value-type="string" office:string-value="٢" calcext:value-type="string">
            <text:p>٢</text:p>
          </table:table-cell>
          <table:table-cell table:style-name="ce16" table:formula="of:=NUMBERS2ARAB([.G14])" office:value-type="string" office:string-value="٣٣" calcext:value-type="string">
            <text:p>٣٣</text:p>
          </table:table-cell>
          <table:table-cell table:number-columns-repeated="16377"/>
        </table:table-row>
        <table:table-row table:style-name="ro1" table:number-rows-repeated="1048553">
          <table:table-cell table:number-columns-repeated="16384"/>
        </table:table-row>
        <table:table-row table:style-name="ro1">
          <table:table-cell table:number-columns-repeated="16384"/>
        </table:table-row>
        <calcext:conditional-formats>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 calcext:target-range-address="6x6.H8:6x6.H15 6x6.B15:6x6.G15">
            <calcext:condition calcext:apply-style-name="Good" calcext:value="=VALUE(ABJAD([.$I$1];1;1))" calcext:base-cell-address="6x6.B15"/>
            <calcext:condition calcext:apply-style-name="Bad" calcext:value="!=VALUE(ABJAD([.$I$1];1;1))" calcext:base-cell-address="6x6.B15"/>
          </calcext:conditional-format>
        </calcext:conditional-formats>
      </table:table>
      <table:table table:name="5x5" table:style-name="ta1">
        <table:table-column table:style-name="co6" table:default-cell-style-name="ce27"/>
        <table:table-column table:style-name="co2" table:number-columns-repeated="5" table:default-cell-style-name="ce29"/>
        <table:table-column table:style-name="co8" table:default-cell-style-name="ce29"/>
        <table:table-column table:style-name="co4" table:default-cell-style-name="ce29"/>
        <table:table-column table:style-name="co8" table:default-cell-style-name="ce29"/>
        <table:table-column table:style-name="co5" table:number-columns-repeated="1637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55" table:content-validation-name="val5" office:value-type="string" calcext:value-type="string">
            <text:p>ديان</text:p>
          </table:table-cell>
          <table:table-cell table:style-name="ce27" table:formula="of:=VALUE(ABJAD([.H1];1;1))" office:value-type="float" office:value="65" calcext:value-type="float">
            <text:p>65</text:p>
          </table:table-cell>
          <table:table-cell table:style-name="ce27" table:number-columns-repeated="1637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637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5" table:formula="of:=VALUE(ABJAD([.H1];1;1))-[.G2]" office:value-type="float" office:value="0" calcext:value-type="float">
            <text:p>0</text:p>
          </table:table-cell>
          <table:table-cell table:number-columns-repeated="1637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0" calcext:value-type="float">
            <text:p>0</text:p>
          </table:table-cell>
          <table:table-cell table:number-columns-repeated="1637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637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6378"/>
        </table:table-row>
        <table:table-row table:style-name="ro1">
          <table:table-cell table:number-columns-repeated="6"/>
          <table:table-cell table:style-name="ce71" table:formula="of:=[.F8]+[.E9]+[.D10]+[.C11]+[.B12]" office:value-type="float" office:value="65" calcext:value-type="float">
            <text:p>65</text:p>
          </table:table-cell>
          <table:table-cell table:number-columns-repeated="1637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12" calcext:value-type="float">
            <text:p>12</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16" calcext:value-type="float">
            <text:p>16</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25" calcext:value-type="float">
            <text:p>25</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4" calcext:value-type="float">
            <text:p>4</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 calcext:value-type="float">
            <text:p>8</text:p>
          </table:table-cell>
          <table:table-cell table:style-name="ce71" table:formula="of:=SUM([.B8:.F8])" office:value-type="float" office:value="65" calcext:value-type="float">
            <text:p>65</text:p>
          </table:table-cell>
          <table:table-cell table:number-columns-repeated="1637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6" calcext:value-type="float">
            <text:p>6</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15" calcext:value-type="float">
            <text:p>15</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19" calcext:value-type="float">
            <text:p>19</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23" calcext:value-type="float">
            <text:p>23</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2" calcext:value-type="float">
            <text:p>2</text:p>
          </table:table-cell>
          <table:table-cell table:style-name="ce71" table:formula="of:=SUM([.B9:.F9])" office:value-type="float" office:value="65" calcext:value-type="float">
            <text:p>65</text:p>
          </table:table-cell>
          <table:table-cell table:number-columns-repeated="1637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5" calcext:value-type="float">
            <text:p>5</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9" calcext:value-type="float">
            <text:p>9</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13" calcext:value-type="float">
            <text:p>13</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17" calcext:value-type="float">
            <text:p>17</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21" calcext:value-type="float">
            <text:p>21</text:p>
          </table:table-cell>
          <table:table-cell table:style-name="ce71" table:formula="of:=SUM([.B10:.F10])" office:value-type="float" office:value="65" calcext:value-type="float">
            <text:p>65</text:p>
          </table:table-cell>
          <table:table-cell table:number-columns-repeated="1637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24" calcext:value-type="float">
            <text:p>24</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3" calcext:value-type="float">
            <text:p>3</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7" calcext:value-type="float">
            <text:p>7</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11" calcext:value-type="float">
            <text:p>11</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20" calcext:value-type="float">
            <text:p>20</text:p>
          </table:table-cell>
          <table:table-cell table:style-name="ce71" table:formula="of:=SUM([.B11:.F11])" office:value-type="float" office:value="65" calcext:value-type="float">
            <text:p>65</text:p>
          </table:table-cell>
          <table:table-cell table:number-columns-repeated="1637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18" calcext:value-type="float">
            <text:p>18</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22" calcext:value-type="float">
            <text:p>22</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1" calcext:value-type="float">
            <text:p>1</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10" calcext:value-type="float">
            <text:p>10</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14" calcext:value-type="float">
            <text:p>14</text:p>
          </table:table-cell>
          <table:table-cell table:style-name="ce71" table:formula="of:=SUM([.B12:.F12])" office:value-type="float" office:value="65" calcext:value-type="float">
            <text:p>65</text:p>
          </table:table-cell>
          <table:table-cell table:number-columns-repeated="16377"/>
        </table:table-row>
        <table:table-row table:style-name="ro1">
          <table:table-cell/>
          <table:table-cell table:style-name="ce71" table:formula="of:=SUM([.B8:.B12])" office:value-type="float" office:value="65" calcext:value-type="float">
            <text:p>65</text:p>
          </table:table-cell>
          <table:table-cell table:style-name="ce71" table:formula="of:=SUM([.C8:.C12])" office:value-type="float" office:value="65" calcext:value-type="float">
            <text:p>65</text:p>
          </table:table-cell>
          <table:table-cell table:style-name="ce71" table:formula="of:=SUM([.D8:.D12])" office:value-type="float" office:value="65" calcext:value-type="float">
            <text:p>65</text:p>
          </table:table-cell>
          <table:table-cell table:style-name="ce71" table:formula="of:=SUM([.E8:.E12])" office:value-type="float" office:value="65" calcext:value-type="float">
            <text:p>65</text:p>
          </table:table-cell>
          <table:table-cell table:style-name="ce71" table:formula="of:=SUM([.F8:.F12])" office:value-type="float" office:value="65" calcext:value-type="float">
            <text:p>65</text:p>
          </table:table-cell>
          <table:table-cell table:style-name="ce71" table:formula="of:=[.F12]+[.E11]+[.D10]+[.C9]+[.B8]" office:value-type="float" office:value="65" calcext:value-type="float">
            <text:p>65</text:p>
          </table:table-cell>
          <table:table-cell table:number-columns-repeated="16377"/>
        </table:table-row>
        <table:table-row table:style-name="ro1">
          <table:table-cell/>
          <table:table-cell table:style-name="ce15" table:number-columns-repeated="5"/>
          <table:table-cell table:number-columns-repeated="16378"/>
        </table:table-row>
        <table:table-row table:style-name="ro2">
          <table:table-cell/>
          <table:table-cell table:style-name="ce52" table:formula="of:=NUMBERS2ARAB([.B8])" office:value-type="string" office:string-value="١٢" calcext:value-type="string">
            <text:p>١٢</text:p>
          </table:table-cell>
          <table:table-cell table:style-name="ce53" table:formula="of:=NUMBERS2ARAB([.C8])" office:value-type="string" office:string-value="١٦" calcext:value-type="string">
            <text:p>١٦</text:p>
          </table:table-cell>
          <table:table-cell table:style-name="ce52" table:formula="of:=NUMBERS2ARAB([.D8])" office:value-type="string" office:string-value="٢٥" calcext:value-type="string">
            <text:p>٢٥</text:p>
          </table:table-cell>
          <table:table-cell table:style-name="ce53" table:formula="of:=NUMBERS2ARAB([.E8])" office:value-type="string" office:string-value="٤" calcext:value-type="string">
            <text:p>٤</text:p>
          </table:table-cell>
          <table:table-cell table:style-name="ce52" table:formula="of:=NUMBERS2ARAB([.F8])" office:value-type="string" office:string-value="٨" calcext:value-type="string">
            <text:p>٨</text:p>
          </table:table-cell>
          <table:table-cell table:number-columns-repeated="16378"/>
        </table:table-row>
        <table:table-row table:style-name="ro2">
          <table:table-cell/>
          <table:table-cell table:style-name="ce53" table:formula="of:=NUMBERS2ARAB([.B9])" office:value-type="string" office:string-value="٦" calcext:value-type="string">
            <text:p>٦</text:p>
          </table:table-cell>
          <table:table-cell table:style-name="ce52" table:formula="of:=NUMBERS2ARAB([.C9])" office:value-type="string" office:string-value="١٥" calcext:value-type="string">
            <text:p>١٥</text:p>
          </table:table-cell>
          <table:table-cell table:style-name="ce53" table:formula="of:=NUMBERS2ARAB([.D9])" office:value-type="string" office:string-value="١٩" calcext:value-type="string">
            <text:p>١٩</text:p>
          </table:table-cell>
          <table:table-cell table:style-name="ce52" table:formula="of:=NUMBERS2ARAB([.E9])" office:value-type="string" office:string-value="٢٣" calcext:value-type="string">
            <text:p>٢٣</text:p>
          </table:table-cell>
          <table:table-cell table:style-name="ce53" table:formula="of:=NUMBERS2ARAB([.F9])" office:value-type="string" office:string-value="٢" calcext:value-type="string">
            <text:p>٢</text:p>
          </table:table-cell>
          <table:table-cell table:number-columns-repeated="16378"/>
        </table:table-row>
        <table:table-row table:style-name="ro2">
          <table:table-cell/>
          <table:table-cell table:style-name="ce52" table:formula="of:=NUMBERS2ARAB([.B10])" office:value-type="string" office:string-value="٥" calcext:value-type="string">
            <text:p>٥</text:p>
          </table:table-cell>
          <table:table-cell table:style-name="ce53" table:formula="of:=NUMBERS2ARAB([.C10])" office:value-type="string" office:string-value="٩" calcext:value-type="string">
            <text:p>٩</text:p>
          </table:table-cell>
          <table:table-cell table:style-name="ce52" table:formula="of:=NUMBERS2ARAB([.D10])" office:value-type="string" office:string-value="١٣" calcext:value-type="string">
            <text:p>١٣</text:p>
          </table:table-cell>
          <table:table-cell table:style-name="ce53" table:formula="of:=NUMBERS2ARAB([.E10])" office:value-type="string" office:string-value="١٧" calcext:value-type="string">
            <text:p>١٧</text:p>
          </table:table-cell>
          <table:table-cell table:style-name="ce52" table:formula="of:=NUMBERS2ARAB([.F10])" office:value-type="string" office:string-value="٢١" calcext:value-type="string">
            <text:p>٢١</text:p>
          </table:table-cell>
          <table:table-cell table:number-columns-repeated="16378"/>
        </table:table-row>
        <table:table-row table:style-name="ro2">
          <table:table-cell/>
          <table:table-cell table:style-name="ce53" table:formula="of:=NUMBERS2ARAB([.B11])" office:value-type="string" office:string-value="٢٤" calcext:value-type="string">
            <text:p>٢٤</text:p>
          </table:table-cell>
          <table:table-cell table:style-name="ce52" table:formula="of:=NUMBERS2ARAB([.C11])" office:value-type="string" office:string-value="٣" calcext:value-type="string">
            <text:p>٣</text:p>
          </table:table-cell>
          <table:table-cell table:style-name="ce53" table:formula="of:=NUMBERS2ARAB([.D11])" office:value-type="string" office:string-value="٧" calcext:value-type="string">
            <text:p>٧</text:p>
          </table:table-cell>
          <table:table-cell table:style-name="ce52" table:formula="of:=NUMBERS2ARAB([.E11])" office:value-type="string" office:string-value="١١" calcext:value-type="string">
            <text:p>١١</text:p>
          </table:table-cell>
          <table:table-cell table:style-name="ce53" table:formula="of:=NUMBERS2ARAB([.F11])" office:value-type="string" office:string-value="٢٠" calcext:value-type="string">
            <text:p>٢٠</text:p>
          </table:table-cell>
          <table:table-cell table:number-columns-repeated="16378"/>
        </table:table-row>
        <table:table-row table:style-name="ro2">
          <table:table-cell/>
          <table:table-cell table:style-name="ce52" table:formula="of:=NUMBERS2ARAB([.B12])" office:value-type="string" office:string-value="١٨" calcext:value-type="string">
            <text:p>١٨</text:p>
          </table:table-cell>
          <table:table-cell table:style-name="ce53" table:formula="of:=NUMBERS2ARAB([.C12])" office:value-type="string" office:string-value="٢٢" calcext:value-type="string">
            <text:p>٢٢</text:p>
          </table:table-cell>
          <table:table-cell table:style-name="ce52" table:formula="of:=NUMBERS2ARAB([.D12])" office:value-type="string" office:string-value="١" calcext:value-type="string">
            <text:p>١</text:p>
          </table:table-cell>
          <table:table-cell table:style-name="ce53" table:formula="of:=NUMBERS2ARAB([.E12])" office:value-type="string" office:string-value="١٠" calcext:value-type="string">
            <text:p>١٠</text:p>
          </table:table-cell>
          <table:table-cell table:style-name="ce52" table:formula="of:=NUMBERS2ARAB([.F12])" office:value-type="string" office:string-value="١٤" calcext:value-type="string">
            <text:p>١٤</text:p>
          </table:table-cell>
          <table:table-cell table:number-columns-repeated="16378"/>
        </table:table-row>
        <table:table-row table:style-name="ro1" table:number-rows-repeated="1048556">
          <table:table-cell table:number-columns-repeated="16384"/>
        </table:table-row>
        <table:table-row table:style-name="ro1">
          <table:table-cell table:number-columns-repeated="16384"/>
        </table:table-row>
        <calcext:conditional-formats>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 calcext:target-range-address="5x5.G7:5x5.G13 5x5.B13:5x5.F13">
            <calcext:condition calcext:apply-style-name="Good" calcext:value="=VALUE(ABJAD([.$H$1];1;1))" calcext:base-cell-address="5x5.B13"/>
            <calcext:condition calcext:apply-style-name="Bad" calcext:value="!=VALUE(ABJAD([.$H$1];1;1))" calcext:base-cell-address="5x5.B13"/>
          </calcext:conditional-format>
        </calcext:conditional-formats>
      </table:table>
      <table:table table:name="Esma'ul Hûsna" table:style-name="ta1">
        <table:table-column table:style-name="co5" table:number-columns-repeated="2" table:default-cell-style-name="ce56"/>
        <table:table-column table:style-name="co5" table:number-columns-repeated="1638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637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637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637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637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637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637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638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638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638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638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638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638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638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638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638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638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638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638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638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638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638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638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638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638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638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638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638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638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638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638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638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638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638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638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638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638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638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638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638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638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638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638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638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638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638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638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638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638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638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638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638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638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638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638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638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638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638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638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638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638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638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638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638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638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638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638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638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638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638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638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638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638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638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638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638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638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638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638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638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638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638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638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638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638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638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638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638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638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638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638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638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638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638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638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638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638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638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638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638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638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638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638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638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638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638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638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638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638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638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638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638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638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638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638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638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638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638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638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638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638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638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638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638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638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638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638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638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638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638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638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638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638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638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638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638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638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638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638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638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638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638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638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638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638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638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638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638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638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638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638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638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638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638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638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638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638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638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638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638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638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638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638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638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638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638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638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638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638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638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638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638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638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638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638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638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638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638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638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638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638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638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638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638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638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638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638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638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638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638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638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638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638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638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638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638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638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638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638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638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638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638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638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638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638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638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638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638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638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638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638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638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638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638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638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638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638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638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638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638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638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638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638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638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638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638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638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638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638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638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638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638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638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638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638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638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638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638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638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638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638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638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638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638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638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638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638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638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638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638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638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638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638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638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638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638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638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638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638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638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638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638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638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638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638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638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638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638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638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638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638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638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638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638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638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638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638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6382"/>
        </table:table-row>
        <table:table-row table:style-name="ro1" table:number-rows-repeated="104829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2-12-25T13:40:13.996771421</dc:date>
    <meta:editing-duration>PT13H10M26S</meta:editing-duration>
    <meta:editing-cycles>43</meta:editing-cycles>
    <meta:generator>LibreOffice/7.4.3.2$Linux_X86_64 LibreOffice_project/4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Sub ABJAD(Optional metin As String, Optional tablo As Variant, Optional shadda As Variant, Optional detail As Variant) As String
    Dim SM, S, N    As Long : SM = 0 : N = 0 : S = 0
    Dim SH, counter, err, space, hrk As Integer : SH = 0 : err = 0 : space = 0 : hrk = 0
    Dim SN, choosen, nitem As String : nitem = "" : SN = ""
    For counter = 1 To LEN(metin)
        choosen = MID(metin, counter, 1)
        Select Case choosen
            Case "ا", "أ", "إ", "آ", "ء", "ى"
                Select Case tablo
                    Case 0, 6, 11 : S = CLng(ASGAR(choosen, 1))
                    Case 1, 4, 5, 7, 10, 12, 15 : S = 1
                    Case 2 : S = CLng(ABJAD("الف", 1, 1))
                    Case 3 : S = CLng(BASTET(choosen, 1, -2, 1, "ARABIC"))
                    Case 8 : S = CLng(ABJAD("الف", 7, 1))
                    Case 9 : S = CLng(BASTET(choosen, 1, -8, 1, "ARABIC"))
                    Case 13 : S = CLng(ABJAD("الف", 12, 1))
                    Case 14 : S = CLng(BASTET(choosen, 1, -13, 1, "ARABIC"))
                    Case Else : err = 1
                End Select
            Case "ؤ"
                Select Case tablo
                    Case 0 : S = CLng(ASGAR("و", 1)) + CLng(ASGAR("ا", 1))
                    Case 1, 4 : S = 7
                    Case 2 : S = CLng(ABJAD("الف", 1, 1)) + CLng(ABJAD("واو", 1, 1))
                    Case 3 : S = CLng(BASTET("و", 1, -2, 1, "ARABIC")) + CLng(BASTET("ا", 1, -2, 1, "ARABIC"))
                    Case 5 : S = 1
                    Case 6 : S = CLng(ASGAR("و", 7)) + CLng(ASGAR("ا", 7))
                    Case 7, 10 : S = 6
                    Case 8 : S = CLng(ABJAD("الف", 7, 1)) + CLng(ABJAD("واو", 7, 1))
                    Case 9 : S = CLng(BASTET("و", 1, -8, 1, "ARABIC")) + CLng(BASTET("ا", 1, -8, 1, "ARABIC"))
                    Case 11 : S = CLng(ASGAR("و", 12)) + CLng(ASGAR("ا", 12))
                    Case 12, 15 : S = 6
                    Case 13 : S = CLng(ABJAD("الف", 12, 1)) + CLng(ABJAD("واو", 12, 1))
                    Case 14 : S = CLng(BASTET("و", 1, -13, 1, "ARABIC")) + CLng(BASTET("ا", 1, -13, 1, "ARABIC"))
                    Case Else : err = 1
                End Select
            Case "ئ"
                Select Case tablo
                    Case 0 : S = CLng(ASGAR("ي", 1)) + CLng(ASGAR("ا", 1))
                    Case 1, 4 : S = 11
                    Case 2 : S = CLng(ABJAD("الف", 1, 1)) + CLng(ABJAD("يا", 1, 1))
                    Case 3 : S = CLng(BASTET("ي", 1, -2, 1, "ARABIC")) + CLng(BASTET("ا", 1, -2, 1, "ARABIC"))
                    Case 5 : S = 1
                    Case 6 : S = CLng(ASGAR("ي", 7)) + CLng(ASGAR("ا", 7))
                    Case 7, 10 : S = 7
                    Case 8 : S = CLng(ABJAD("الف", 7, 1)) + CLng(ABJAD("يا", 7, 1))
                    Case 9 : S = CLng(BASTET("ي", 1, -8, 1, "ARABIC")) + CLng(BASTET("ا", 1, -8, 1, "ARABIC"))
                    Case 11 : S = CLng(ASGAR("ي", 12)) + CLng(ASGAR("ا", 12))
                    Case 12, 15 : S = 7
                    Case 13 : S = CLng(ABJAD("الف", 12, 1)) + CLng(ABJAD("يا", 12, 1))
                    Case 14 : S = CLng(BASTET("ي", 1, -13, 1, "ARABIC")) + CLng(BASTET("ا", 1, -13, 1, "ARABIC"))
                    Case Else : err = 1
                End Select
            Case "ۀ"
                Select Case tablo
                    Case 0 : S = CLng(ASGAR("ي", 1)) + CLng(ASGAR("ه", 1))
                    Case 1, 4 : S = 15
                    Case 2 : S = CLng(ABJAD("يا", 1, 1)) + CLng(ABJAD("ها", 1, 1))
                    Case 3 : S = CLng(BASTET("ي", 1, -2, 1, "ARABIC")) + CLng(BASTET("ه", 1, -2, 1, "ARABIC"))
                    Case 5 : S = 1
                    Case 6 : S = CLng(ASGAR("ي", 7)) + CLng(ASGAR("ه", 7))
                    Case 7, 10 : S = 13
                    Case 8 : S = CLng(ABJAD("يا", 7, 1)) + CLng(ABJAD("ها", 7, 1))
                    Case 9 : S = CLng(BASTET("ي", 1, -8, 1, "ARABIC")) + CLng(BASTET("ه", 1, -8, 1, "ARABIC"))
                    Case 11 : S = CLng(ASGAR("ي", 12)) + CLng(ASGAR("ه", 12))
                    Case 12, 15 : S = 13
                    Case 13 : S = CLng(ABJAD("يا", 12, 1)) + CLng(ABJAD("ها", 12, 1))
                    Case 14 : S = CLng(BASTET("ي", 1, -13, 1, "ARABIC")) + CLng(BASTET("ه", 1, -13, 1, "ARABIC"))
                    Case Else : err = 1
                End Select
            Case "ب", "ﭖ"
                Select Case tablo
                    Case 0 : S = CLng(ASGAR(choosen, 1))
                    Case 1, 4 : S = 2
                    Case 2 : S = CLng(ABJAD("با", 1, 1))
                    Case 3 : S = CLng(BASTET(choosen, 1, -2, 1, "ARABIC"))
                    Case 5 : S = 1
                    Case 6 : S = CLng(ASGAR(choosen, 7))
                    Case 7, 10 : S = 9
                    Case 8 : S = CLng(ABJAD("با", 7, 1))
                    Case 9 : S = CLng(BASTET(choosen, 1, -8, 1, "ARABIC"))
                    Case 11 : S = CLng(ASGAR(choosen, 12))
                    Case 12, 15 : S = 9
                    Case 13 : S = CLng(ABJAD("با", 12, 1))
                    Case 14 : S = CLng(BASTET(choosen, 1, -13, 1, "ARABIC"))
                    Case Else : err = 1
                End Select
            Case "ج", "ﭺ"
                Select Case tablo
                    Case 0 : S = CLng(ASGAR(choosen, 1))
                    Case 1, 4 : S = 3
                    Case 2 : S = CLng(ABJAD("جيم", 1, 1))
                    Case 3 : S = CLng(BASTET(choosen, 1, -2, 1, "ARABIC"))
                    Case 5 : S = 1
                    Case 6 : S = CLng(ASGAR(choosen, 7))
                    Case 7, 10 : S = 19
                    Case 8 : S = CLng(ABJAD("جيم", 7, 1))
                    Case 9 : S = CLng(BASTET(choosen, 1, -8, 1, "ARABIC"))
                    Case 11 : S = CLng(ASGAR(choosen, 12))
                    Case 12, 15 : S = 100
                    Case 13 : S = CLng(ABJAD("جيم", 12, 1))
                    Case 14 : S = CLng(BASTET(choosen, 1, -13, 1, "ARABIC"))
                    Case Else : err = 1
                End Select
            Case "د"
                Select Case tablo
                    Case 0 : S = CLng(ASGAR(choosen, 1))
                    Case 1, 4 : S = 4
                    Case 2 : S = CLng(ABJAD("دال", 1, 1))
                    Case 3 : S = CLng(BASTET(choosen, 1, -2, 1, "ARABIC"))
                    Case 5 : S = 1
                    Case 6 : S = CLng(ASGAR(choosen, 7))
                    Case 7, 10 : S = 16
                    Case 8 : S = CLng(ABJAD("دال", 7, 1))
                    Case 9 : S = CLng(BASTET(choosen, 1, -8, 1, "ARABIC"))
                    Case 11 : S = CLng(ASGAR(choosen, 12))
                    Case 12, 15 : S = 70
                    Case 13 : S = CLng(ABJAD("دال", 12, 1))
                    Case 14 : S = CLng(BASTET(choosen, 1, -13, 1, "ARABIC"))
                    Case Else : err = 1
                End Select
            Case "ه", "ة"
                Select Case tablo
                    Case 0 : S = CLng(ASGAR(choosen, 1))
                    Case 1, 4 : S = 5
                    Case 2 : S = CLng(ABJAD("ها", 1, 1))
                    Case 3 : S = CLng(BASTET(choosen, 1, -2, 1, "ARABIC"))
                    Case 5 : S = 1
                    Case 6 : S = CLng(ASGAR(choosen, 7))
                    Case 7, 10 : S = 7
                    Case 8 : S = CLng(ABJAD("ها", 7, 1))
                    Case 9 : S = CLng(BASTET(choosen, 1, -8, 1, "ARABIC"))
                    Case 11 : S = CLng(ASGAR(choosen, 12))
                    Case 12, 15 : S = 7
                    Case 13 : S = CLng(ABJAD("ها", 12, 1))
                    Case 14 : S = CLng(BASTET(choosen, 1, -13, 1, "ARABIC"))
                    Case Else : err = 1
                End Select
            Case "و"
                Select Case tablo
                    Case 0 : S = CLng(ASGAR(choosen, 1))
                    Case 1, 4 : S = 6
                    Case 2 : S = CLng(ABJAD("واو", 1, 1))
                    Case 3 : S = CLng(BASTET(choosen, 1, -2, 1, "ARABIC"))
                    Case 5 : S = 1
                    Case 6 : S = CLng(ASGAR(choosen, 7))
                    Case 7, 10 : S = 5
                    Case 8 : S = CLng(ABJAD("واو", 7, 1))
                    Case 9 : S = CLng(BASTET(choosen, 1, -8, 1, "ARABIC"))
                    Case 11 : S = CLng(ASGAR(choosen, 12))
                    Case 12, 15 : S = 5
                    Case 13 : S = CLng(ABJAD("واو", 12, 1))
                    Case 14 : S = CLng(BASTET(choosen, 1, -13, 1, "ARABIC"))
                    Case Else : err = 1
                End Select
            Case "ز", "ﮊ"
                Select Case tablo
                    Case 0 : S = CLng(ASGAR(choosen, 1))
                    Case 1, 4 : S = 7
                    Case 2 : S = CLng(ABJAD("زا", 1, 1))
                    Case 3 : S = CLng(BASTET(choosen, 1, -2, 1, "ARABIC"))
                    Case 5 : S = 1
                    Case 6 : S = CLng(ASGAR(choosen, 7))
                    Case 7, 10 : S = 25
                    Case 8 : S = CLng(ABJAD("زا", 7, 1))
                    Case 9 : S = CLng(BASTET(choosen, 1, -8, 1, "ARABIC"))
                    Case 11 : S = CLng(ASGAR(choosen, 12))
                    Case 12, 15 : S = 600
                    Case 13 : S = CLng(ABJAD("زا", 12, 1))
                    Case 14 : S = CLng(BASTET(choosen, 1, -13, 1, "ARABIC"))
                    Case Else : err = 1
                End Select
            Case "ح"
                Select Case tablo
                    Case 0 : S = CLng(ASGAR(choosen, 1))
                    Case 1, 4 : S = 8
                    Case 2 : S = CLng(ABJAD("حا", 1, 1))
                    Case 3 : S = CLng(BASTET(choosen, 1, -2, 1, "ARABIC"))
                    Case 5 : S = 1
                    Case 6 : S = CLng(ASGAR(choosen, 7))
                    Case 7, 10 : S = 18
                    Case 8 : S = CLng(ABJAD("حا", 7, 1))
                    Case 9 : S = CLng(BASTET(choosen, 1, -8, 1, "ARABIC"))
                    Case 11 : S = CLng(ASGAR(choosen, 12))
                    Case 12, 15 : S = 90
                    Case 13 : S = CLng(ABJAD("حا", 12, 1))
                    Case 14 : S = CLng(BASTET(choosen, 1, -13, 1, "ARABIC"))
                    Case Else : err = 1
                End Select
            Case "ط"
                Select Case tablo
                    Case 0 : S = CLng(ASGAR(choosen, 1))
                    Case 1, 4 : S = 9
                    Case 2 : S = CLng(ABJAD("طا", 1, 1))
                    Case 3 : S = CLng(BASTET(choosen, 1, -2, 1, "ARABIC"))
                    Case 5 : S = 1
                    Case 6 : S = CLng(ASGAR(choosen, 7))
                    Case 7, 10 : S = 26
                    Case 8 : S = CLng(ABJAD("طا", 7, 1))
                    Case 9 : S = CLng(BASTET(choosen, 1, -8, 1, "ARABIC"))
                    Case 11 : S = CLng(ASGAR(choosen, 12))
                    Case 12, 15 : S = 800
                    Case 13 : S = CLng(ABJAD("طا", 12, 1))
                    Case 14 : S = CLng(BASTET(choosen, 1, -13, 1, "ARABIC"))
                    Case Else : err = 1
                End Select
            Case "ی", "ي"
                Select Case tablo
                    Case 0 : S = CLng(ASGAR(choosen, 1))
                    Case 1, 4 : S = 10
                    Case 2 : S = CLng(ABJAD("يا", 1, 1))
                    Case 3 : S = CLng(BASTET(choosen, 1, -2, 1, "ARABIC"))
                    Case 5 : S = 1
                    Case 6 : S = CLng(ASGAR(choosen, 7))
                    Case 7, 10 : S = 6
                    Case 8 : S = CLng(ABJAD("يا", 7, 1))
                    Case 9 : S = CLng(BASTET(choosen, 1, -8, 1, "ARABIC"))
                    Case 11 : S = CLng(ASGAR(choosen, 12))
                    Case 12, 15 : S = 6
                    Case 13 : S = CLng(ABJAD("يا", 12, 1))
                    Case 14 : S = CLng(BASTET(choosen, 1, -13, 1, "ARABIC"))
                    Case Else : err = 1
                End Select
            Case "ك", "ﮒ", "ک"
                Select Case tablo
                    Case 0 : S = CLng(ASGAR(choosen, 1))
                    Case 1, 4 : S = 20
                    Case 2 : S = CLng(ABJAD("كاف", 1, 1))
                    Case 3 : S = CLng(BASTET(choosen, 1, -2, 1, "ARABIC"))
                    Case 5 : S = 1
                    Case 6 : S = CLng(ASGAR(choosen, 7))
                    Case 7, 10 : S = 11
                    Case 8 : S = CLng(ABJAD("كاف", 7, 1))
                    Case 9 : S = CLng(BASTET(choosen, 1, -8, 1, "ARABIC"))
                    Case 11 : S = CLng(ASGAR(choosen, 12))
                    Case 12, 15 : S = 20
                    Case 13 : S = CLng(ABJAD("كاف", 12, 1))
                    Case 14 : S = CLng(BASTET(choosen, 1, -13, 1, "ARABIC"))
                    Case Else : err = 1
                End Select
            Case "ل"
                Select Case tablo
                    Case 0 : S = CLng(ASGAR(choosen, 1))
                    Case 1, 4 : S = 30
                    Case 2 : S = CLng(ABJAD("لام", 1, 1))
                    Case 3 : S = CLng(BASTET(choosen, 1, -2, 1, "ARABIC"))
                    Case 5 : S = 1
                    Case 6 : S = CLng(ASGAR(choosen, 7))
                    Case 7, 10 : S = 2
                    Case 8 : S = CLng(ABJAD("لام", 7, 1))
                    Case 9 : S = CLng(BASTET(choosen, 1, -8, 1, "ARABIC"))
                    Case 11 : S = CLng(ASGAR(choosen, 12))
                    Case 12, 15 : S = 2
                    Case 13 : S = CLng(ABJAD("لام", 12, 1))
                    Case 14 : S = CLng(BASTET(choosen, 1, -13, 1, "ARABIC"))
                    Case Else : err = 1
                End Select
            Case "ﻻ"
                Select Case tablo
                    Case 0 : S = CLng(ASGAR("ا")) + CLng(ASGAR("ل"))
                    Case 1, 4 : S = 31
                    Case 2 : S = CLng(ABJAD("لام الف", 1, 1))
                    Case 3 : S = CLng(BASTET("لا", 1, -2, 1, "ARABIC"))
                    Case 5 : S = 2
                    Case 6 : S = CLng(ASGAR(choosen, 7))
                    Case 7, 10 : S = 3
                    Case 8 : S = CLng(ABJAD("لام الف", 7, 1))
                    Case 9 : S = CLng(BASTET(choosen, 1, -8, 1, "ARABIC"))
                    Case 11 : S = CLng(ASGAR(choosen, 12))
                    Case 12, 15 : S = 3
                    Case 13 : S = CLng(ABJAD("لام الف", 12, 1))
                    Case 14 : S = CLng(BASTET(choosen, 1, -13, 1, "ARABIC"))
                    Case Else : err = 1
                End Select
            Case "م"
                Select Case tablo
                    Case 0 : S = CLng(ASGAR(choosen, 1))
                    Case 1, 4 : S = 40
                    Case 2 : S = CLng(ABJAD("ميم", 1, 1))
                    Case 3 : S = CLng(BASTET(choosen, 1, -2, 1, "ARABIC"))
                    Case 5 : S = 1
                    Case 6 : S = CLng(ASGAR(choosen, 7))
                    Case 7, 10 : S = 4
                    Case 8 : S = CLng(ABJAD("ميم", 7, 1))
                    Case 9 : S = CLng(BASTET(choosen, 1, -8, 1, "ARABIC"))
                    Case 11 : S = CLng(ASGAR(choosen, 12))
                    Case 12, 15 : S = 4
                    Case 13 : S = CLng(ABJAD("ميم", 12, 1))
                    Case 14 : S = CLng(BASTET(choosen, 1, -13, 1, "ARABIC"))
                    Case Else : err = 1
                End Select
            Case "ن", "ﯓ"
                Select Case tablo
                    Case 0 : S = CLng(ASGAR(choosen, 1))
                    Case 1, 4 : S = 50
                    Case 2 : S = CLng(ABJAD("نون", 1, 1))
                    Case 3 : S = CLng(BASTET(choosen, 1, -2, 1, "ARABIC"))
                    Case 5 : S = 1
                    Case 6 : S = CLng(ASGAR(choosen, 7))
                    Case 7, 10 : S = 3
                    Case 8 : S = CLng(ABJAD("نون", 7, 1))
                    Case 9 : S = CLng(BASTET(choosen, 1, -8, 1, "ARABIC"))
                    Case 11 : S = CLng(ASGAR(choosen, 12))
                    Case 12, 15 : S = 3
                    Case 13 : S = CLng(ABJAD("نون", 12, 1))
                    Case 14 : S = CLng(BASTET(choosen, 1, -13, 1, "ARABIC"))
                    Case Else : err = 1
                End Select
            Case "س"
                Select Case tablo
                    Case 0 : S = CLng(ASGAR(choosen, 1))
                    Case 1, 4 : S = 60
                    Case 2 : S = CLng(ABJAD("سين", 1, 1))
                    Case 3 : S = CLng(BASTET(choosen, 1, -2, 1, "ARABIC"))
                    Case 5 : S = 1
                    Case 6 : S = CLng(ASGAR(choosen, 7))
                    Case 7, 10 : S = 15
                    Case 8 : S = CLng(ABJAD("سين", 7, 1))
                    Case 9 : S = CLng(BASTET(choosen, 1, -8, 1, "ARABIC"))
                    Case 11 : S = CLng(ASGAR(choosen, 12))
                    Case 12, 15 : S = 60
                    Case 13 : S = CLng(ABJAD("سين", 12, 1))
                    Case 14 : S = CLng(BASTET(choosen, 1, -13, 1, "ARABIC"))
                    Case Else : err = 1
                End Select
            Case "ع"
                Select Case tablo
                    Case 0 : S = CLng(ASGAR(choosen, 1))
                    Case 1, 4 : S = 70
                    Case 2 : S = CLng(ABJAD("عين", 1, 1))
                    Case 3 : S = CLng(BASTET(choosen, 1, -2, 1, "ARABIC"))
                    Case 5 : S = 1
                    Case 6 : S = CLng(ASGAR(choosen, 7))
                    Case 7, 10 : S = 12
                    Case 8 : S = CLng(ABJAD("عين", 7, 1))
                    Case 9 : S = CLng(BASTET(choosen, 1, -8, 1, "ARABIC"))
                    Case 11 : S = CLng(ASGAR(choosen, 12))
                    Case 12, 15 : S = 30
                    Case 13 : S = CLng(ABJAD("عين", 12, 1))
                    Case 14 : S = CLng(BASTET(choosen, 1, -13, 1, "ARABIC"))
                    Case Else : err = 1
                End Select
            Case "ف"
                Select Case tablo
                    Case 0 : S = CLng(ASGAR(choosen, 1))
                    Case 1, 4 : S = 80
                    Case 2 : S = CLng(ABJAD("فا", 1, 1))
                    Case 3 : S = CLng(BASTET(choosen, 1, -2, 1, "ARABIC"))
                    Case 5 : S = 1
                    Case 6 : S = CLng(ASGAR(choosen, 7))
                    Case 7, 10 : S = 13
                    Case 8 : S = CLng(ABJAD("فا", 7, 1))
                    Case 9 : S = CLng(BASTET(choosen, 1, -8, 1, "ARABIC"))
                    Case 11 : S = CLng(ASGAR(choosen, 12))
                    Case 12, 15 : S = 40
                    Case 13 : S = CLng(ABJAD("فا", 12, 1))
                    Case 14 : S = CLng(BASTET(choosen, 1, -13, 1, "ARABIC"))
                    Case Else : err = 1
                End Select
            Case "ص"
                Select Case tablo
                    Case 0 : S = CLng(ASGAR(choosen, 1))
                    Case 1, 4 : S = 90
                    Case 2 : S = CLng(ABJAD("صاد", 1, 1))
                    Case 3 : S = CLng(BASTET(choosen, 1, -2, 1, "ARABIC"))
                    Case 5 : S = 1
                    Case 6 : S = CLng(ASGAR(choosen, 7))
                    Case 7, 10 : S = 22
                    Case 8 : S = CLng(ABJAD("صاد", 7, 1))
                    Case 9 : S = CLng(BASTET(choosen, 1, -8, 1, "ARABIC"))
                    Case 11 : S = CLng(ASGAR(choosen, 12))
                    Case 12, 15 : S = 400
                    Case 13 : S = CLng(ABJAD("صاد", 12, 1))
                    Case 14 : S = CLng(BASTET(choosen, 1, -13, 1, "ARABIC"))
                    Case Else : err = 1
                End Select
            Case "ق"
                Select Case tablo
                    Case 0 : S = CLng(ASGAR(choosen, 1))
                    Case 1, 4 : S = 100
                    Case 2 : S = CLng(ABJAD("قاف", 1, 1))
                    Case 3 : S = CLng(BASTET(choosen, 1, -2, 1, "ARABIC"))
                    Case 5 : S = 1
                    Case 6 : S = CLng(ASGAR(choosen, 7))
                    Case 7, 10 : S = 14
                    Case 8 : S = CLng(ABJAD("قاف", 7, 1))
                    Case 9 : S = CLng(BASTET(choosen, 1, -8, 1, "ARABIC"))
                    Case 11 : S = CLng(ASGAR(choosen, 12))
                    Case 12, 15 : S = 50
                    Case 13 : S = CLng(ABJAD("قاف", 12, 1))
                    Case 14 : S = CLng(BASTET(choosen, 1, -13, 1, "ARABIC"))
                    Case Else : err = 1
                End Select
            Case "ر"
                Select Case tablo
                    Case 0 : S = CLng(ASGAR(choosen, 1))
                    Case 1, 4 : S = 200
                    Case 2 : S = CLng(ABJAD("را", 1, 1))
                    Case 3 : S = CLng(BASTET(choosen, 1, -2, 1, "ARABIC"))
                    Case 5 : S = 1
                    Case 6 : S = CLng(ASGAR(choosen, 7))
                    Case 7, 10 : S = 8
                    Case 8 : S = CLng(ABJAD("را", 7, 1))
                    Case 9 : S = CLng(BASTET(choosen, 1, -8, 1, "ARABIC"))
                    Case 11 : S = CLng(ASGAR(choosen, 12))
                    Case 12, 15 : S = 8
                    Case 13 : S = CLng(ABJAD("را", 12, 1))
                    Case 14 : S = CLng(BASTET(choosen, 1, -13, 1, "ARABIC"))
                    Case Else : err = 1
                End Select
            Case "ش"
                Select Case tablo
                    Case 0 : S = CLng(ASGAR(choosen, 1))
                    Case 1, 4 : S = 300
                    Case 2 : S = CLng(ABJAD("شين", 1, 1))
                    Case 3 : S = CLng(BASTET(choosen, 1, -2, 1, "ARABIC"))
                    Case 5 : S = 1
                    Case 6 : S = CLng(ASGAR(choosen, 7))
                    Case 7, 10 : S = 21
                    Case 8 : S = CLng(ABJAD("شين", 7, 1))
                    Case 9 : S = CLng(BASTET(choosen, 1, -8, 1, "ARABIC"))
                    Case 11 : S = CLng(ASGAR(choosen, 12))
                    Case 12, 15 : S = 300
                    Case 13 : S = CLng(ABJAD("شين", 12, 1))
                    Case 14 : S = CLng(BASTET(choosen, 1, -13, 1, "ARABIC"))
                    Case Else : err = 1
                End Select
            Case "ت"
                Select Case tablo
                    Case 0 : S = CLng(ASGAR(choosen, 1))
                    Case 1, 4 : S = 400
                    Case 2 : S = CLng(ABJAD("تا", 1, 1))
                    Case 3 : S = CLng(BASTET(choosen, 1, -2, 1, "ARABIC"))
                    Case 5 : S = 1
                    Case 6 : S = CLng(ASGAR(choosen, 7))
                    Case 7, 10 : S = 10
                    Case 8 : S = CLng(ABJAD("تا", 7, 1))
                    Case 9 : S = CLng(BASTET(choosen, 1, -8, 1, "ARABIC"))
                    Case 11 : S = CLng(ASGAR(choosen, 12))
                    Case 12, 15 : S = 10
                    Case 13 : S = CLng(ABJAD("تا", 12, 1))
                    Case 14 : S = CLng(BASTET(choosen, 1, -13, 1, "ARABIC"))
                    Case Else : err = 1
                End Select
            Case "ث"
                Select Case tablo
                    Case 0 : S = CLng(ASGAR(choosen, 1))
                    Case 1, 4 : S = 500
                    Case 2 : S = CLng(ABJAD("ثا", 1, 1))
                    Case 3 : S = CLng(BASTET(choosen, 1, -2, 1, "ARABIC"))
                    Case 5 : S = 1
                    Case 6 : S = CLng(ASGAR(choosen, 7))
                    Case 7, 10 : S = 25
                    Case 8 : S = CLng(ABJAD("ثا", 7, 1))
                    Case 9 : S = CLng(BASTET(choosen, 1, -8, 1, "ARABIC"))
                    Case 11 : S = CLng(ASGAR(choosen, 12))
                    Case 12, 15 : S = 700
                    Case 13 : S = CLng(ABJAD("ثا", 12, 1))
                    Case 14 : S = CLng(BASTET(choosen, 1, -13, 1, "ARABIC"))
                    Case Else : err = 1
                End Select
            Case "خ"
                Select Case tablo
                    Case 0 : S = CLng(ASGAR(choosen, 1))
                    Case 1, 4 : S = 600
                    Case 2 : S = CLng(ABJAD("خا", 1, 1))
                    Case 3 : S = CLng(BASTET(choosen, 1, -2, 1, "ARABIC"))
                    Case 5 : S = 1
                    Case 6 : S = CLng(ASGAR(choosen, 7))
                    Case 7, 10 : S = 20
                    Case 8 : S = CLng(ABJAD("خا", 7, 1))
                    Case 9 : S = CLng(BASTET(choosen, 1, -8, 1, "ARABIC"))
                    Case 11 : S = CLng(ASGAR(choosen, 12))
                    Case 12, 15 : S = 200
                    Case 13 : S = CLng(ABJAD("خا", 12, 1))
                    Case 14 : S = CLng(BASTET(choosen, 1, -13, 1, "ARABIC"))
                    Case Else : err = 1
                End Select
            Case "ذ"
                Select Case tablo
                    Case 0 : S = CLng(ASGAR(choosen, 1))
                    Case 1, 4 : S = 700
                    Case 2 : S = CLng(ABJAD("ذال", 1, 1))
                    Case 3 : S = CLng(BASTET(choosen, 1, -2, 1, "ARABIC"))
                    Case 5 : S = 1
                    Case 6 : S = CLng(ASGAR(choosen, 7))
                    Case 7, 10 : S = 17
                    Case 8 : S = CLng(ABJAD("ذال", 7, 1))
                    Case 9 : S = CLng(BASTET(choosen, 1, -8, 1, "ARABIC"))
                    Case 11 : S = CLng(ASGAR(choosen, 12))
                    Case 12, 15 : S = 80
                    Case 13 : S = CLng(ABJAD("ذال", 12, 1))
                    Case 14 : S = CLng(BASTET(choosen, 1, -13, 1, "ARABIC"))
                    Case Else : err = 1
                End Select
            Case "ض"
                Select Case tablo
                    Case 0 : S = CLng(ASGAR(choosen, 1))
                    Case 1, 4 : S = 800
                    Case 2 : S = CLng(ABJAD("ضاد", 1, 1))
                    Case 3 : S = CLng(BASTET(choosen, 1, -2, 1, "ARABIC"))
                    Case 5 : S = 1
                    Case 6 : S = CLng(ASGAR(choosen, 7))
                    Case 7, 10 : S = 23
                    Case 8 : S = CLng(ABJAD("ضاد", 7, 1))
                    Case 9 : S = CLng(BASTET(choosen, 1, -8, 1, "ARABIC"))
                    Case 11 : S = CLng(ASGAR(choosen, 12))
                    Case 12, 15 : S = 500
                    Case 13 : S = CLng(ABJAD("ضاد", 12, 1))
                    Case 14 : S = CLng(BASTET(choosen, 1, -13, 1, "ARABIC"))
                    Case Else : err = 1
                End Select
            Case "ظ"
                Select Case tablo
                    Case 0 : S = CLng(ASGAR(choosen, 1))
                    Case 1, 4 : S = 900
                    Case 2 : S = CLng(ABJAD("ظا", 1, 1))
                    Case 3 : S = CLng(BASTET(choosen, 1, -2, 1, "ARABIC"))
                    Case 5 : S = 1
                    Case 6 : S = CLng(ASGAR(choosen, 7))
                    Case 7, 10 : S = 28
                    Case 8 : S = CLng(ABJAD("ظا", 7, 1))
                    Case 9 : S = CLng(BASTET(choosen, 1, -8, 1, "ARABIC"))
                    Case 11 : S = CLng(ASGAR(choosen, 12))
                    Case 12, 15 : S = 1000
                    Case 13 : S = CLng(ABJAD("ظا", 12, 1))
                    Case 14 : S = CLng(BASTET(choosen, 1, -13, 1, "ARABIC"))
                    Case Else : err = 1
                End Select
            Case "غ"
                Select Case tablo
                    Case 0 : S = CLng(ASGAR(choosen, 1))
                    Case 1, 4 : S = 1000
                    Case 2 : S = CLng(ABJAD("غين", 1, 1))
                    Case 3 : S = CLng(BASTET(choosen, 1, -2, 1, "ARABIC"))
                    Case 5 : S = 1
                    Case 6 : S = CLng(ASGAR(choosen, 7))
                    Case 7, 10 : S = 27
                    Case 8 : S = CLng(ABJAD("غين", 7, 1))
                    Case 9 : S = CLng(BASTET(choosen, 1, -8, 1, "ARABIC"))
                    Case 11 : S = CLng(ASGAR(choosen, 12))
                    Case 12, 15 : S = 900
                    Case 13 : S = CLng(ABJAD("غين", 12, 1))
                    Case 14 : S = CLng(BASTET(choosen, 1, -13, 1, "ARABIC"))
                    Case Else : err = 1
                End Select
            Case "א"
                Select Case tablo
                    Case 0 : S = CLng(ASGAR(choosen, 1))
                    Case 1, 4 : S = 1
                    Case 2 : S = CLng(ABJAD("אלף", 1, 1))
                    Case 3 : S = CLng(BASTET(choosen, 1, -2, 1, "HEBREW"))
                    Case 5 : S = 1
                    Case Else : err = 1
                End Select
            Case "ב"
                Select Case tablo
                    Case 0 : S = CLng(ASGAR(choosen, 1))
                    Case 1, 4 : S = 2
                    Case 2 : S = CLng(ABJAD("בית", 1, 1))
                    Case 3 : S = CLng(BASTET(choosen, 1, -2, 1, "HEBREW"))
                    Case 5 : S = 1
                    Case Else : err = 1
                End Select
            Case "ג"
                Select Case tablo
                    Case 0 : S = CLng(ASGAR(choosen, 1))
                    Case 1, 4 : S = 3
                    Case 2 : S = CLng(ABJAD("גימל", 1, 1))
                    Case 3 : S = CLng(BASTET(choosen, 1, -2, 1, "HEBREW"))
                    Case 5 : S = 1
                    Case Else : err = 1
                End Select
            Case "ד"
                Select Case tablo
                    Case 0 : S = CLng(ASGAR(choosen, 1))
                    Case 1, 4 : S = 4
                    Case 2 : S = CLng(ABJAD("דלת", 1, 1))
                    Case 3 : S = CLng(BASTET(choosen, 1, -2, 1, "HEBREW"))
                    Case 5 : S = 1
                    Case Else : err = 1
                End Select
            Case "ה"
                Select Case tablo
                    Case 0 : S = CLng(ASGAR(choosen, 1))
                    Case 1, 4 : S = 5
                    Case 2 : S = CLng(ABJAD("הא", 1, 1))
                    Case 3 : S = CLng(BASTET(choosen, 1, -2, 1, "HEBREW"))
                    Case 5 : S = 1
                    Case Else : err = 1
                End Select
            Case "ו"
                Select Case tablo
                    Case 0 : S = CLng(ASGAR(choosen, 1))
                    Case 1, 4 : S = 6
                    Case 2 : S = CLng(ABJAD("וו", 1, 1))
                    Case 3 : S = CLng(BASTET(choosen, 1, -2, 1, "HEBREW"))
                    Case 5 : S = 1
                    Case Else : err = 1
                End Select
            Case "ז"
                Select Case tablo
                    Case 0 : S = CLng(ASGAR(choosen, 1))
                    Case 1, 4 : S = 7
                    Case 2 : S = CLng(ABJAD("זין", 1, 1))
                    Case 3 : S = CLng(BASTET(choosen, 1, -2, 1, "HEBREW"))
                    Case 5 : S = 1
                    Case Else : err = 1
                End Select
            Case "ח"
                Select Case tablo
                    Case 0 : S = CLng(ASGAR(choosen, 1))
                    Case 1, 4 : S = 8
                    Case 2 : S = CLng(ABJAD("חית", 1, 1))
                    Case 3 : S = CLng(BASTET(choosen, 1, -2, 1, "HEBREW"))
                    Case 5 : S = 1
                    Case Else : err = 1
                End Select
            Case "ט"
                Select Case tablo
                    Case 0 : S = CLng(ASGAR(choosen, 1))
                    Case 1, 4 : S = 9
                    Case 2 : S = CLng(ABJAD("טיח", 1, 1))
                    Case 3 : S = CLng(BASTET(choosen, 1, -2, 1, "HEBREW"))
                    Case 5 : S = 1
                    Case Else : err = 1
                End Select
            Case "י"
                Select Case tablo
                    Case 0 : S = CLng(ASGAR(choosen, 1))
                    Case 1, 4 : S = 10
                    Case 2 : S = CLng(ABJAD("יוד", 1, 1))
                    Case 3 : S = CLng(BASTET(choosen, 1, -2, 1, "HEBREW"))
                    Case 5 : S = 1
                    Case Else : err = 1
                End Select
            Case "כ"
                Select Case tablo
                    Case 0 : S = CLng(ASGAR(choosen, 1))
                    Case 1, 4 : S = 20
                    Case 2 : S = CLng(ABJAD("כף", 1, 1))
                    Case 3 : S = CLng(BASTET(choosen, 1, -2, 1, "HEBREW"))
                    Case 5 : S = 1
                    Case Else : err = 1
                End Select
            Case "ל"
                Select Case tablo
                    Case 0 : S = CLng(ASGAR(choosen, 1))
                    Case 1, 4 : S = 30
                    Case 2 : S = CLng(ABJAD("למד", 1, 1))
                    Case 3 : S = CLng(BASTET(choosen, 1, -2, 1, "HEBREW"))
                    Case 5 : S = 1
                    Case Else : err = 1
                End Select
            Case "מ"
                Select Case tablo
                    Case 0 : S = CLng(ASGAR(choosen, 1))
                    Case 1, 4 : S = 40
                    Case 2 : S = CLng(ABJAD("מם", 1, 1))
                    Case 3 : S = CLng(BASTET(choosen, 1, -2, 1, "HEBREW"))
                    Case 5 : S = 1
                    Case Else : err = 1
                End Select
            Case "נ"
                Select Case tablo
                    Case 0 : S = CLng(ASGAR(choosen, 1))
                    Case 1, 4 : S = 50
                    Case 2 : S = CLng(ABJAD("נון", 1, 1))
                    Case 3 : S = CLng(BASTET(choosen, 1, -2, 1, "HEBREW"))
                    Case 5 : S = 1
                    Case Else : err = 1
                End Select
            Case "ס"
                Select Case tablo
                    Case 0 : S = CLng(ASGAR(choosen, 1))
                    Case 1, 4 : S = 60
                    Case 2 : S = CLng(ABJAD("סמך", 1, 1))
                    Case 3 : S = CLng(BASTET(choosen, 1, -2, 1, "HEBREW"))
                    Case 5 : S = 1
                    Case Else : err = 1
                End Select
            Case "ע"
                Select Case tablo
                    Case 0 : S = CLng(ASGAR(choosen, 1))
                    Case 1, 4 : S = 70
                    Case 2 : S = CLng(ABJAD("עין", 1, 1))
                    Case 3 : S = CLng(BASTET(choosen, 1, -2, 1, "HEBREW"))
                    Case 5 : S = 1
                    Case Else : err = 1
                End Select
            Case "פ"
                Select Case tablo
                    Case 0 : S = CLng(ASGAR(choosen, 1))
                    Case 1, 4 : S = 80
                    Case 2 : S = CLng(ABJAD("פא", 1, 1))
                    Case 3 : S = CLng(BASTET(choosen, 1, -2, 1, "HEBREW"))
                    Case 5 : S = 1
                    Case Else : err = 1
                End Select
            Case "צ"
                Select Case tablo
                    Case 0 : S = CLng(ASGAR(choosen, 1))
                    Case 1, 4 : S = 90
                    Case 2 : S = CLng(ABJAD("צדיק", 1, 1))
                    Case 3 : S = CLng(BASTET(choosen, 1, -2, 1, "HEBREW"))
                    Case 5 : S = 1
                    Case Else : err = 1
                End Select
            Case "ק"
                Select Case tablo
                    Case 0 : S = CLng(ASGAR(choosen, 1))
                    Case 1, 4 : S = 100
                    Case 2 : S = CLng(ABJAD("קוף", 1, 1))
                    Case 3 : S = CLng(BASTET(choosen, 1, -2, 1, "HEBREW"))
                    Case 5 : S = 1
                    Case Else : err = 1
                End Select
            Case "ר"
                Select Case tablo
                    Case 0 : S = CLng(ASGAR(choosen, 1))
                    Case 1, 4 : S = 200
                    Case 2 : S = CLng(ABJAD("ריש", 1, 1))
                    Case 3 : S = CLng(BASTET(choosen, 1, -2, 1, "HEBREW"))
                    Case 5 : S = 1
                    Case Else : err = 1
                End Select
            Case "ש"
                Select Case tablo
                    Case 0 : S = CLng(ASGAR(choosen, 1))
                    Case 1, 4 : S = 300
                    Case 2 : S = CLng(ABJAD("שין", 1, 1))
                    Case 3 : S = CLng(BASTET(choosen, 1, -2, 1, "HEBREW"))
                    Case 5 : S = 1
                    Case Else : err = 1
                End Select
            Case "ת"
                Select Case tablo
                    Case 0 : S = CLng(ASGAR(choosen, 1))
                    Case 1, 4 : S = 400
                    Case 2 : S = CLng(ABJAD("תו", 1, 1))
                    Case 3 : S = CLng(BASTET(choosen, 1, -2, 1, "HEBREW"))
                    Case 5 : S = 1
                    Case Else : err = 1
                End Select
            Case "ך"
                Select Case tablo
                    Case 0 : S = CLng(ASGAR(choosen, 1))
                    Case 1, 4 : S = 500
                    Case 2 : S = CLng(ABJAD("ךף", 1, 1))
                    Case 3 : S = CLng(BASTET(choosen, 1, -2, 1, "HEBREW"))
                    Case 5 : S = 1
                    Case Else : err = 1
                End Select
            Case "ם"
                Select Case tablo
                    Case 0 : S = CLng(ASGAR(choosen, 1))
                    Case 1, 4 : S = 600
                    Case 2 : S = CLng(ABJAD("םם", 1, 1))
                    Case 3 : S = CLng(BASTET(choosen, 1, -2, 1, "HEBREW"))
                    Case 5 : S = 1
                    Case Else : err = 1
                End Select
            Case "ן"
                Select Case tablo
                    Case 0 : S = CLng(ASGAR(choosen, 1))
                    Case 1, 4 : S = 700
                    Case 2 : S = CLng(ABJAD("וןן", 1, 1))
                    Case 3 : S = CLng(BASTET(choosen, 1, -2, 1, "HEBREW"))
                    Case 5 : S = 1
                    Case Else : err = 1
                End Select
            Case "ף"
                Select Case tablo
                    Case 0 : S = CLng(ASGAR(choosen, 1))
                    Case 1, 4 : S = 800
                    Case 2 : S = CLng(ABJAD("ףא", 1, 1))
                    Case 3 : S = CLng(BASTET(choosen, 1, -2, 1, "HEBREW"))
                    Case 5 : S = 1
                    Case Else : err = 1
                End Select
            Case "ץ"
                Select Case tablo
                    Case 0 : S = CLng(ASGAR(choosen, 1))
                    Case 1, 4 : S = 900
                    Case 2 : S = CLng(ABJAD("ץדיק", 1, 1))
                    Case 3 : S = CLng(BASTET(choosen, 1, -2, 1, "HEBREW"))
                    Case 5 : S = 1
                    Case Else : err = 1
                End Select
            Case Else
                S = 0 : N = N + 1
                Select Case choosen
                    Case "ّ"
                        Select Case shadda
                            Case 1 : S = 0
                            Case 2
                                C = 1
                                Do
                                    choosen = MID(metin, counter - C, 1)
                                    S = CLng(ABJAD(choosen, tablo, 1))
                                    C = C + 1
                                Loop Until SAF(choosen, "") &lt;&gt; ""
                                SH = SH + 1
                            Case Else : err = 3
                        End Select
                        hrk = hrk + 1
                    Case "ٰ"
                        C = 1
                        Do
                            choosen = MID(metin, counter - C, 1)
                            If choosen = "ـ" Then S = CLng(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Sub
Sub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For counter = 1 To LEN(klmmetin)
        klmchoosen = MID(klmmetin, counter, 1)
        word = word + klmchoosen
        Select Case klmchoosen
            Case " "
                calculation =  "("  &amp; ABJAD(word, tablo, shadda, detail) &amp; ") "
                content = content &amp; word &amp; ALTAYAZ(calculation)
                word = ""
                calculation = ""
            Case Else
                If counter = LEN(klmmetin) Then
                    calculation =  "("  &amp; ABJAD(word, tablo, shadda, detail) &amp; ") "
                    content = content &amp; word &amp; ALTAYAZ(calculation)
                    word = ""
                    calculation = ""
                Else
                End If
        End Select
    Next
    ReDim word, calculation, content
    WORDBYWORD = content
End Sub
Sub BASTET(Optional metin As String, Optional MT As Variant, Optional tablo As Variant, Optional shadda As Variant, Optional language As Variant) As String
    Dim HM, invertablo, BC, Turn, err As Integer : err = 0
    Dim Baster, choosen, NS As String
    Select Case CStr(CLng(metin))
        Case metin
            Baster = metin
        Case Else
            Select Case tablo
                Case 0 To 15 : Baster = ABJAD(metin, tablo, shadda)
                Case -16 To -1 : invertablo = (-1 * tablo) - 1 : Baster = ABJAD(metin, invertablo, shadda)
            End Select
    End Select
    For HM = 1 To MT
        NS = ""
        For BC = 0 To LEN(Baster) - 1
            Turn = LEN(Baster) - BC : Baster = CStr(Baster) : choosen = MID(Baster, Turn, 1)
            Select Case Ucase(language)
                Case "ARABIC"
                    Select Case BC
                        Case 0
                            Select Case CInt(choosen)
                                Case 1 : NS = NS &amp; " احد"
                                Case 2 : NS = NS &amp; " اثنان"
                                Case 3 : NS = NS &amp; " ثلاثة"
                                Case 4 : NS = NS &amp; " أربعة"
                                Case 5 : NS = NS &amp; " خمسة"
                                Case 6 : NS = NS &amp; " ستة"
                                Case 7 : NS = NS &amp; " سبعة"
                                Case 8 : NS = NS &amp; " ثمانية"
                                Case 9 : NS = NS &amp; " تسعة"
                            End Select
                        Case 1
                            Select Case CInt(choosen)
                                Case 1 : NS = NS &amp; " عشرة"
                                Case 2 : NS = NS &amp; " عشرين"
                                Case 3 : NS = NS &amp; " ثلاثين"
                                Case 4 : NS = NS &amp; " أربعين"
                                Case 5 : NS = NS &amp; " خمسين"
                                Case 6 : NS = NS &amp; " ستين"
                                Case 7 : NS = NS &amp; " سبعين"
                                Case 8 : NS = NS &amp; " ثمانين"
                                Case 9 : NS = NS &amp; " تسعين"
                            End Select
                        Case 2
                            Select Case CInt(choosen)
                                Case 1 : NS = NS &amp; " مائة"
                                Case 2 : NS = NS &amp; " مائتان"
                                Case 3 : NS = NS &amp; " ثلثمائة"
                                Case 4 : NS = NS &amp; " أربعمائة"
                                Case 5 : NS = NS &amp; " خمسمائة"
                                Case 6 : NS = NS &amp; " ستمائة"
                                Case 7 : NS = NS &amp; " سبعمائة"
                                Case 8 : NS = NS &amp; " ثمانمائة"
                                Case 9 : NS = NS &amp; " تسعمائة"
                            End Select
                        Case 3
                            Select Case CInt(choosen)
                                Case 1 : NS = NS &amp; " ألف"
                                Case 2 : NS = NS &amp; " ألفان"
                                Case 3 : NS = NS &amp; " ثلاثة آلاف"
                                Case 4 : NS = NS &amp; " أربعة آلاف"
                                Case 5 : NS = NS &amp; " خمسة آلاف"
                                Case 6 : NS = NS &amp; " ستة آلاف"
                                Case 7 : NS = NS &amp; " سبعة آلاف"
                                Case 8 : NS = NS &amp; " ثمانية آلاف"
                                Case 9 : NS = NS &amp; " تسعة آلاف"
                            End Select
                        Case 4
                            Select Case CInt(choosen)
                                Case 1 : NS = NS &amp; " عشرة آلاف"
                                Case 2 : NS = NS &amp; " عشرين ألفا"
                                Case 3 : NS = NS &amp; " ثلاثون ألفا"
                                Case 4 : NS = NS &amp; " أربعين ألفا"
                                Case 5 : NS = NS &amp; " خمسون ألفا"
                                Case 6 : NS = NS &amp; " ستين ألفا"
                                Case 7 : NS = NS &amp; " سبعين ألفا"
                                Case 8 : NS = NS &amp; " ثمانين ألفا"
                                Case 9 : NS = NS &amp; " تسعين ألفا"
                            End Select
                        Case 5
                            Select Case CInt(choosen)
                                Case 1 : NS = NS &amp; " مائة ألف"
                                Case 2 : NS = NS &amp; " مائتان ألف"
                                Case 3 : NS = NS &amp; " ثلاثمائة ألف"
                                Case 4 : NS = NS &amp; " أربعمائة ألف"
                                Case 5 : NS = NS &amp; " خمسمائة ألف"
                                Case 6 : NS = NS &amp; " ستمائة ألف"
                                Case 7 : NS = NS &amp; " سبعمائة ألف"
                                Case 8 : NS = NS &amp; " ثمانمائة ألف"
                                Case 9 : NS = NS &amp; " تسعمائة ألف"
                            End Select
                        Case 6
                            Select Case CInt(choosen)
                                Case 1 : NS = NS &amp; " مليون"
                                Case 2 : NS = NS &amp; " مليونان"
                                Case 3 : NS = NS &amp; " ثلاثة مليون"
                                Case 4 : NS = NS &amp; " أربعة مليون"
                                Case 5 : NS = NS &amp; " خمسة مليون"
                                Case 6 : NS = NS &amp; " ستة مليون"
                                Case 7 : NS = NS &amp; " سبعة مليون"
                                Case 8 : NS = NS &amp; " ثمانية مليون"
                                Case 9 : NS = NS &amp; " تسعة مليون"
                            End Select
                        Case 7
                            Select Case CInt(choosen)
                                Case 1 : NS = NS &amp; " عشرة مليون"
                                Case 2 : NS = NS &amp; " عشرين مليون"
                                Case 3 : NS = NS &amp; " ثلاثين مليون"
                                Case 4 : NS = NS &amp; " أربعين مليون"
                                Case 5 : NS = NS &amp; " خمسين مليون"
                                Case 6 : NS = NS &amp; " ستين مليون"
                                Case 7 : NS = NS &amp; " سبعون مليون"
                                Case 8 : NS = NS &amp; " ثمانون مليون"
                                Case 9 : NS = NS &amp; " تسعين مليون"
                            End Select
                    End Select
                Case "HEBREW"
                    Select Case BC
                        Case 0
                            Select Case CInt(choosen)
                                Case 1 : NS = NS &amp; " אחת"
                                Case 2 : NS = NS &amp; " שתים"
                                Case 3 : NS = NS &amp; " שלש"
                                Case 4 : NS = NS &amp; " ארבע"
                                Case 5 : NS = NS &amp; " חמש"
                                Case 6 : NS = NS &amp; " שש"
                                Case 7 : NS = NS &amp; " שבע"
                                Case 8 : NS = NS &amp; " שמונה"
                                Case 9 : NS = NS &amp; " תשע"
                            End Select
                        Case 1
                            Select Case CInt(choosen)
                                Case 1 : NS = NS &amp; " עשר"
                                Case 2 : NS = NS &amp; " עשרים"
                                Case 3 : NS = NS &amp; " שלושים"
                                Case 4 : NS = NS &amp; " ארבעים"
                                Case 5 : NS = NS &amp; " חמישים"
                                Case 6 : NS = NS &amp; " ששים"
                                Case 7 : NS = NS &amp; " שבעים"
                                Case 8 : NS = NS &amp; " שמונים"
                                Case 9 : NS = NS &amp; " תשעים"
                            End Select
                        Case 2
                            Select Case CInt(choosen)
                                Case 1 : NS = NS &amp; " מאה"
                                Case 2 : NS = NS &amp; " מָאתַיִם"
                                Case 3 : NS = NS &amp; " שְׁלוֹשׁ מֵאוֹת"
                                Case 4 : NS = NS &amp; " אַרְבַּע מֵאוֹת"
                                Case 5 : NS = NS &amp; " חֲמֵשׁ מֵאוֹת"
                                Case 6 : NS = NS &amp; " שֵׁשׁ מֵאוֹת"
                                Case 7 : NS = NS &amp; " שְׁבַע מֵאוֹת"
                                Case 8 : NS = NS &amp; " שְׁמוֹנֶה מֵאוֹת"
                                Case 9 : NS = NS &amp; " תְּשַׁע מֵאוֹת"
                            End Select
                        Case 3
                            Select Case CInt(choosen)
                                Case 1 : NS = NS &amp; " אלף"
                                Case 2 : NS = NS &amp; " אלפיים"
                                Case 3 : NS = NS &amp; " שלושה אלף"
                                Case 4 : NS = NS &amp; " ארבעת אלפים"
                                Case 5 : NS = NS &amp; " חמשת אלפים"
                                Case 6 : NS = NS &amp; " ששת אלפים"
                                Case 7 : NS = NS &amp; " שבעת אלפים"
                                Case 8 : NS = NS &amp; " שמונת אלפים"
                                Case 9 : NS = NS &amp; " תשעת אלפים"
                            End Select
                        Case 4
                            Select Case CInt(choosen)
                                Case 1 : NS = NS &amp; " עשרת אלפים"
                                Case 2 : NS = NS &amp; " עשרים אלף"
                                Case 3 : NS = NS &amp; " שלושים אלף"
                                Case 4 : NS = NS &amp; " ארבעים אלף"
                                Case 5 : NS = NS &amp; " חמישים אלף"
                                Case 6 : NS = NS &amp; " שישים אלף"
                                Case 7 : NS = NS &amp; " שבעים אלף"
                                Case 8 : NS = NS &amp; " שמונים אלף"
                                Case 9 : NS = NS &amp; " תשעים אלף"
                            End Select
                        Case 5
                            Select Case CInt(choosen)
                                Case 1 : NS = NS &amp; " מאה אלף"
                                Case 2 : NS = NS &amp; " מאתיים אלף"
                                Case 3 : NS = NS &amp; " שלוש מאות אלף"
                                Case 4 : NS = NS &amp; " ארבע מאות אלף"
                                Case 5 : NS = NS &amp; " חמש מאות אלף"
                                Case 6 : NS = NS &amp; " שש מאות אלף"
                                Case 7 : NS = NS &amp; " שבע מאות אלף"
                                Case 8 : NS = NS &amp; " שמונה מאות אלף"
                                Case 9 : NS = NS &amp; " תשע מאות אלף"
                            End Select
                        Case 6
                            Select Case CInt(choosen)
                                Case 1 : NS = NS &amp; " מיליון"
                                Case 2 : NS = NS &amp; " שני מיליון"
                                Case 3 : NS = NS &amp; " שלושה מיליון"
                                Case 4 : NS = NS &amp; " ארבע מיליון"
                                Case 5 : NS = NS &amp; " חמישה מיליון"
                                Case 6 : NS = NS &amp; " שישה מיליון"
                                Case 7 : NS = NS &amp; " שבעה מיליון"
                                Case 8 : NS = NS &amp; " שמונה מליון"
                                Case 9 : NS = NS &amp; " תשעה מיליון"
                            End Select
                        Case 7
                            Select Case CInt(choosen)
                                Case 1 : NS = NS &amp; " עשר מיליון"
                                Case 2 : NS = NS &amp; " עשרים מיליון"
                                Case 3 : NS = NS &amp; " שלושים מיליון"
                                Case 4 : NS = NS &amp; " ארבעים מיליון"
                                Case 5 : NS = NS &amp; " חמישים מיליון"
                                Case 6 : NS = NS &amp; " שישים מיליון"
                                Case 7 : NS = NS &amp; " שבעים מיליון"
                                Case 8 : NS = NS &amp; " שמונים מיליון"
                                Case 9 : NS = NS &amp; " תשעים מיליון"
                            End Select
                    End Select
            End Select
        Next BC
        Baster = 0
        Select Case tablo
            Case 0 To 15 : Baster = CLng(ABJAD(NS, tablo, 1)) + CLng(ABJAD(NS, 5, 1))
            Case -16 To -1 : invertablo = (-1 * tablo) - 1 : Baster = CLng(ABJAD(NS, invertablo, 1))
            Case Else : Baster = "Tablo Kodu?"
        End Select
    Next HM
    Select Case err
        Case 0 : BASTET = Baster
        Case 1 : BASTET = "Dil Tanımı?"
        Case Else
    End Select
End Sub
Sub UNSUR(Optional metin, Optional otabiat As Variant, Optional otype As Variant, Optional shadda As Integer) As String
    Dim counter, FC, AC, WC, EC, err As Integer : err = 0
    Dim choosen, FS, AI, WS, ES As String
    Select Case LCase(otabiat)
        Case "liste", "list" : otabiat = 1
        Case "adet", "amount" : otabiat = 0
    End Select
    Select Case LCase(otype)
        Case "fire", "ateş" : otype = 0
        Case "air", "hava" : otype = 1
        Case "water", "su" : otype = 2
        Case "earth", "toprak" : otype = 3
    End Select
    For counter = 1 To LEN(metin)
        choosen = MID(metin, counter, 1)
        Select Case shadda
            Case 2
                C = 1
                If choosen = "ّ" Then
                    Do
                        choosen = MID(metin, counter - C, 1)
                        C = C + 1
                    Loop Until SAF(choosen, "") &lt;&gt; ""
                Else
                End If
            Case 1
            Case Else : err = 1
        End Select
        Select Case choosen
            Case "ا", "ء", "ب", "ج", "س", "ص", "ر", "خ"
                FC = FC + 1 : FS = FS &amp; " " &amp; choosen
            Case "أ", "إ", "آ"
                FC = FC + 1 : FS = FS + " " + "ا"
            Case "ى", "ه", "ز", "ح", "ط", "ي", "ل", "ة", "ث", "ی"
                AC = AC + 1 : AI = AI &amp; " " &amp; choosen
            Case "د", "ك", "ع", "ف", "ق", "ش", "ض"
                WC = WC + 1 : WS = WS &amp; " " &amp; choosen
            Case "و", "م", "ن", "ت", "ذ", "ظ", "غ"
                EC = EC + 1 : ES = ES &amp; " " &amp; choosen
            Case "ؤ"
                EC = EC + 1 : ES = ES &amp; " " &amp; "و"
                FC = FC + 1 : FS = FS + " " + "ا"
            Case "ۀ"
                AC = AC + 1 : AI = AI &amp; " " &amp; "ه"
                AC = AC + 1 : AI = AI &amp; " " &amp; "ي"
            Case "ئ"
                AC = AC + 1 : AI = AI &amp; " " &amp; "ي"
                FC = FC + 1 : FS = FS + " " + "ا"
        End Select
        Select Case choosen
            Case "א", "ב", "ג", "ס", "צ", "ץ", "ר"
                FC = FC + 1 : FS = FS &amp; " " &amp; choosen
            Case "ה", "ז", "ח", "ט", "י", "ל"
                AC = AC + 1 : AI = AI &amp; " " &amp; choosen
            Case "ד", "כ", "ך", "ע", "פ", "ף", "ק", "ש"
                WC = WC + 1 : WS = WS &amp; " " &amp; choosen
            Case "ו", "מ", "ם", "נ", "ן", "ת"
                EC = EC + 1 : ES = ES &amp; " " &amp; choosen
        End Select
    Next counter
    Select Case otype
        Case 0
            Select Case otabiat
                Case 1 : oUNSUR = FS
                Case 0 : oUNSUR = FC
            End Select
        Case 1
            Select Case otabiat
                Case 1 : oUNSUR = AI
                Case 0 : oUNSUR = AC
            End Select
        Case 2
            Select Case otabiat
                Case 1 : oUNSUR = WS
                Case 0 : oUNSUR = WC
            End Select
        Case 3
            Select Case otabiat
                Case 1 : oUNSUR = ES
                Case 0 : oUNSUR = EC
            End Select
    End Select
    ReDim FC, AC, WC, EC, FS, AI, WS, ES
    Select Case err
        Case 0 : UNSUR = oUNSUR
        Case 1 : UNSUR = "Şedde Ayarı?"
    End Select
End Sub
Sub SAY(Optional metin As String, Optional met As String, Optional stype As Variant, Optional fastmode As Variant) As Integer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Sub
Sub SAF(Optional metin As String, Optional ayrac As Variant) As String
    Dim counter     As Integer
    Dim choosen, S, irun As String : SAF = ""
    Select Case ayrac
        Case 0 : irun = ""
        Case Else : irun = ayrac
    End Select
    For counter = 1 To LEN(metin)
        ReDim choosen : choosen = MID(metin, counter, 1) : ReDim S : S = ""
        Select Case 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 S = "כ" &amp; irun
            Case "מ", "ם" : S = "מ" &amp; irun
            Case "נ", "ן" : S = "נ" &amp; irun
            Case "פ", "ף" : S = "פ" &amp; irun
            Case "צ", "ץ" : S = "צ" &amp; irun
            Case " "
                Select Case ayrac
                    Case "" : S = choosen
                    Case 0 : S = ""
                    Case Else : S = irun
                End Select
            Case Else : S = ""
        End Select
        ReDim SAF : SAF = SAF &amp; S
    Next counter
End Sub
Sub TEKSIR(Optional metin As String, Optional ayrac As String) As String
    Dim counter, produce, inverse, LengthDouble As Integer : LengthDouble = 0
    Dim newmetin, IKSIR, turn, result, Nothing As String
    newmetin = SAF(metin, 0)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Sub
Sub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Sub
Sub HUDDAM(Optional num As LONG, Optional htype As Variant, Optional method As Variant) As String
    Dim hpart(19), rest, counts, counting, counted, counter, part, preffixdepart As Integer : counts = 1
    Dim suffix, preffix As Long
    Dim GH, H       As String : GH = ""
    Select Case method
        Case 1
            Select Case htype
                Case "ULVI" : suffix = CLng(ABJAD("ئيل", 12, 1))
                Case "SUFLI" : suffix = CLng(ABJAD("يوش", 12, 1))
                Case "ŞER" : suffix = CLng(ABJAD("طيش", 12, 1))
                Case Else : suffix = CLng(ABJAD(htype, 12, 1))
            End Select
        Case Else
            Select Case htype
                Case "ULVI" : suffix = CLng(ABJAD("ئيل", 1, 1))
                Case "SUFLI" : suffix = CLng(ABJAD("يوش", 1, 1))
                Case "ŞER" : suffix = CLng(ABJAD("طيش", 1, 1))
                Case Else : suffix = CLng(ABJAD(htype, 1, 1))
            End Select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 : H = "ل"
                                Case Else : H = "ب"
                            End Select
                        Case 3
                            Select Case method
                                Case 1 : H = "ن"
                                Case Else : H = "ج"
                            End Select
                        Case 4
                            Select Case method
                                Case 1 : H = "م"
                                Case Else : H = "د"
                            End Select
                        Case 5
                            Select Case method
                                Case 1 : H = "و"
                                Case Else : H = "ه"
                            End Select
                        Case 6
                            Select Case method
                                Case 1 : H = "ي"
                                Case Else : H = "و"
                            End Select
                        Case 7
                            Select Case method
                                Case 1 : H = "ه"
                                Case Else : H = "ز"
                            End Select
                        Case 8
                            Select Case method
                                Case 1 : H = "ر"
                                Case Else : H = "ح"
                            End Select
                        Case 9
                            Select Case method
                                Case 1 : H = "ب"
                                Case Else : H = "ط"
                            End Select
                    End Select
                Case 2
                    Select Case CInt(choosen)
                        Case 1
                            Select Case method
                                Case 1 : H = "ت"
                                Case Else : H = "ي"
                            End Select
                        Case 2 : H = "ك"
                        Case 3
                            Select Case method
                                Case 1 : H = "ع"
                                Case Else : H = "ل"
                            End Select
                        Case 4
                            Select Case method
                                Case 1 : H = "ف"
                                Case Else : H = "م"
                            End Select
                        Case 5
                            Select Case method
                                Case 1 : H = "ق"
                                Case Else : H = "ن"
                            End Select
                        Case 6 : H = "س"
                        Case 7
                            Select Case method
                                Case 1 : H = "د"
                                Case Else : H = "ع"
                            End Select
                        Case 8
                            Select Case method
                                Case 1 : H = "ذ"
                                Case Else : H = "ف"
                            End Select
                        Case 9
                            Select Case method
                                Case 1 : H = "ح"
                                Case Else : H = "ص"
                            End Select
                    End Select
                Case 1
                    Select Case CInt(choosen)
                        Case 1
                            Select Case method
                                Case 1 : H = "ج"
                                Case Else : H = "ق"
                            End Select
                        Case 2
                            Select Case method
                                Case 1 : H = "خ"
                                Case Else : H = "ر"
                            End Select
                        Case 3 : H = "ش"
                        Case 4
                            Select Case method
                                Case 1 : H = "ص"
                                Case Else : H = "ت"
                            End Select
                        Case 5
                            Select Case method
                                Case 1 : H = "ض"
                                Case Else : H = "ث"
                            End Select
                        Case 6
                            Select Case method
                                Case 1 : H = "ز"
                                Case Else : H = "خ"
                            End Select
                        Case 7
                            Select Case method
                                Case 1 : H = "ث"
                                Case Else : H = "ذ"
                            End Select
                        Case 8
                            Select Case method
                                Case 1 : H = "ط"
                                Case Else : H = "ض"
                            End Select
                        Case 9
                            Select Case method
                                Case 1 : H = "غ"
                                Case Else : H = "ظ"
                            End Select
                    End Select
            End Select
            GH = GH &amp; H
            ReDim H
            H = ""
        Next
        If CInt(hpart(counter)) &gt; 0 Then
            For counted = 1 To counter - 1
                Select Case method
                    Case 1 : GH = GH &amp; "ظ"
                    Case Else : GH = GH &amp; "غ"
                End Select
            Next
        Else
        End If
    Next
    ReDim hpart(19)
    Select Case htype
        Case "ULVI" : GH = GH &amp; "ئيل"
        Case "SUFLI" : GH = GH &amp; "يوش"
        Case "ŞER" : GH = GH &amp; "طيش"
        Case Else : GH = GH &amp; htype
    End Select
    ReDim suffix, preffix
    HUDDAM = GH
End Sub
Sub NUMEROLOG(Optional metin As String, Optional tablo As String, Optional outas As Variant, Optional shadda As Variant) As String
    Dim SM, S, C, D, N, sesli, sessiz, err, counter, space, hrk As Integer : NUMEROLOG = 0 : S = 0 : N = 0 : sesli = 0 : sessiz = 0
    Dim M, nitem, nesoohc, choosen As String : nitem = "" : err = 0 : tablo = LCase(tablo) : metin = UCase(metin)
    Select Case tablo
        Case "date"
            S = CLng(CStr(Year(CLng(metin))) &amp; CStr(Month(CLng(metin))) &amp; CStr(Day(CLng(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Lng(NUMEROLOG(M, tablo, outas, 1))
                                            C = C + 1
                                        Loop Until S &lt;&gt; 0
                                    Case Else : err = 3
                                End Select
                                hrk = hrk + 1
                            Case "ٰ"
                                C = 1
                                Do
                                    M = MID(metin, counter - C, 1)
                                    If M = "ـ" Then S = CLng(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Sub
Sub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Sub
Sub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Sub
Sub HEPART(Optional npotent As Long, Optional memec As Integer) As Double
    Dim result      As Double
    Dim R, kat	As Double: kat = 2
    result = 0
    On Error GoTo 726
    If DUZLE((result - 30) / 4) &lt; 1 Then
        Do
            result = npotent * kat
            R = DUZLE((result - 30) / 4)
            kat = kat + 1
        Loop Until 1 &lt;= R
    Else
        result = npotent
    EndIf
    ReDim result
    If memec = 1 Then
        HEPART = kat - 1
    Else
        HEPART = result
    EndIf
    726 If result = 0 Then MsgBox "HEPART() için değişken seçimlik değil; fakat, makrolar harika çalışıyorlar"
End Sub
Sub RAKAMTOPLA(Optional valuez As Long, Optional d1g1tamount As Integer) As String
    Dim hepsi       As String
    Dim counter     As Integer
    Dim NewSum, choosen As Long
    If d1g1tamount = 0 Then
        hepsi = CStr(valuez)
        Do Until LEN(CStr(valuez)) = 1
            NewSum = 0
            For counter = 1 To LEN(CStr(valuez))
                choosen = CLng(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Sub
Sub NEWLINE(Optional amount As Long) As String
    Dim rows As Long
    Dim NL As String : NL = ""
    For rows = 1 To amount
        NL = NL &amp; Chr(10) &amp; Chr(13)
    Next rows
    NEWLINE = NL
End Sub
Function ASGAR(Optional harf As String, Optional level As Integer) As String
    Dim C           As Long
    Select Case level
        Case &gt; 1 : C = ABJAD(harf, level, 1)
        Case Else : C = ABJAD(harf, 1, 1)
    End Select
    If C &gt; 12 Then
        ASGAR = C - (12 * DUZLE(C / 12))
    Else
        ASGAR = C
    End If
End Function
Function DUZLE(Optional numbertofloor As Double) As Long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